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4.415cm"/>
    </style:style>
    <style:style style:name="co6" style:family="table-column">
      <style:table-column-properties fo:break-before="auto" style:column-width="4.454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10.084cm"/>
    </style:style>
    <style:style style:name="co9" style:family="table-column">
      <style:table-column-properties fo:break-before="auto" style:column-width="57.99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_animals_repli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ncept_expression</text:p>
          </table:table-cell>
          <table:table-cell office:value-type="string" calcext:value-type="string">
            <text:p>real_concept_name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comparison_instances</text:p>
          </table:table-cell>
          <table:table-cell office:value-type="string" calcext:value-type="string">
            <text:p>best_counterfactual(s)_minimum</text:p>
          </table:table-cell>
          <table:table-cell office:value-type="string" calcext:value-type="string">
            <text:p>best_counterfactual(s)_average</text:p>
          </table:table-cell>
          <table:table-cell office:value-type="string" calcext:value-type="string">
            <text:p>counterfactuals</text:p>
          </table:table-cell>
          <table:table-cell office:value-type="string" calcext:value-type="string">
            <text:p>Likeliness_scores</text:p>
          </table:table-cell>
          <table:table-cell office:value-type="string" calcext:value-type="string">
            <text:p>positive examples</text:p>
          </table:table-cell>
          <table:table-cell office:value-type="string" calcext:value-type="string">
            <text:p>negative examples</text:p>
          </table:table-cell>
        </table:table-row>
        <table:table-row table:style-name="ro1">
          <table:table-cell office:value-type="string" calcext:value-type="string">
            <text:p>HasEggs and Homeothermic and hasLegs and (habitat some Water) and (hasCovering some Feathers)</text:p>
          </table:table-cell>
          <table:table-cell table:number-columns-repeated="2" office:value-type="string" calcext:value-type="string">
            <text:p>penguin01</text:p>
          </table:table-cell>
          <table:table-cell office:value-type="string" calcext:value-type="string">
            <text:p>[OWLNamedIndividual(IRI('http://dl-learner.org/benchmark/dataset/animals#','dragon01')), OWLNamedIndividual(IRI('http://dl-learner.org/benchmark/dataset/animals#','herring01')), OWLNamedIndividual(IRI('http://dl-learner.org/benchmark/dataset/animals#','turtle01')), OWLNamedIndividual(IRI('http://dl-learner.org/benchmark/dataset/animals#','dog01')), OWLNamedIndividual(IRI('http://dl-learner.org/benchmark/dataset/animals#','boy01')), OWLNamedIndividual(IRI('http://dl-learner.org/benchmark/dataset/animals#','trex01')), OWLNamedIndividual(IRI('http://dl-learner.org/benchmark/dataset/animals#','lizard01')), OWLNamedIndividual(IRI('http://dl-learner.org/benchmark/dataset/animals#','girl01')), OWLNamedIndividual(IRI('http://dl-learner.org/benchmark/dataset/animals#','eel01')), OWLNamedIndividual(IRI('http://dl-learner.org/benchmark/dataset/animals#','cat01')), OWLNamedIndividual(IRI('http://dl-learner.org/benchmark/dataset/animals#','platypus01')), OWLNamedIndividual(IRI('http://dl-learner.org/benchmark/dataset/animals#','croco01')), OWLNamedIndividual(IRI('http://dl-learner.org/benchmark/dataset/animals#','dolphin01')), OWLNamedIndividual(IRI('http://dl-learner.org/benchmark/dataset/animals#','trout01')), OWLNamedIndividual(IRI('http://dl-learner.org/benchmark/dataset/animals#','bat01')), OWLNamedIndividual(IRI('http://dl-learner.org/benchmark/dataset/animals#','eagle01')), OWLNamedIndividual(IRI('http://dl-learner.org/benchmark/dataset/animals#','ostrich01')), OWLNamedIndividual(IRI('http://dl-learner.org/benchmark/dataset/animals#','shark01')), OWLNamedIndividual(IRI('http://dl-learner.org/benchmark/dataset/animals#','snake01'))]</text:p>
          </table:table-cell>
          <table:table-cell office:value-type="string" calcext:value-type="string">
            <text:p>[{'candidate': frozenset({OWLObjectSomeValuesFrom(property=OWLObjectProperty(IRI('http://dl-learner.org/benchmark/dataset/animals#','habitat')),filler=OWLClass(IRI('http://dl-learner.org/benchmark/dataset/animals#','Water')))}), 'change_count': '1'}]</text:p>
          </table:table-cell>
          <table:table-cell office:value-type="string" calcext:value-type="string">
            <text:p>[{'candidate': frozenset({OWLObjectSomeValuesFrom(property=OWLObjectProperty(IRI('http://dl-learner.org/benchmark/dataset/animals#','hasCovering')),filler=OWLClass(IRI('http://dl-learner.org/benchmark/dataset/animals#','Feathers')))}), 'change_count': '1'}]</text:p>
          </table:table-cell>
          <table:table-cell office:value-type="string" calcext:value-type="string">
            <text:p>{'Candidate0': {'candidate': frozenset({OWLClass(IRI('http://dl-learner.org/benchmark/dataset/animals#','hasLegs'))}), 'change_count': '1'}, 'Candidate1': {'candidate': frozenset({OWLClass(IRI('http://dl-learner.org/benchmark/dataset/animals#','HasEggs'))}), 'change_count': '1'}, 'Candidate2': {'candidate': frozenset({OWLClass(IRI('http://dl-learner.org/benchmark/dataset/animals#','Homeothermic'))}), 'change_count': '1'}, 'Candidate3': {'candidate': frozenset({OWLObjectSomeValuesFrom(property=OWLObjectProperty(IRI('http://dl-learner.org/benchmark/dataset/animals#','habitat')),filler=OWLClass(IRI('http://dl-learner.org/benchmark/dataset/animals#','Water')))}), 'change_count': '1'}, 'Candidate4': {'candidate': frozenset({OWLObjectSomeValuesFrom(property=OWLObjectProperty(IRI('http://dl-learner.org/benchmark/dataset/animals#','hasCovering')),filler=OWLClass(IRI('http://dl-learner.org/benchmark/dataset/animals#','Feathers')))}), 'change_count': '1'}}</text:p>
          </table:table-cell>
          <table:table-cell office:value-type="string" calcext:value-type="string">
            <text:p>{'0': {'concept': frozenset({OWLClass(IRI('http://dl-learner.org/benchmark/dataset/animals#','hasLegs'))}), 'lowest_distance': 2, 'all_comparisons': {OWLNamedIndividual(IRI('http://dl-learner.org/benchmark/dataset/animals#','dragon01')): 4, OWLNamedIndividual(IRI('http://dl-learner.org/benchmark/dataset/animals#','herring01')): 5, OWLNamedIndividual(IRI('http://dl-learner.org/benchmark/dataset/animals#','turtle01')): 4, OWLNamedIndividual(IRI('http://dl-learner.org/benchmark/dataset/animals#','dog01')): 7, OWLNamedIndividual(IRI('http://dl-learner.org/benchmark/dataset/animals#','boy01')): 8, OWLNamedIndividual(IRI('http://dl-learner.org/benchmark/dataset/animals#','trex01')): 6, OWLNamedIndividual(IRI('http://dl-learner.org/benchmark/dataset/animals#','lizard01')): 6, OWLNamedIndividual(IRI('http://dl-learner.org/benchmark/dataset/animals#','girl01')): 8, OWLNamedIndividual(IRI('http://dl-learner.org/benchmark/dataset/animals#','eel01')): 3, OWLNamedIndividual(IRI('http://dl-learner.org/benchmark/dataset/animals#','cat01')): 4, OWLNamedIndividual(IRI('http://dl-learner.org/benchmark/dataset/animals#','platypus01')): 4, OWLNamedIndividual(IRI('http://dl-learner.org/benchmark/dataset/animals#','croco01')): 5, OWLNamedIndividual(IRI('http://dl-learner.org/benchmark/dataset/animals#','dolphin01')): 3, OWLNamedIndividual(IRI('http://dl-learner.org/benchmark/dataset/animals#','trout01')): 4, OWLNamedIndividual(IRI('http://dl-learner.org/benchmark/dataset/animals#','bat01')): 8, OWLNamedIndividual(IRI('http://dl-learner.org/benchmark/dataset/animals#','eagle01')): 4, OWLNamedIndividual(IRI('http://dl-learner.org/benchmark/dataset/animals#','ostrich01')): 3, OWLNamedIndividual(IRI('http://dl-learner.org/benchmark/dataset/animals#','shark01')): 2, OWLNamedIndividual(IRI('http://dl-learner.org/benchmark/dataset/animals#','snake01')): 5}}, '1': {'concept': frozenset({OWLClass(IRI('http://dl-learner.org/benchmark/dataset/animals#','HasEggs'))}), 'lowest_distance': 3, 'all_comparisons': {OWLNamedIndividual(IRI('http://dl-learner.org/benchmark/dataset/animals#','dragon01')): 4, OWLNamedIndividual(IRI('http://dl-learner.org/benchmark/dataset/animals#','herring01')): 5, OWLNamedIndividual(IRI('http://dl-learner.org/benchmark/dataset/animals#','turtle01')): 4, OWLNamedIndividual(IRI('http://dl-learner.org/benchmark/dataset/animals#','dog01')): 5, OWLNamedIndividual(IRI('http://dl-learner.org/benchmark/dataset/animals#','boy01')): 6, OWLNamedIndividual(IRI('http://dl-learner.org/benchmark/dataset/animals#','trex01')): 6, OWLNamedIndividual(IRI('http://dl-learner.org/benchmark/dataset/animals#','lizard01')): 6, OWLNamedIndividual(IRI('http://dl-learner.org/benchmark/dataset/animals#','girl01')): 6, OWLNamedIndividual(IRI('http://dl-learner.org/benchmark/dataset/animals#','eel01')): 5, OWLNamedIndividual(IRI('http://dl-learner.org/benchmark/dataset/animals#','cat01')): 4, OWLNamedIndividual(IRI('http://dl-learner.org/benchmark/dataset/animals#','platypus01')): 4, OWLNamedIndividual(IRI('http://dl-learner.org/benchmark/dataset/animals#','croco01')): 5, OWLNamedIndividual(IRI('http://dl-learner.org/benchmark/dataset/animals#','dolphin01')): 3, OWLNamedIndividual(IRI('http://dl-learner.org/benchmark/dataset/animals#','trout01')): 6, OWLNamedIndividual(IRI('http://dl-learner.org/benchmark/dataset/animals#','bat01')): 6, OWLNamedIndividual(IRI('http://dl-learner.org/benchmark/dataset/animals#','eagle01')): 4, OWLNamedIndividual(IRI('http://dl-learner.org/benchmark/dataset/animals#','ostrich01')): 3, OWLNamedIndividual(IRI('http://dl-learner.org/benchmark/dataset/animals#','shark01')): 4, OWLNamedIndividual(IRI('http://dl-learner.org/benchmark/dataset/animals#','snake01')): 7}}, '2': {'concept': frozenset({OWLClass(IRI('http://dl-learner.org/benchmark/dataset/animals#','Homeothermic'))}), 'lowest_distance': 2, 'all_comparisons': {OWLNamedIndividual(IRI('http://dl-learner.org/benchmark/dataset/animals#','dragon01')): 4, OWLNamedIndividual(IRI('http://dl-learner.org/benchmark/dataset/animals#','herring01')): 3, OWLNamedIndividual(IRI('http://dl-learner.org/benchmark/dataset/animals#','turtle01')): 2, OWLNamedIndividual(IRI('http://dl-learner.org/benchmark/dataset/animals#','dog01')): 7, OWLNamedIndividual(IRI('http://dl-learner.org/benchmark/dataset/animals#','boy01')): 6, OWLNamedIndividual(IRI('http://dl-learner.org/benchmark/dataset/animals#','trex01')): 4, OWLNamedIndividual(IRI('http://dl-learner.org/benchmark/dataset/animals#','lizard01')): 4, OWLNamedIndividual(IRI('http://dl-learner.org/benchmark/dataset/animals#','girl01')): 6, OWLNamedIndividual(IRI('http://dl-learner.org/benchmark/dataset/animals#','eel01')): 3, OWLNamedIndividual(IRI('http://dl-learner.org/benchmark/dataset/animals#','cat01')): 6, OWLNamedIndividual(IRI('http://dl-learner.org/benchmark/dataset/animals#','platypus01')): 4, OWLNamedIndividual(IRI('http://dl-learner.org/benchmark/dataset/animals#','croco01')): 3, OWLNamedIndividual(IRI('http://dl-learner.org/benchmark/dataset/animals#','dolphin01')): 5, OWLNamedIndividual(IRI('http://dl-learner.org/benchmark/dataset/animals#','trout01')): 4, OWLNamedIndividual(IRI('http://dl-learner.org/benchmark/dataset/animals#','bat01')): 8, OWLNamedIndividual(IRI('http://dl-learner.org/benchmark/dataset/animals#','eagle01')): 4, OWLNamedIndividual(IRI('http://dl-learner.org/benchmark/dataset/animals#','ostrich01')): 3, OWLNamedIndividual(IRI('http://dl-learner.org/benchmark/dataset/animals#','shark01')): 4, OWLNamedIndividual(IRI('http://dl-learner.org/benchmark/dataset/animals#','snake01')): 5}}, '3': {'concept': frozenset({OWLObjectSomeValuesFrom(property=OWLObjectProperty(IRI('http://dl-learner.org/benchmark/dataset/animals#','habitat')),filler=OWLClass(IRI('http://dl-learner.org/benchmark/dataset/animals#','Water')))}), 'lowest_distance': 1, 'all_comparisons': {OWLNamedIndividual(IRI('http://dl-learner.org/benchmark/dataset/animals#','dragon01')): 4, OWLNamedIndividual(IRI('http://dl-learner.org/benchmark/dataset/animals#','herring01')): 5, OWLNamedIndividual(IRI('http://dl-learner.org/benchmark/dataset/animals#','turtle01')): 4, OWLNamedIndividual(IRI('http://dl-learner.org/benchmark/dataset/animals#','dog01')): 5, OWLNamedIndividual(IRI('http://dl-learner.org/benchmark/dataset/animals#','boy01')): 6, OWLNamedIndividual(IRI('http://dl-learner.org/benchmark/dataset/animals#','trex01')): 4, OWLNamedIndividual(IRI('http://dl-learner.org/benchmark/dataset/animals#','lizard01')): 4, OWLNamedIndividual(IRI('http://dl-learner.org/benchmark/dataset/animals#','girl01')): 6, OWLNamedIndividual(IRI('http://dl-learner.org/benchmark/dataset/animals#','eel01')): 5, OWLNamedIndividual(IRI('http://dl-learner.org/benchmark/dataset/animals#','cat01')): 4, OWLNamedIndividual(IRI('http://dl-learner.org/benchmark/dataset/animals#','platypus01')): 4, OWLNamedIndividual(IRI('http://dl-learner.org/benchmark/dataset/animals#','croco01')): 5, OWLNamedIndividual(IRI('http://dl-learner.org/benchmark/dataset/animals#','dolphin01')): 5, OWLNamedIndividual(IRI('http://dl-learner.org/benchmark/dataset/animals#','trout01')): 6, OWLNamedIndividual(IRI('http://dl-learner.org/benchmark/dataset/animals#','bat01')): 6, OWLNamedIndividual(IRI('http://dl-learner.org/benchmark/dataset/animals#','eagle01')): 2, OWLNamedIndividual(IRI('http://dl-learner.org/benchmark/dataset/animals#','ostrich01')): 1, OWLNamedIndividual(IRI('http://dl-learner.org/benchmark/dataset/animals#','shark01')): 4, OWLNamedIndividual(IRI('http://dl-learner.org/benchmark/dataset/animals#','snake01')): 5}}, '4': {'concept': frozenset({OWLObjectSomeValuesFrom(property=OWLObjectProperty(IRI('http://dl-learner.org/benchmark/dataset/animals#','hasCovering')),filler=OWLClass(IRI('http://dl-learner.org/benchmark/dataset/animals#','Feathers')))}), 'lowest_distance': 2, 'all_comparisons': {OWLNamedIndividual(IRI('http://dl-learner.org/benchmark/dataset/animals#','dragon01')): 4, OWLNamedIndividual(IRI('http://dl-learner.org/benchmark/dataset/animals#','herring01')): 3, OWLNamedIndividual(IRI('http://dl-learner.org/benchmark/dataset/animals#','turtle01')): 2, OWLNamedIndividual(IRI('http://dl-learner.org/benchmark/dataset/animals#','dog01')): 5, OWLNamedIndividual(IRI('http://dl-learner.org/benchmark/dataset/animals#','boy01')): 6, OWLNamedIndividual(IRI('http://dl-learner.org/benchmark/dataset/animals#','trex01')): 4, OWLNamedIndividual(IRI('http://dl-learner.org/benchmark/dataset/animals#','lizard01')): 4, OWLNamedIndividual(IRI('http://dl-learner.org/benchmark/dataset/animals#','girl01')): 6, OWLNamedIndividual(IRI('http://dl-learner.org/benchmark/dataset/animals#','eel01')): 3, OWLNamedIndividual(IRI('http://dl-learner.org/benchmark/dataset/animals#','cat01')): 4, OWLNamedIndividual(IRI('http://dl-learner.org/benchmark/dataset/animals#','platypus01')): 2, OWLNamedIndividual(IRI('http://dl-learner.org/benchmark/dataset/animals#','croco01')): 3, OWLNamedIndividual(IRI('http://dl-learner.org/benchmark/dataset/animals#','dolphin01')): 3, OWLNamedIndividual(IRI('http://dl-learner.org/benchmark/dataset/animals#','trout01')): 4, OWLNamedIndividual(IRI('http://dl-learner.org/benchmark/dataset/animals#','bat01')): 6, OWLNamedIndividual(IRI('http://dl-learner.org/benchmark/dataset/animals#','eagle01')): 4, OWLNamedIndividual(IRI('http://dl-learner.org/benchmark/dataset/animals#','ostrich01')): 3, OWLNamedIndividual(IRI('http://dl-learner.org/benchmark/dataset/animals#','shark01')): 2, OWLNamedIndividual(IRI('http://dl-learner.org/benchmark/dataset/animals#','snake01')): 5}}}</text:p>
          </table:table-cell>
          <table:table-cell office:value-type="string" calcext:value-type="string">
            <text:p>('http://dl-learner.org/benchmark/dataset/animals#penguin01',)</text:p>
          </table:table-cell>
          <table:table-cell office:value-type="string" calcext:value-type="string">
            <text:p>('http://dl-learner.org/benchmark/dataset/animals#dragon01', 'http://dl-learner.org/benchmark/dataset/animals#herring01', 'http://dl-learner.org/benchmark/dataset/animals#turtle01', 'http://dl-learner.org/benchmark/dataset/animals#dog01', 'http://dl-learner.org/benchmark/dataset/animals#boy01', 'http://dl-learner.org/benchmark/dataset/animals#trex01', 'http://dl-learner.org/benchmark/dataset/animals#lizard01', 'http://dl-learner.org/benchmark/dataset/animals#girl01', 'http://dl-learner.org/benchmark/dataset/animals#eel01', 'http://dl-learner.org/benchmark/dataset/animals#cat01', 'http://dl-learner.org/benchmark/dataset/animals#platypus01', 'http://dl-learner.org/benchmark/dataset/animals#croco01', 'http://dl-learner.org/benchmark/dataset/animals#dolphin01', 'http://dl-learner.org/benchmark/dataset/animals#trout01', 'http://dl-learner.org/benchmark/dataset/animals#bat01', 'http://dl-learner.org/benchmark/dataset/animals#eagle01', 'http://dl-learner.org/benchmark/dataset/animals#ostrich01', 'http://dl-learner.org/benchmark/dataset/animals#shark01', 'http://dl-learner.org/benchmark/dataset/animals#snake01')</text:p>
          </table:table-cell>
        </table:table-row>
        <table:table-row table:style-name="ro1">
          <table:table-cell office:value-type="string" calcext:value-type="string">
            <text:p>OWLClass(IRI('http://www.w3.org/2002/07/owl#','Thing'))</text:p>
          </table:table-cell>
          <table:table-cell table:number-columns-repeated="2" office:value-type="string" calcext:value-type="string">
            <text:p>dragon01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('http://dl-learner.org/benchmark/dataset/animals#dragon01',)</text:p>
          </table:table-cell>
          <table:table-cell office:value-type="string" calcext:value-type="string">
            <text:p>('http://dl-learner.org/benchmark/dataset/animals#penguin01', 'http://dl-learner.org/benchmark/dataset/animals#herring01', 'http://dl-learner.org/benchmark/dataset/animals#turtle01', 'http://dl-learner.org/benchmark/dataset/animals#dog01', 'http://dl-learner.org/benchmark/dataset/animals#boy01', 'http://dl-learner.org/benchmark/dataset/animals#trex01', 'http://dl-learner.org/benchmark/dataset/animals#lizard01', 'http://dl-learner.org/benchmark/dataset/animals#girl01', 'http://dl-learner.org/benchmark/dataset/animals#eel01', 'http://dl-learner.org/benchmark/dataset/animals#cat01', 'http://dl-learner.org/benchmark/dataset/animals#platypus01', 'http://dl-learner.org/benchmark/dataset/animals#croco01', 'http://dl-learner.org/benchmark/dataset/animals#dolphin01', 'http://dl-learner.org/benchmark/dataset/animals#trout01', 'http://dl-learner.org/benchmark/dataset/animals#bat01', 'http://dl-learner.org/benchmark/dataset/animals#eagle01', 'http://dl-learner.org/benchmark/dataset/animals#ostrich01', 'http://dl-learner.org/benchmark/dataset/animals#shark01', 'http://dl-learner.org/benchmark/dataset/animals#snake01')</text:p>
          </table:table-cell>
        </table:table-row>
        <table:table-row table:style-name="ro1">
          <table:table-cell office:value-type="string" calcext:value-type="string">
            <text:p>HasGills and hasLegs and (hasCovering some Thing)</text:p>
          </table:table-cell>
          <table:table-cell table:number-columns-repeated="2" office:value-type="string" calcext:value-type="string">
            <text:p>herring01</text:p>
          </table:table-cell>
          <table:table-cell office:value-type="string" calcext:value-type="string">
            <text:p>[OWLNamedIndividual(IRI('http://dl-learner.org/benchmark/dataset/animals#','penguin01')), OWLNamedIndividual(IRI('http://dl-learner.org/benchmark/dataset/animals#','dragon01')), OWLNamedIndividual(IRI('http://dl-learner.org/benchmark/dataset/animals#','turtle01')), OWLNamedIndividual(IRI('http://dl-learner.org/benchmark/dataset/animals#','dog01')), OWLNamedIndividual(IRI('http://dl-learner.org/benchmark/dataset/animals#','boy01')), OWLNamedIndividual(IRI('http://dl-learner.org/benchmark/dataset/animals#','trex01')), OWLNamedIndividual(IRI('http://dl-learner.org/benchmark/dataset/animals#','lizard01')), OWLNamedIndividual(IRI('http://dl-learner.org/benchmark/dataset/animals#','girl01')), OWLNamedIndividual(IRI('http://dl-learner.org/benchmark/dataset/animals#','eel01')), OWLNamedIndividual(IRI('http://dl-learner.org/benchmark/dataset/animals#','cat01')), OWLNamedIndividual(IRI('http://dl-learner.org/benchmark/dataset/animals#','platypus01')), OWLNamedIndividual(IRI('http://dl-learner.org/benchmark/dataset/animals#','croco01')), OWLNamedIndividual(IRI('http://dl-learner.org/benchmark/dataset/animals#','dolphin01')), OWLNamedIndividual(IRI('http://dl-learner.org/benchmark/dataset/animals#','trout01')), OWLNamedIndividual(IRI('http://dl-learner.org/benchmark/dataset/animals#','bat01')), OWLNamedIndividual(IRI('http://dl-learner.org/benchmark/dataset/animals#','eagle01')), OWLNamedIndividual(IRI('http://dl-learner.org/benchmark/dataset/animals#','ostrich01')), OWLNamedIndividual(IRI('http://dl-learner.org/benchmark/dataset/animals#','shark01')), OWLNamedIndividual(IRI('http://dl-learner.org/benchmark/dataset/animals#','snake01'))]</text:p>
          </table:table-cell>
          <table:table-cell office:value-type="string" calcext:value-type="string">
            <text:p>[{'candidate': frozenset({OWLClass(IRI('http://dl-learner.org/benchmark/dataset/animals#','hasLegs'))}), 'change_count': '1'}, {'candidate': frozenset({OWLClass(IRI('http://dl-learner.org/benchmark/dataset/animals#','HasGills'))}), 'change_count': '1'}]</text:p>
          </table:table-cell>
          <table:table-cell office:value-type="string" calcext:value-type="string">
            <text:p>[{'candidate': frozenset({OWLClass(IRI('http://dl-learner.org/benchmark/dataset/animals#','HasGills'))}), 'change_count': '1'}]</text:p>
          </table:table-cell>
          <table:table-cell office:value-type="string" calcext:value-type="string">
            <text:p>{'Candidate0': {'candidate': frozenset({OWLClass(IRI('http://dl-learner.org/benchmark/dataset/animals#','hasLegs'))}), 'change_count': '1'}, 'Candidate1': {'candidate': frozenset({OWLObjectSomeValuesFrom(property=OWLObjectProperty(IRI('http://dl-learner.org/benchmark/dataset/animals#','hasCovering')),filler=OWLClass(IRI('http://www.w3.org/2002/07/owl#','Thing')))}), 'change_count': '1'}, 'Candidate2': {'candidate': frozenset({OWLClass(IRI('http://dl-learner.org/benchmark/dataset/animals#','HasGills'))}), 'change_count': '1'}}</text:p>
          </table:table-cell>
          <table:table-cell office:value-type="string" calcext:value-type="string">
            <text:p>{'0': {'concept': frozenset({OWLClass(IRI('http://dl-learner.org/benchmark/dataset/animals#','hasLegs'))}), 'lowest_distance': 0, 'all_comparisons': {OWLNamedIndividual(IRI('http://dl-learner.org/benchmark/dataset/animals#','penguin01')): 5, OWLNamedIndividual(IRI('http://dl-learner.org/benchmark/dataset/animals#','dragon01')): 4, OWLNamedIndividual(IRI('http://dl-learner.org/benchmark/dataset/animals#','turtle01')): 2, OWLNamedIndividual(IRI('http://dl-learner.org/benchmark/dataset/animals#','dog01')): 9, OWLNamedIndividual(IRI('http://dl-learner.org/benchmark/dataset/animals#','boy01')): 8, OWLNamedIndividual(IRI('http://dl-learner.org/benchmark/dataset/animals#','trex01')): 4, OWLNamedIndividual(IRI('http://dl-learner.org/benchmark/dataset/animals#','lizard01')): 4, OWLNamedIndividual(IRI('http://dl-learner.org/benchmark/dataset/animals#','girl01')): 8, OWLNamedIndividual(IRI('http://dl-learner.org/benchmark/dataset/animals#','eel01')): 1, OWLNamedIndividual(IRI('http://dl-learner.org/benchmark/dataset/animals#','cat01')): 6, OWLNamedIndividual(IRI('http://dl-learner.org/benchmark/dataset/animals#','platypus01')): 6, OWLNamedIndividual(IRI('http://dl-learner.org/benchmark/dataset/animals#','croco01')): 3, OWLNamedIndividual(IRI('http://dl-learner.org/benchmark/dataset/animals#','dolphin01')): 5, OWLNamedIndividual(IRI('http://dl-learner.org/benchmark/dataset/animals#','trout01')): 0, OWLNamedIndividual(IRI('http://dl-learner.org/benchmark/dataset/animals#','bat01')): 10, OWLNamedIndividual(IRI('http://dl-learner.org/benchmark/dataset/animals#','eagle01')): 8, OWLNamedIndividual(IRI('http://dl-learner.org/benchmark/dataset/animals#','ostrich01')): 7, OWLNamedIndividual(IRI('http://dl-learner.org/benchmark/dataset/animals#','shark01')): 2, OWLNamedIndividual(IRI('http://dl-learner.org/benchmark/dataset/animals#','snake01')): 3}}, '1': {'concept': frozenset({OWLObjectSomeValuesFrom(property=OWLObjectProperty(IRI('http://dl-learner.org/benchmark/dataset/animals#','hasCovering')),filler=OWLClass(IRI('http://www.w3.org/2002/07/owl#','Thing')))}), 'lowest_distance': 1, 'all_comparisons': {OWLNamedIndividual(IRI('http://dl-learner.org/benchmark/dataset/animals#','penguin01')): 3, OWLNamedIndividual(IRI('http://dl-learner.org/benchmark/dataset/animals#','dragon01')): 4, OWLNamedIndividual(IRI('http://dl-learner.org/benchmark/dataset/animals#','turtle01')): 2, OWLNamedIndividual(IRI('http://dl-learner.org/benchmark/dataset/animals#','dog01')): 7, OWLNamedIndividual(IRI('http://dl-learner.org/benchmark/dataset/animals#','boy01')): 6, OWLNamedIndividual(IRI('http://dl-learner.org/benchmark/dataset/animals#','trex01')): 4, OWLNamedIndividual(IRI('http://dl-learner.org/benchmark/dataset/animals#','lizard01')): 4, OWLNamedIndividual(IRI('http://dl-learner.org/benchmark/dataset/animals#','girl01')): 6, OWLNamedIndividual(IRI('http://dl-learner.org/benchmark/dataset/animals#','eel01')): 1, OWLNamedIndividual(IRI('http://dl-learner.org/benchmark/dataset/animals#','cat01')): 6, OWLNamedIndividual(IRI('http://dl-learner.org/benchmark/dataset/animals#','platypus01')): 4, OWLNamedIndividual(IRI('http://dl-learner.org/benchmark/dataset/animals#','croco01')): 3, OWLNamedIndividual(IRI('http://dl-learner.org/benchmark/dataset/animals#','dolphin01')): 5, OWLNamedIndividual(IRI('http://dl-learner.org/benchmark/dataset/animals#','trout01')): 2, OWLNamedIndividual(IRI('http://dl-learner.org/benchmark/dataset/animals#','bat01')): 8, OWLNamedIndividual(IRI('http://dl-learner.org/benchmark/dataset/animals#','eagle01')): 6, OWLNamedIndividual(IRI('http://dl-learner.org/benchmark/dataset/animals#','ostrich01')): 5, OWLNamedIndividual(IRI('http://dl-learner.org/benchmark/dataset/animals#','shark01')): 2, OWLNamedIndividual(IRI('http://dl-learner.org/benchmark/dataset/animals#','snake01')): 5}}, '2': {'concept': frozenset({OWLClass(IRI('http://dl-learner.org/benchmark/dataset/animals#','HasGills'))}), 'lowest_distance': 0, 'all_comparisons': {OWLNamedIndividual(IRI('http://dl-learner.org/benchmark/dataset/animals#','penguin01')): 3, OWLNamedIndividual(IRI('http://dl-learner.org/benchmark/dataset/animals#','dragon01')): 4, OWLNamedIndividual(IRI('http://dl-learner.org/benchmark/dataset/animals#','turtle01')): 0, OWLNamedIndividual(IRI('http://dl-learner.org/benchmark/dataset/animals#','dog01')): 7, OWLNamedIndividual(IRI('http://dl-learner.org/benchmark/dataset/animals#','boy01')): 6, OWLNamedIndividual(IRI('http://dl-learner.org/benchmark/dataset/animals#','trex01')): 2, OWLNamedIndividual(IRI('http://dl-learner.org/benchmark/dataset/animals#','lizard01')): 2, OWLNamedIndividual(IRI('http://dl-learner.org/benchmark/dataset/animals#','girl01')): 6, OWLNamedIndividual(IRI('http://dl-learner.org/benchmark/dataset/animals#','eel01')): 3, OWLNamedIndividual(IRI('http://dl-learner.org/benchmark/dataset/animals#','cat01')): 6, OWLNamedIndividual(IRI('http://dl-learner.org/benchmark/dataset/animals#','platypus01')): 4, OWLNamedIndividual(IRI('http://dl-learner.org/benchmark/dataset/animals#','croco01')): 1, OWLNamedIndividual(IRI('http://dl-learner.org/benchmark/dataset/animals#','dolphin01')): 5, OWLNamedIndividual(IRI('http://dl-learner.org/benchmark/dataset/animals#','trout01')): 2, OWLNamedIndividual(IRI('http://dl-learner.org/benchmark/dataset/animals#','bat01')): 8, OWLNamedIndividual(IRI('http://dl-learner.org/benchmark/dataset/animals#','eagle01')): 6, OWLNamedIndividual(IRI('http://dl-learner.org/benchmark/dataset/animals#','ostrich01')): 5, OWLNamedIndividual(IRI('http://dl-learner.org/benchmark/dataset/animals#','shark01')): 4, OWLNamedIndividual(IRI('http://dl-learner.org/benchmark/dataset/animals#','snake01')): 3}}}</text:p>
          </table:table-cell>
          <table:table-cell office:value-type="string" calcext:value-type="string">
            <text:p>('http://dl-learner.org/benchmark/dataset/animals#herring01',)</text:p>
          </table:table-cell>
          <table:table-cell office:value-type="string" calcext:value-type="string">
            <text:p>('http://dl-learner.org/benchmark/dataset/animals#penguin01', 'http://dl-learner.org/benchmark/dataset/animals#dragon01', 'http://dl-learner.org/benchmark/dataset/animals#turtle01', 'http://dl-learner.org/benchmark/dataset/animals#dog01', 'http://dl-learner.org/benchmark/dataset/animals#boy01', 'http://dl-learner.org/benchmark/dataset/animals#trex01', 'http://dl-learner.org/benchmark/dataset/animals#lizard01', 'http://dl-learner.org/benchmark/dataset/animals#girl01', 'http://dl-learner.org/benchmark/dataset/animals#eel01', 'http://dl-learner.org/benchmark/dataset/animals#cat01', 'http://dl-learner.org/benchmark/dataset/animals#platypus01', 'http://dl-learner.org/benchmark/dataset/animals#croco01', 'http://dl-learner.org/benchmark/dataset/animals#dolphin01', 'http://dl-learner.org/benchmark/dataset/animals#trout01', 'http://dl-learner.org/benchmark/dataset/animals#bat01', 'http://dl-learner.org/benchmark/dataset/animals#eagle01', 'http://dl-learner.org/benchmark/dataset/animals#ostrich01', 'http://dl-learner.org/benchmark/dataset/animals#shark01', 'http://dl-learner.org/benchmark/dataset/animals#snake01')</text:p>
          </table:table-cell>
        </table:table-row>
        <table:table-row table:style-name="ro1">
          <table:table-cell office:value-type="string" calcext:value-type="string">
            <text:p>HasEggs and hasLegs and (hasCovering some Scales)</text:p>
          </table:table-cell>
          <table:table-cell table:number-columns-repeated="2" office:value-type="string" calcext:value-type="string">
            <text:p>turtle01</text:p>
          </table:table-cell>
          <table:table-cell office:value-type="string" calcext:value-type="string">
            <text:p>[OWLNamedIndividual(IRI('http://dl-learner.org/benchmark/dataset/animals#','penguin01')), OWLNamedIndividual(IRI('http://dl-learner.org/benchmark/dataset/animals#','dragon01')), OWLNamedIndividual(IRI('http://dl-learner.org/benchmark/dataset/animals#','herring01')), OWLNamedIndividual(IRI('http://dl-learner.org/benchmark/dataset/animals#','dog01')), OWLNamedIndividual(IRI('http://dl-learner.org/benchmark/dataset/animals#','boy01')), OWLNamedIndividual(IRI('http://dl-learner.org/benchmark/dataset/animals#','trex01')), OWLNamedIndividual(IRI('http://dl-learner.org/benchmark/dataset/animals#','lizard01')), OWLNamedIndividual(IRI('http://dl-learner.org/benchmark/dataset/animals#','girl01')), OWLNamedIndividual(IRI('http://dl-learner.org/benchmark/dataset/animals#','eel01')), OWLNamedIndividual(IRI('http://dl-learner.org/benchmark/dataset/animals#','cat01')), OWLNamedIndividual(IRI('http://dl-learner.org/benchmark/dataset/animals#','platypus01')), OWLNamedIndividual(IRI('http://dl-learner.org/benchmark/dataset/animals#','croco01')), OWLNamedIndividual(IRI('http://dl-learner.org/benchmark/dataset/animals#','dolphin01')), OWLNamedIndividual(IRI('http://dl-learner.org/benchmark/dataset/animals#','trout01')), OWLNamedIndividual(IRI('http://dl-learner.org/benchmark/dataset/animals#','bat01')), OWLNamedIndividual(IRI('http://dl-learner.org/benchmark/dataset/animals#','eagle01')), OWLNamedIndividual(IRI('http://dl-learner.org/benchmark/dataset/animals#','ostrich01')), OWLNamedIndividual(IRI('http://dl-learner.org/benchmark/dataset/animals#','shark01')), OWLNamedIndividual(IRI('http://dl-learner.org/benchmark/dataset/animals#','snake01'))]</text:p>
          </table:table-cell>
          <table:table-cell office:value-type="string" calcext:value-type="string">
            <text:p>[{'candidate': frozenset({OWLClass(IRI('http://dl-learner.org/benchmark/dataset/animals#','hasLegs'))}), 'change_count': '1'}]</text:p>
          </table:table-cell>
          <table:table-cell office:value-type="string" calcext:value-type="string">
            <text:p>[{'candidate': frozenset({OWLObjectSomeValuesFrom(property=OWLObjectProperty(IRI('http://dl-learner.org/benchmark/dataset/animals#','hasCovering')),filler=OWLClass(IRI('http://dl-learner.org/benchmark/dataset/animals#','Scales')))}), 'change_count': '1'}]</text:p>
          </table:table-cell>
          <table:table-cell office:value-type="string" calcext:value-type="string">
            <text:p>{'Candidate0': {'candidate': frozenset({OWLClass(IRI('http://dl-learner.org/benchmark/dataset/animals#','HasEggs'))}), 'change_count': '1'}, 'Candidate1': {'candidate': frozenset({OWLClass(IRI('http://dl-learner.org/benchmark/dataset/animals#','hasLegs'))}), 'change_count': '1'}, 'Candidate2': {'candidate': frozenset({OWLObjectSomeValuesFrom(property=OWLObjectProperty(IRI('http://dl-learner.org/benchmark/dataset/animals#','hasCovering')),filler=OWLClass(IRI('http://dl-learner.org/benchmark/dataset/animals#','Scales')))}), 'change_count': '1'}}</text:p>
          </table:table-cell>
          <table:table-cell office:value-type="string" calcext:value-type="string">
            <text:p>{'0': {'concept': frozenset({OWLClass(IRI('http://dl-learner.org/benchmark/dataset/animals#','HasEggs'))}), 'lowest_distance': 2, 'all_comparisons': {OWLNamedIndividual(IRI('http://dl-learner.org/benchmark/dataset/animals#','penguin01')): 4, OWLNamedIndividual(IRI('http://dl-learner.org/benchmark/dataset/animals#','dragon01')): 3, OWLNamedIndividual(IRI('http://dl-learner.org/benchmark/dataset/animals#','herring01')): 2, OWLNamedIndividual(IRI('http://dl-learner.org/benchmark/dataset/animals#','dog01')): 6, OWLNamedIndividual(IRI('http://dl-learner.org/benchmark/dataset/animals#','boy01')): 5, OWLNamedIndividual(IRI('http://dl-learner.org/benchmark/dataset/animals#','trex01')): 3, OWLNamedIndividual(IRI('http://dl-learner.org/benchmark/dataset/animals#','lizard01')): 3, OWLNamedIndividual(IRI('http://dl-learner.org/benchmark/dataset/animals#','girl01')): 5, OWLNamedIndividual(IRI('http://dl-learner.org/benchmark/dataset/animals#','eel01')): 4, OWLNamedIndividual(IRI('http://dl-learner.org/benchmark/dataset/animals#','cat01')): 5, OWLNamedIndividual(IRI('http://dl-learner.org/benchmark/dataset/animals#','platypus01')): 5, OWLNamedIndividual(IRI('http://dl-learner.org/benchmark/dataset/animals#','croco01')): 2, OWLNamedIndividual(IRI('http://dl-learner.org/benchmark/dataset/animals#','dolphin01')): 4, OWLNamedIndividual(IRI('http://dl-learner.org/benchmark/dataset/animals#','trout01')): 3, OWLNamedIndividual(IRI('http://dl-learner.org/benchmark/dataset/animals#','bat01')): 7, OWLNamedIndividual(IRI('http://dl-learner.org/benchmark/dataset/animals#','eagle01')): 7, OWLNamedIndividual(IRI('http://dl-learner.org/benchmark/dataset/animals#','ostrich01')): 6, OWLNamedIndividual(IRI('http://dl-learner.org/benchmark/dataset/animals#','shark01')): 5, OWLNamedIndividual(IRI('http://dl-learner.org/benchmark/dataset/animals#','snake01')): 4}}, '1': {'concept': frozenset({OWLClass(IRI('http://dl-learner.org/benchmark/dataset/animals#','hasLegs'))}), 'lowest_distance': 1, 'all_comparisons': {OWLNamedIndividual(IRI('http://dl-learner.org/benchmark/dataset/animals#','penguin01')): 4, OWLNamedIndividual(IRI('http://dl-learner.org/benchmark/dataset/animals#','dragon01')): 3, OWLNamedIndividual(IRI('http://dl-learner.org/benchmark/dataset/animals#','herring01')): 2, OWLNamedIndividual(IRI('http://dl-learner.org/benchmark/dataset/animals#','dog01')): 8, OWLNamedIndividual(IRI('http://dl-learner.org/benchmark/dataset/animals#','boy01')): 7, OWLNamedIndividual(IRI('http://dl-learner.org/benchmark/dataset/animals#','trex01')): 3, OWLNamedIndividual(IRI('http://dl-learner.org/benchmark/dataset/animals#','lizard01')): 3, OWLNamedIndividual(IRI('http://dl-learner.org/benchmark/dataset/animals#','girl01')): 7, OWLNamedIndividual(IRI('http://dl-learner.org/benchmark/dataset/animals#','eel01')): 2, OWLNamedIndividual(IRI('http://dl-learner.org/benchmark/dataset/animals#','cat01')): 5, OWLNamedIndividual(IRI('http://dl-learner.org/benchmark/dataset/animals#','platypus01')): 5, OWLNamedIndividual(IRI('http://dl-learner.org/benchmark/dataset/animals#','croco01')): 2, OWLNamedIndividual(IRI('http://dl-learner.org/benchmark/dataset/animals#','dolphin01')): 4, OWLNamedIndividual(IRI('http://dl-learner.org/benchmark/dataset/animals#','trout01')): 1, OWLNamedIndividual(IRI('http://dl-learner.org/benchmark/dataset/animals#','bat01')): 9, OWLNamedIndividual(IRI('http://dl-learner.org/benchmark/dataset/animals#','eagle01')): 7, OWLNamedIndividual(IRI('http://dl-learner.org/benchmark/dataset/animals#','ostrich01')): 6, OWLNamedIndividual(IRI('http://dl-learner.org/benchmark/dataset/animals#','shark01')): 3, OWLNamedIndividual(IRI('http://dl-learner.org/benchmark/dataset/animals#','snake01')): 2}}, '2': {'concept': frozenset({OWLObjectSomeValuesFrom(property=OWLObjectProperty(IRI('http://dl-learner.org/benchmark/dataset/animals#','hasCovering')),filler=OWLClass(IRI('http://dl-learner.org/benchmark/dataset/animals#','Scales')))}), 'lowest_distance': 2, 'all_comparisons': {OWLNamedIndividual(IRI('http://dl-learner.org/benchmark/dataset/animals#','penguin01')): 2, OWLNamedIndividual(IRI('http://dl-learner.org/benchmark/dataset/animals#','dragon01')): 3, OWLNamedIndividual(IRI('http://dl-learner.org/benchmark/dataset/animals#','herring01')): 2, OWLNamedIndividual(IRI('http://dl-learner.org/benchmark/dataset/animals#','dog01')): 6, OWLNamedIndividual(IRI('http://dl-learner.org/benchmark/dataset/animals#','boy01')): 5, OWLNamedIndividual(IRI('http://dl-learner.org/benchmark/dataset/animals#','trex01')): 3, OWLNamedIndividual(IRI('http://dl-learner.org/benchmark/dataset/animals#','lizard01')): 3, OWLNamedIndividual(IRI('http://dl-learner.org/benchmark/dataset/animals#','girl01')): 5, OWLNamedIndividual(IRI('http://dl-learner.org/benchmark/dataset/animals#','eel01')): 2, OWLNamedIndividual(IRI('http://dl-learner.org/benchmark/dataset/animals#','cat01')): 5, OWLNamedIndividual(IRI('http://dl-learner.org/benchmark/dataset/animals#','platypus01')): 3, OWLNamedIndividual(IRI('http://dl-learner.org/benchmark/dataset/animals#','croco01')): 2, OWLNamedIndividual(IRI('http://dl-learner.org/benchmark/dataset/animals#','dolphin01')): 4, OWLNamedIndividual(IRI('http://dl-learner.org/benchmark/dataset/animals#','trout01')): 3, OWLNamedIndividual(IRI('http://dl-learner.org/benchmark/dataset/animals#','bat01')): 7, OWLNamedIndividual(IRI('http://dl-learner.org/benchmark/dataset/animals#','eagle01')): 5, OWLNamedIndividual(IRI('http://dl-learner.org/benchmark/dataset/animals#','ostrich01')): 4, OWLNamedIndividual(IRI('http://dl-learner.org/benchmark/dataset/animals#','shark01')): 3, OWLNamedIndividual(IRI('http://dl-learner.org/benchmark/dataset/animals#','snake01')): 4}}}</text:p>
          </table:table-cell>
          <table:table-cell office:value-type="string" calcext:value-type="string">
            <text:p>('http://dl-learner.org/benchmark/dataset/animals#turtle01',)</text:p>
          </table:table-cell>
          <table:table-cell office:value-type="string" calcext:value-type="string">
            <text:p>('http://dl-learner.org/benchmark/dataset/animals#penguin01', 'http://dl-learner.org/benchmark/dataset/animals#dragon01', 'http://dl-learner.org/benchmark/dataset/animals#herring01', 'http://dl-learner.org/benchmark/dataset/animals#dog01', 'http://dl-learner.org/benchmark/dataset/animals#boy01', 'http://dl-learner.org/benchmark/dataset/animals#trex01', 'http://dl-learner.org/benchmark/dataset/animals#lizard01', 'http://dl-learner.org/benchmark/dataset/animals#girl01', 'http://dl-learner.org/benchmark/dataset/animals#eel01', 'http://dl-learner.org/benchmark/dataset/animals#cat01', 'http://dl-learner.org/benchmark/dataset/animals#platypus01', 'http://dl-learner.org/benchmark/dataset/animals#croco01', 'http://dl-learner.org/benchmark/dataset/animals#dolphin01', 'http://dl-learner.org/benchmark/dataset/animals#trout01', 'http://dl-learner.org/benchmark/dataset/animals#bat01', 'http://dl-learner.org/benchmark/dataset/animals#eagle01', 'http://dl-learner.org/benchmark/dataset/animals#ostrich01', 'http://dl-learner.org/benchmark/dataset/animals#shark01', 'http://dl-learner.org/benchmark/dataset/animals#snake01')</text:p>
          </table:table-cell>
        </table:table-row>
        <table:table-row table:style-name="ro1">
          <table:table-cell office:value-type="string" calcext:value-type="string">
            <text:p>HasMilk and hasLegs and (habitat some Land) and (hasCovering some Thing)</text:p>
          </table:table-cell>
          <table:table-cell table:number-columns-repeated="2" office:value-type="string" calcext:value-type="string">
            <text:p>dog01</text:p>
          </table:table-cell>
          <table:table-cell office:value-type="string" calcext:value-type="string">
            <text:p>[OWLNamedIndividual(IRI('http://dl-learner.org/benchmark/dataset/animals#','penguin01')), OWLNamedIndividual(IRI('http://dl-learner.org/benchmark/dataset/animals#','dragon01')), OWLNamedIndividual(IRI('http://dl-learner.org/benchmark/dataset/animals#','herring01')), OWLNamedIndividual(IRI('http://dl-learner.org/benchmark/dataset/animals#','turtle01')), OWLNamedIndividual(IRI('http://dl-learner.org/benchmark/dataset/animals#','boy01')), OWLNamedIndividual(IRI('http://dl-learner.org/benchmark/dataset/animals#','trex01')), OWLNamedIndividual(IRI('http://dl-learner.org/benchmark/dataset/animals#','lizard01')), OWLNamedIndividual(IRI('http://dl-learner.org/benchmark/dataset/animals#','girl01')), OWLNamedIndividual(IRI('http://dl-learner.org/benchmark/dataset/animals#','eel01')), OWLNamedIndividual(IRI('http://dl-learner.org/benchmark/dataset/animals#','cat01')), OWLNamedIndividual(IRI('http://dl-learner.org/benchmark/dataset/animals#','platypus01')), OWLNamedIndividual(IRI('http://dl-learner.org/benchmark/dataset/animals#','croco01')), OWLNamedIndividual(IRI('http://dl-learner.org/benchmark/dataset/animals#','dolphin01')), OWLNamedIndividual(IRI('http://dl-learner.org/benchmark/dataset/animals#','trout01')), OWLNamedIndividual(IRI('http://dl-learner.org/benchmark/dataset/animals#','bat01')), OWLNamedIndividual(IRI('http://dl-learner.org/benchmark/dataset/animals#','eagle01')), OWLNamedIndividual(IRI('http://dl-learner.org/benchmark/dataset/animals#','ostrich01')), OWLNamedIndividual(IRI('http://dl-learner.org/benchmark/dataset/animals#','shark01')), OWLNamedIndividual(IRI('http://dl-learner.org/benchmark/dataset/animals#','snake01'))]</text:p>
          </table:table-cell>
          <table:table-cell office:value-type="string" calcext:value-type="string">
            <text:p>[{'candidate': frozenset({OWLClass(IRI('http://dl-learner.org/benchmark/dataset/animals#','hasLegs'))}), 'change_count': '1'}, {'candidate': frozenset({OWLObjectSomeValuesFrom(property=OWLObjectProperty(IRI('http://dl-learner.org/benchmark/dataset/animals#','habitat')),filler=OWLClass(IRI('http://dl-learner.org/benchmark/dataset/animals#','Land')))}), 'change_count': '1'}, {'candidate': frozenset({OWLObjectSomeValuesFrom(property=OWLObjectProperty(IRI('http://dl-learner.org/benchmark/dataset/animals#','hasCovering')),filler=OWLClass(IRI('http://www.w3.org/2002/07/owl#','Thing')))}), 'change_count': '1'}]</text:p>
          </table:table-cell>
          <table:table-cell office:value-type="string" calcext:value-type="string">
            <text:p>[{'candidate': frozenset({OWLObjectSomeValuesFrom(property=OWLObjectProperty(IRI('http://dl-learner.org/benchmark/dataset/animals#','hasCovering')),filler=OWLClass(IRI('http://www.w3.org/2002/07/owl#','Thing')))}), 'change_count': '1'}]</text:p>
          </table:table-cell>
          <table:table-cell office:value-type="string" calcext:value-type="string">
            <text:p>{'Candidate0': {'candidate': frozenset({OWLClass(IRI('http://dl-learner.org/benchmark/dataset/animals#','HasMilk'))}), 'change_count': '1'}, 'Candidate1': {'candidate': frozenset({OWLClass(IRI('http://dl-learner.org/benchmark/dataset/animals#','hasLegs'))}), 'change_count': '1'}, 'Candidate2': {'candidate': frozenset({OWLObjectSomeValuesFrom(property=OWLObjectProperty(IRI('http://dl-learner.org/benchmark/dataset/animals#','habitat')),filler=OWLClass(IRI('http://dl-learner.org/benchmark/dataset/animals#','Land')))}), 'change_count': '1'}, 'Candidate3': {'candidate': frozenset({OWLObjectSomeValuesFrom(property=OWLObjectProperty(IRI('http://dl-learner.org/benchmark/dataset/animals#','hasCovering')),filler=OWLClass(IRI('http://www.w3.org/2002/07/owl#','Thing')))}), 'change_count': '1'}}</text:p>
          </table:table-cell>
          <table:table-cell office:value-type="string" calcext:value-type="string">
            <text:p>{'0': {'concept': frozenset({OWLClass(IRI('http://dl-learner.org/benchmark/dataset/animals#','HasMilk'))}), 'lowest_distance': 3, 'all_comparisons': {OWLNamedIndividual(IRI('http://dl-learner.org/benchmark/dataset/animals#','penguin01')): 5, OWLNamedIndividual(IRI('http://dl-learner.org/benchmark/dataset/animals#','dragon01')): 4, OWLNamedIndividual(IRI('http://dl-learner.org/benchmark/dataset/animals#','herring01')): 7, OWLNamedIndividual(IRI('http://dl-learner.org/benchmark/dataset/animals#','turtle01')): 6, OWLNamedIndividual(IRI('http://dl-learner.org/benchmark/dataset/animals#','boy01')): 4, OWLNamedIndividual(IRI('http://dl-learner.org/benchmark/dataset/animals#','trex01')): 4, OWLNamedIndividual(IRI('http://dl-learner.org/benchmark/dataset/animals#','lizard01')): 4, OWLNamedIndividual(IRI('http://dl-learner.org/benchmark/dataset/animals#','girl01')): 4, OWLNamedIndividual(IRI('http://dl-learner.org/benchmark/dataset/animals#','eel01')): 7, OWLNamedIndividual(IRI('http://dl-learner.org/benchmark/dataset/animals#','cat01')): 4, OWLNamedIndividual(IRI('http://dl-learner.org/benchmark/dataset/animals#','platypus01')): 4, OWLNamedIndividual(IRI('http://dl-learner.org/benchmark/dataset/animals#','croco01')): 5, OWLNamedIndividual(IRI('http://dl-learner.org/benchmark/dataset/animals#','dolphin01')): 5, OWLNamedIndividual(IRI('http://dl-learner.org/benchmark/dataset/animals#','trout01')): 8, OWLNamedIndividual(IRI('http://dl-learner.org/benchmark/dataset/animals#','bat01')): 4, OWLNamedIndividual(IRI('http://dl-learner.org/benchmark/dataset/animals#','eagle01')): 4, OWLNamedIndividual(IRI('http://dl-learner.org/benchmark/dataset/animals#','ostrich01')): 3, OWLNamedIndividual(IRI('http://dl-learner.org/benchmark/dataset/animals#','shark01')): 6, OWLNamedIndividual(IRI('http://dl-learner.org/benchmark/dataset/animals#','snake01')): 5}}, '1': {'concept': frozenset({OWLClass(IRI('http://dl-learner.org/benchmark/dataset/animals#','hasLegs'))}), 'lowest_distance': 2, 'all_comparisons': {OWLNamedIndividual(IRI('http://dl-learner.org/benchmark/dataset/animals#','penguin01')): 7, OWLNamedIndividual(IRI('http://dl-learner.org/benchmark/dataset/animals#','dragon01')): 4, OWLNamedIndividual(IRI('http://dl-learner.org/benchmark/dataset/animals#','herring01')): 9, OWLNamedIndividual(IRI('http://dl-learner.org/benchmark/dataset/animals#','turtle01')): 8, OWLNamedIndividual(IRI('http://dl-learner.org/benchmark/dataset/animals#','boy01')): 6, OWLNamedIndividual(IRI('http://dl-learner.org/benchmark/dataset/animals#','trex01')): 6, OWLNamedIndividual(IRI('http://dl-learner.org/benchmark/dataset/animals#','lizard01')): 6, OWLNamedIndividual(IRI('http://dl-learner.org/benchmark/dataset/animals#','girl01')): 6, OWLNamedIndividual(IRI('http://dl-learner.org/benchmark/dataset/animals#','eel01')): 7, OWLNamedIndividual(IRI('http://dl-learner.org/benchmark/dataset/animals#','cat01')): 2, OWLNamedIndividual(IRI('http://dl-learner.org/benchmark/dataset/animals#','platypus01')): 6, OWLNamedIndividual(IRI('http://dl-learner.org/benchmark/dataset/animals#','croco01')): 7, OWLNamedIndividual(IRI('http://dl-learner.org/benchmark/dataset/animals#','dolphin01')): 3, OWLNamedIndividual(IRI('http://dl-learner.org/benchmark/dataset/animals#','trout01')): 8, OWLNamedIndividual(IRI('http://dl-learner.org/benchmark/dataset/animals#','bat01')): 4, OWLNamedIndividual(IRI('http://dl-learner.org/benchmark/dataset/animals#','eagle01')): 6, OWLNamedIndividual(IRI('http://dl-learner.org/benchmark/dataset/animals#','ostrich01')): 5, OWLNamedIndividual(IRI('http://dl-learner.org/benchmark/dataset/animals#','shark01')): 6, OWLNamedIndividual(IRI('http://dl-learner.org/benchmark/dataset/animals#','snake01')): 5}}, '2': {'concept': frozenset({OWLObjectSomeValuesFrom(property=OWLObjectProperty(IRI('http://dl-learner.org/benchmark/dataset/animals#','habitat')),filler=OWLClass(IRI('http://dl-learner.org/benchmark/dataset/animals#','Land')))}), 'lowest_distance': 2, 'all_comparisons': {OWLNamedIndividual(IRI('http://dl-learner.org/benchmark/dataset/animals#','penguin01')): 5, OWLNamedIndividual(IRI('http://dl-learner.org/benchmark/dataset/animals#','dragon01')): 4, OWLNamedIndividual(IRI('http://dl-learner.org/benchmark/dataset/animals#','herring01')): 7, OWLNamedIndividual(IRI('http://dl-learner.org/benchmark/dataset/animals#','turtle01')): 6, OWLNamedIndividual(IRI('http://dl-learner.org/benchmark/dataset/animals#','boy01')): 6, OWLNamedIndividual(IRI('http://dl-learner.org/benchmark/dataset/animals#','trex01')): 6, OWLNamedIndividual(IRI('http://dl-learner.org/benchmark/dataset/animals#','lizard01')): 6, OWLNamedIndividual(IRI('http://dl-learner.org/benchmark/dataset/animals#','girl01')): 6, OWLNamedIndividual(IRI('http://dl-learner.org/benchmark/dataset/animals#','eel01')): 7, OWLNamedIndividual(IRI('http://dl-learner.org/benchmark/dataset/animals#','cat01')): 2, OWLNamedIndividual(IRI('http://dl-learner.org/benchmark/dataset/animals#','platypus01')): 4, OWLNamedIndividual(IRI('http://dl-learner.org/benchmark/dataset/animals#','croco01')): 7, OWLNamedIndividual(IRI('http://dl-learner.org/benchmark/dataset/animals#','dolphin01')): 3, OWLNamedIndividual(IRI('http://dl-learner.org/benchmark/dataset/animals#','trout01')): 8, OWLNamedIndividual(IRI('http://dl-learner.org/benchmark/dataset/animals#','bat01')): 2, OWLNamedIndividual(IRI('http://dl-learner.org/benchmark/dataset/animals#','eagle01')): 6, OWLNamedIndividual(IRI('http://dl-learner.org/benchmark/dataset/animals#','ostrich01')): 5, OWLNamedIndividual(IRI('http://dl-learner.org/benchmark/dataset/animals#','shark01')): 6, OWLNamedIndividual(IRI('http://dl-learner.org/benchmark/dataset/animals#','snake01')): 7}}, '3': {'concept': frozenset({OWLObjectSomeValuesFrom(property=OWLObjectProperty(IRI('http://dl-learner.org/benchmark/dataset/animals#','hasCovering')),filler=OWLClass(IRI('http://www.w3.org/2002/07/owl#','Thing')))}), 'lowest_distance': 2, 'all_comparisons': {OWLNamedIndividual(IRI('http://dl-learner.org/benchmark/dataset/animals#','penguin01')): 5, OWLNamedIndividual(IRI('http://dl-learner.org/benchmark/dataset/animals#','dragon01')): 4, OWLNamedIndividual(IRI('http://dl-learner.org/benchmark/dataset/animals#','herring01')): 7, OWLNamedIndividual(IRI('http://dl-learner.org/benchmark/dataset/animals#','turtle01')): 6, OWLNamedIndividual(IRI('http://dl-learner.org/benchmark/dataset/animals#','boy01')): 4, OWLNamedIndividual(IRI('http://dl-learner.org/benchmark/dataset/animals#','trex01')): 4, OWLNamedIndividual(IRI('http://dl-learner.org/benchmark/dataset/animals#','lizard01')): 4, OWLNamedIndividual(IRI('http://dl-learner.org/benchmark/dataset/animals#','girl01')): 4, OWLNamedIndividual(IRI('http://dl-learner.org/benchmark/dataset/animals#','eel01')): 7, OWLNamedIndividual(IRI('http://dl-learner.org/benchmark/dataset/animals#','cat01')): 2, OWLNamedIndividual(IRI('http://dl-learner.org/benchmark/dataset/animals#','platypus01')): 6, OWLNamedIndividual(IRI('http://dl-learner.org/benchmark/dataset/animals#','croco01')): 5, OWLNamedIndividual(IRI('http://dl-learner.org/benchmark/dataset/animals#','dolphin01')): 3, OWLNamedIndividual(IRI('http://dl-learner.org/benchmark/dataset/animals#','trout01')): 8, OWLNamedIndividual(IRI('http://dl-learner.org/benchmark/dataset/animals#','bat01')): 4, OWLNamedIndividual(IRI('http://dl-learner.org/benchmark/dataset/animals#','eagle01')): 4, OWLNamedIndividual(IRI('http://dl-learner.org/benchmark/dataset/animals#','ostrich01')): 3, OWLNamedIndividual(IRI('http://dl-learner.org/benchmark/dataset/animals#','shark01')): 6, OWLNamedIndividual(IRI('http://dl-learner.org/benchmark/dataset/animals#','snake01')): 5}}}</text:p>
          </table:table-cell>
          <table:table-cell office:value-type="string" calcext:value-type="string">
            <text:p>('http://dl-learner.org/benchmark/dataset/animals#dog01',)</text:p>
          </table:table-cell>
          <table:table-cell office:value-type="string" calcext:value-type="string">
            <text:p>('http://dl-learner.org/benchmark/dataset/animals#penguin01', 'http://dl-learner.org/benchmark/dataset/animals#dragon01', 'http://dl-learner.org/benchmark/dataset/animals#herring01', 'http://dl-learner.org/benchmark/dataset/animals#turtle01', 'http://dl-learner.org/benchmark/dataset/animals#boy01', 'http://dl-learner.org/benchmark/dataset/animals#trex01', 'http://dl-learner.org/benchmark/dataset/animals#lizard01', 'http://dl-learner.org/benchmark/dataset/animals#girl01', 'http://dl-learner.org/benchmark/dataset/animals#eel01', 'http://dl-learner.org/benchmark/dataset/animals#cat01', 'http://dl-learner.org/benchmark/dataset/animals#platypus01', 'http://dl-learner.org/benchmark/dataset/animals#croco01', 'http://dl-learner.org/benchmark/dataset/animals#dolphin01', 'http://dl-learner.org/benchmark/dataset/animals#trout01', 'http://dl-learner.org/benchmark/dataset/animals#bat01', 'http://dl-learner.org/benchmark/dataset/animals#eagle01', 'http://dl-learner.org/benchmark/dataset/animals#ostrich01', 'http://dl-learner.org/benchmark/dataset/animals#shark01', 'http://dl-learner.org/benchmark/dataset/animals#snake01')</text:p>
          </table:table-cell>
        </table:table-row>
        <table:table-row table:style-name="ro1">
          <table:table-cell office:value-type="string" calcext:value-type="string">
            <text:p>hasLegs and (residence some Thing)</text:p>
          </table:table-cell>
          <table:table-cell table:number-columns-repeated="2" office:value-type="string" calcext:value-type="string">
            <text:p>boy01</text:p>
          </table:table-cell>
          <table:table-cell office:value-type="string" calcext:value-type="string">
            <text:p>[OWLNamedIndividual(IRI('http://dl-learner.org/benchmark/dataset/animals#','penguin01')), OWLNamedIndividual(IRI('http://dl-learner.org/benchmark/dataset/animals#','dragon01')), OWLNamedIndividual(IRI('http://dl-learner.org/benchmark/dataset/animals#','herring01')), OWLNamedIndividual(IRI('http://dl-learner.org/benchmark/dataset/animals#','turtle01')), OWLNamedIndividual(IRI('http://dl-learner.org/benchmark/dataset/animals#','dog01')), OWLNamedIndividual(IRI('http://dl-learner.org/benchmark/dataset/animals#','trex01')), OWLNamedIndividual(IRI('http://dl-learner.org/benchmark/dataset/animals#','lizard01')), OWLNamedIndividual(IRI('http://dl-learner.org/benchmark/dataset/animals#','girl01')), OWLNamedIndividual(IRI('http://dl-learner.org/benchmark/dataset/animals#','eel01')), OWLNamedIndividual(IRI('http://dl-learner.org/benchmark/dataset/animals#','cat01')), OWLNamedIndividual(IRI('http://dl-learner.org/benchmark/dataset/animals#','platypus01')), OWLNamedIndividual(IRI('http://dl-learner.org/benchmark/dataset/animals#','croco01')), OWLNamedIndividual(IRI('http://dl-learner.org/benchmark/dataset/animals#','dolphin01')), OWLNamedIndividual(IRI('http://dl-learner.org/benchmark/dataset/animals#','trout01')), OWLNamedIndividual(IRI('http://dl-learner.org/benchmark/dataset/animals#','bat01')), OWLNamedIndividual(IRI('http://dl-learner.org/benchmark/dataset/animals#','eagle01')), OWLNamedIndividual(IRI('http://dl-learner.org/benchmark/dataset/animals#','ostrich01')), OWLNamedIndividual(IRI('http://dl-learner.org/benchmark/dataset/animals#','shark01')), OWLNamedIndividual(IRI('http://dl-learner.org/benchmark/dataset/animals#','snake01'))]</text:p>
          </table:table-cell>
          <table:table-cell table:number-columns-repeated="2" office:value-type="string" calcext:value-type="string">
            <text:p>[{'candidate': frozenset({OWLClass(IRI('http://dl-learner.org/benchmark/dataset/animals#','hasLegs'))}), 'change_count': '1'}]</text:p>
          </table:table-cell>
          <table:table-cell office:value-type="string" calcext:value-type="string">
            <text:p>{'Candidate0': {'candidate': frozenset({OWLClass(IRI('http://dl-learner.org/benchmark/dataset/animals#','hasLegs'))}), 'change_count': '1'}}</text:p>
          </table:table-cell>
          <table:table-cell office:value-type="string" calcext:value-type="string">
            <text:p>{'0': {'concept': frozenset({OWLClass(IRI('http://dl-learner.org/benchmark/dataset/animals#','hasLegs'))}), 'lowest_distance': 1, 'all_comparisons': {OWLNamedIndividual(IRI('http://dl-learner.org/benchmark/dataset/animals#','penguin01')): 8, OWLNamedIndividual(IRI('http://dl-learner.org/benchmark/dataset/animals#','dragon01')): 3, OWLNamedIndividual(IRI('http://dl-learner.org/benchmark/dataset/animals#','herring01')): 8, OWLNamedIndividual(IRI('http://dl-learner.org/benchmark/dataset/animals#','turtle01')): 7, OWLNamedIndividual(IRI('http://dl-learner.org/benchmark/dataset/animals#','dog01')): 6, OWLNamedIndividual(IRI('http://dl-learner.org/benchmark/dataset/animals#','trex01')): 5, OWLNamedIndividual(IRI('http://dl-learner.org/benchmark/dataset/animals#','lizard01')): 5, OWLNamedIndividual(IRI('http://dl-learner.org/benchmark/dataset/animals#','girl01')): 1, OWLNamedIndividual(IRI('http://dl-learner.org/benchmark/dataset/animals#','eel01')): 6, OWLNamedIndividual(IRI('http://dl-learner.org/benchmark/dataset/animals#','cat01')): 5, OWLNamedIndividual(IRI('http://dl-learner.org/benchmark/dataset/animals#','platypus01')): 9, OWLNamedIndividual(IRI('http://dl-learner.org/benchmark/dataset/animals#','croco01')): 6, OWLNamedIndividual(IRI('http://dl-learner.org/benchmark/dataset/animals#','dolphin01')): 6, OWLNamedIndividual(IRI('http://dl-learner.org/benchmark/dataset/animals#','trout01')): 7, OWLNamedIndividual(IRI('http://dl-learner.org/benchmark/dataset/animals#','bat01')): 9, OWLNamedIndividual(IRI('http://dl-learner.org/benchmark/dataset/animals#','eagle01')): 7, OWLNamedIndividual(IRI('http://dl-learner.org/benchmark/dataset/animals#','ostrich01')): 6, OWLNamedIndividual(IRI('http://dl-learner.org/benchmark/dataset/animals#','shark01')): 7, OWLNamedIndividual(IRI('http://dl-learner.org/benchmark/dataset/animals#','snake01')): 4}}}</text:p>
          </table:table-cell>
          <table:table-cell office:value-type="string" calcext:value-type="string">
            <text:p>('http://dl-learner.org/benchmark/dataset/animals#boy01',)</text:p>
          </table:table-cell>
          <table:table-cell office:value-type="string" calcext:value-type="string">
            <text:p>('http://dl-learner.org/benchmark/dataset/animals#penguin01', 'http://dl-learner.org/benchmark/dataset/animals#dragon01', 'http://dl-learner.org/benchmark/dataset/animals#herring01', 'http://dl-learner.org/benchmark/dataset/animals#turtle01', 'http://dl-learner.org/benchmark/dataset/animals#dog01', 'http://dl-learner.org/benchmark/dataset/animals#trex01', 'http://dl-learner.org/benchmark/dataset/animals#lizard01', 'http://dl-learner.org/benchmark/dataset/animals#girl01', 'http://dl-learner.org/benchmark/dataset/animals#eel01', 'http://dl-learner.org/benchmark/dataset/animals#cat01', 'http://dl-learner.org/benchmark/dataset/animals#platypus01', 'http://dl-learner.org/benchmark/dataset/animals#croco01', 'http://dl-learner.org/benchmark/dataset/animals#dolphin01', 'http://dl-learner.org/benchmark/dataset/animals#trout01', 'http://dl-learner.org/benchmark/dataset/animals#bat01', 'http://dl-learner.org/benchmark/dataset/animals#eagle01', 'http://dl-learner.org/benchmark/dataset/animals#ostrich01', 'http://dl-learner.org/benchmark/dataset/animals#shark01', 'http://dl-learner.org/benchmark/dataset/animals#snake01')</text:p>
          </table:table-cell>
        </table:table-row>
        <table:table-row table:style-name="ro1">
          <table:table-cell office:value-type="string" calcext:value-type="string">
            <text:p>HasEggs and hasLegs and (habitat some Land) and (hasCovering some Scales)</text:p>
          </table:table-cell>
          <table:table-cell table:number-columns-repeated="2" office:value-type="string" calcext:value-type="string">
            <text:p>trex01</text:p>
          </table:table-cell>
          <table:table-cell office:value-type="string" calcext:value-type="string">
            <text:p>[OWLNamedIndividual(IRI('http://dl-learner.org/benchmark/dataset/animals#','penguin01')), OWLNamedIndividual(IRI('http://dl-learner.org/benchmark/dataset/animals#','dragon01')), OWLNamedIndividual(IRI('http://dl-learner.org/benchmark/dataset/animals#','herring01')), OWLNamedIndividual(IRI('http://dl-learner.org/benchmark/dataset/animals#','turtle01')), OWLNamedIndividual(IRI('http://dl-learner.org/benchmark/dataset/animals#','dog01')), OWLNamedIndividual(IRI('http://dl-learner.org/benchmark/dataset/animals#','boy01')), OWLNamedIndividual(IRI('http://dl-learner.org/benchmark/dataset/animals#','lizard01')), OWLNamedIndividual(IRI('http://dl-learner.org/benchmark/dataset/animals#','girl01')), OWLNamedIndividual(IRI('http://dl-learner.org/benchmark/dataset/animals#','eel01')), OWLNamedIndividual(IRI('http://dl-learner.org/benchmark/dataset/animals#','cat01')), OWLNamedIndividual(IRI('http://dl-learner.org/benchmark/dataset/animals#','platypus01')), OWLNamedIndividual(IRI('http://dl-learner.org/benchmark/dataset/animals#','croco01')), OWLNamedIndividual(IRI('http://dl-learner.org/benchmark/dataset/animals#','dolphin01')), OWLNamedIndividual(IRI('http://dl-learner.org/benchmark/dataset/animals#','trout01')), OWLNamedIndividual(IRI('http://dl-learner.org/benchmark/dataset/animals#','bat01')), OWLNamedIndividual(IRI('http://dl-learner.org/benchmark/dataset/animals#','eagle01')), OWLNamedIndividual(IRI('http://dl-learner.org/benchmark/dataset/animals#','ostrich01')), OWLNamedIndividual(IRI('http://dl-learner.org/benchmark/dataset/animals#','shark01')), OWLNamedIndividual(IRI('http://dl-learner.org/benchmark/dataset/animals#','snake01'))]</text:p>
          </table:table-cell>
          <table:table-cell office:value-type="string" calcext:value-type="string">
            <text:p>[{'candidate': frozenset({OWLClass(IRI('http://dl-learner.org/benchmark/dataset/animals#','hasLegs'))}), 'change_count': '1'}]</text:p>
          </table:table-cell>
          <table:table-cell office:value-type="string" calcext:value-type="string">
            <text:p>[{'candidate': frozenset({OWLObjectSomeValuesFrom(property=OWLObjectProperty(IRI('http://dl-learner.org/benchmark/dataset/animals#','hasCovering')),filler=OWLClass(IRI('http://dl-learner.org/benchmark/dataset/animals#','Scales')))}), 'change_count': '1'}]</text:p>
          </table:table-cell>
          <table:table-cell office:value-type="string" calcext:value-type="string">
            <text:p>{'Candidate0': {'candidate': frozenset({OWLClass(IRI('http://dl-learner.org/benchmark/dataset/animals#','HasEggs'))}), 'change_count': '1'}, 'Candidate1': {'candidate': frozenset({OWLClass(IRI('http://dl-learner.org/benchmark/dataset/animals#','hasLegs'))}), 'change_count': '1'}, 'Candidate2': {'candidate': frozenset({OWLObjectSomeValuesFrom(property=OWLObjectProperty(IRI('http://dl-learner.org/benchmark/dataset/animals#','habitat')),filler=OWLClass(IRI('http://dl-learner.org/benchmark/dataset/animals#','Land')))}), 'change_count': '1'}, 'Candidate3': {'candidate': frozenset({OWLObjectSomeValuesFrom(property=OWLObjectProperty(IRI('http://dl-learner.org/benchmark/dataset/animals#','hasCovering')),filler=OWLClass(IRI('http://dl-learner.org/benchmark/dataset/animals#','Scales')))}), 'change_count': '1'}}</text:p>
          </table:table-cell>
          <table:table-cell office:value-type="string" calcext:value-type="string">
            <text:p>{'0': {'concept': frozenset({OWLClass(IRI('http://dl-learner.org/benchmark/dataset/animals#','HasEggs'))}), 'lowest_distance': 1, 'all_comparisons': {OWLNamedIndividual(IRI('http://dl-learner.org/benchmark/dataset/animals#','penguin01')): 6, OWLNamedIndividual(IRI('http://dl-learner.org/benchmark/dataset/animals#','dragon01')): 3, OWLNamedIndividual(IRI('http://dl-learner.org/benchmark/dataset/animals#','herring01')): 4, OWLNamedIndividual(IRI('http://dl-learner.org/benchmark/dataset/animals#','turtle01')): 3, OWLNamedIndividual(IRI('http://dl-learner.org/benchmark/dataset/animals#','dog01')): 4, OWLNamedIndividual(IRI('http://dl-learner.org/benchmark/dataset/animals#','boy01')): 3, OWLNamedIndividual(IRI('http://dl-learner.org/benchmark/dataset/animals#','lizard01')): 1, OWLNamedIndividual(IRI('http://dl-learner.org/benchmark/dataset/animals#','girl01')): 3, OWLNamedIndividual(IRI('http://dl-learner.org/benchmark/dataset/animals#','eel01')): 6, OWLNamedIndividual(IRI('http://dl-learner.org/benchmark/dataset/animals#','cat01')): 5, OWLNamedIndividual(IRI('http://dl-learner.org/benchmark/dataset/animals#','platypus01')): 7, OWLNamedIndividual(IRI('http://dl-learner.org/benchmark/dataset/animals#','croco01')): 2, OWLNamedIndividual(IRI('http://dl-learner.org/benchmark/dataset/animals#','dolphin01')): 6, OWLNamedIndividual(IRI('http://dl-learner.org/benchmark/dataset/animals#','trout01')): 5, OWLNamedIndividual(IRI('http://dl-learner.org/benchmark/dataset/animals#','bat01')): 7, OWLNamedIndividual(IRI('http://dl-learner.org/benchmark/dataset/animals#','eagle01')): 5, OWLNamedIndividual(IRI('http://dl-learner.org/benchmark/dataset/animals#','ostrich01')): 4, OWLNamedIndividual(IRI('http://dl-learner.org/benchmark/dataset/animals#','shark01')): 7, OWLNamedIndividual(IRI('http://dl-learner.org/benchmark/dataset/animals#','snake01')): 2}}, '1': {'concept': frozenset({OWLClass(IRI('http://dl-learner.org/benchmark/dataset/animals#','hasLegs'))}), 'lowest_distance': 0, 'all_comparisons': {OWLNamedIndividual(IRI('http://dl-learner.org/benchmark/dataset/animals#','penguin01')): 6, OWLNamedIndividual(IRI('http://dl-learner.org/benchmark/dataset/animals#','dragon01')): 3, OWLNamedIndividual(IRI('http://dl-learner.org/benchmark/dataset/animals#','herring01')): 4, OWLNamedIndividual(IRI('http://dl-learner.org/benchmark/dataset/animals#','turtle01')): 3, OWLNamedIndividual(IRI('http://dl-learner.org/benchmark/dataset/animals#','dog01')): 6, OWLNamedIndividual(IRI('http://dl-learner.org/benchmark/dataset/animals#','boy01')): 5, OWLNamedIndividual(IRI('http://dl-learner.org/benchmark/dataset/animals#','lizard01')): 1, OWLNamedIndividual(IRI('http://dl-learner.org/benchmark/dataset/animals#','girl01')): 5, OWLNamedIndividual(IRI('http://dl-learner.org/benchmark/dataset/animals#','eel01')): 4, OWLNamedIndividual(IRI('http://dl-learner.org/benchmark/dataset/animals#','cat01')): 5, OWLNamedIndividual(IRI('http://dl-learner.org/benchmark/dataset/animals#','platypus01')): 7, OWLNamedIndividual(IRI('http://dl-learner.org/benchmark/dataset/animals#','croco01')): 2, OWLNamedIndividual(IRI('http://dl-learner.org/benchmark/dataset/animals#','dolphin01')): 6, OWLNamedIndividual(IRI('http://dl-learner.org/benchmark/dataset/animals#','trout01')): 3, OWLNamedIndividual(IRI('http://dl-learner.org/benchmark/dataset/animals#','bat01')): 9, OWLNamedIndividual(IRI('http://dl-learner.org/benchmark/dataset/animals#','eagle01')): 5, OWLNamedIndividual(IRI('http://dl-learner.org/benchmark/dataset/animals#','ostrich01')): 4, OWLNamedIndividual(IRI('http://dl-learner.org/benchmark/dataset/animals#','shark01')): 5, OWLNamedIndividual(IRI('http://dl-learner.org/benchmark/dataset/animals#','snake01')): 0}}, '2': {'concept': frozenset({OWLObjectSomeValuesFrom(property=OWLObjectProperty(IRI('http://dl-learner.org/benchmark/dataset/animals#','habitat')),filler=OWLClass(IRI('http://dl-learner.org/benchmark/dataset/animals#','Land')))}), 'lowest_distance': 1, 'all_comparisons': {OWLNamedIndividual(IRI('http://dl-learner.org/benchmark/dataset/animals#','penguin01')): 4, OWLNamedIndividual(IRI('http://dl-learner.org/benchmark/dataset/animals#','dragon01')): 3, OWLNamedIndividual(IRI('http://dl-learner.org/benchmark/dataset/animals#','herring01')): 2, OWLNamedIndividual(IRI('http://dl-learner.org/benchmark/dataset/animals#','turtle01')): 1, OWLNamedIndividual(IRI('http://dl-learner.org/benchmark/dataset/animals#','dog01')): 6, OWLNamedIndividual(IRI('http://dl-learner.org/benchmark/dataset/animals#','boy01')): 5, OWLNamedIndividual(IRI('http://dl-learner.org/benchmark/dataset/animals#','lizard01')): 1, OWLNamedIndividual(IRI('http://dl-learner.org/benchmark/dataset/animals#','girl01')): 5, OWLNamedIndividual(IRI('http://dl-learner.org/benchmark/dataset/animals#','eel01')): 4, OWLNamedIndividual(IRI('http://dl-learner.org/benchmark/dataset/animals#','cat01')): 5, OWLNamedIndividual(IRI('http://dl-learner.org/benchmark/dataset/animals#','platypus01')): 5, OWLNamedIndividual(IRI('http://dl-learner.org/benchmark/dataset/animals#','croco01')): 2, OWLNamedIndividual(IRI('http://dl-learner.org/benchmark/dataset/animals#','dolphin01')): 6, OWLNamedIndividual(IRI('http://dl-learner.org/benchmark/dataset/animals#','trout01')): 3, OWLNamedIndividual(IRI('http://dl-learner.org/benchmark/dataset/animals#','bat01')): 7, OWLNamedIndividual(IRI('http://dl-learner.org/benchmark/dataset/animals#','eagle01')): 5, OWLNamedIndividual(IRI('http://dl-learner.org/benchmark/dataset/animals#','ostrich01')): 4, OWLNamedIndividual(IRI('http://dl-learner.org/benchmark/dataset/animals#','shark01')): 5, OWLNamedIndividual(IRI('http://dl-learner.org/benchmark/dataset/animals#','snake01')): 2}}, '3': {'concept': frozenset({OWLObjectSomeValuesFrom(property=OWLObjectProperty(IRI('http://dl-learner.org/benchmark/dataset/animals#','hasCovering')),filler=OWLClass(IRI('http://dl-learner.org/benchmark/dataset/animals#','Scales')))}), 'lowest_distance': 1, 'all_comparisons': {OWLNamedIndividual(IRI('http://dl-learner.org/benchmark/dataset/animals#','penguin01')): 4, OWLNamedIndividual(IRI('http://dl-learner.org/benchmark/dataset/animals#','dragon01')): 3, OWLNamedIndividual(IRI('http://dl-learner.org/benchmark/dataset/animals#','herring01')): 4, OWLNamedIndividual(IRI('http://dl-learner.org/benchmark/dataset/animals#','turtle01')): 3, OWLNamedIndividual(IRI('http://dl-learner.org/benchmark/dataset/animals#','dog01')): 4, OWLNamedIndividual(IRI('http://dl-learner.org/benchmark/dataset/animals#','boy01')): 3, OWLNamedIndividual(IRI('http://dl-learner.org/benchmark/dataset/animals#','lizard01')): 1, OWLNamedIndividual(IRI('http://dl-learner.org/benchmark/dataset/animals#','girl01')): 3, OWLNamedIndividual(IRI('http://dl-learner.org/benchmark/dataset/animals#','eel01')): 4, OWLNamedIndividual(IRI('http://dl-learner.org/benchmark/dataset/animals#','cat01')): 5, OWLNamedIndividual(IRI('http://dl-learner.org/benchmark/dataset/animals#','platypus01')): 5, OWLNamedIndividual(IRI('http://dl-learner.org/benchmark/dataset/animals#','croco01')): 2, OWLNamedIndividual(IRI('http://dl-learner.org/benchmark/dataset/animals#','dolphin01')): 6, OWLNamedIndividual(IRI('http://dl-learner.org/benchmark/dataset/animals#','trout01')): 5, OWLNamedIndividual(IRI('http://dl-learner.org/benchmark/dataset/animals#','bat01')): 7, OWLNamedIndividual(IRI('http://dl-learner.org/benchmark/dataset/animals#','eagle01')): 3, OWLNamedIndividual(IRI('http://dl-learner.org/benchmark/dataset/animals#','ostrich01')): 2, OWLNamedIndividual(IRI('http://dl-learner.org/benchmark/dataset/animals#','shark01')): 5, OWLNamedIndividual(IRI('http://dl-learner.org/benchmark/dataset/animals#','snake01')): 2}}}</text:p>
          </table:table-cell>
          <table:table-cell office:value-type="string" calcext:value-type="string">
            <text:p>('http://dl-learner.org/benchmark/dataset/animals#trex01',)</text:p>
          </table:table-cell>
          <table:table-cell office:value-type="string" calcext:value-type="string">
            <text:p>('http://dl-learner.org/benchmark/dataset/animals#penguin01', 'http://dl-learner.org/benchmark/dataset/animals#dragon01', 'http://dl-learner.org/benchmark/dataset/animals#herring01', 'http://dl-learner.org/benchmark/dataset/animals#turtle01', 'http://dl-learner.org/benchmark/dataset/animals#dog01', 'http://dl-learner.org/benchmark/dataset/animals#boy01', 'http://dl-learner.org/benchmark/dataset/animals#lizard01', 'http://dl-learner.org/benchmark/dataset/animals#girl01', 'http://dl-learner.org/benchmark/dataset/animals#eel01', 'http://dl-learner.org/benchmark/dataset/animals#cat01', 'http://dl-learner.org/benchmark/dataset/animals#platypus01', 'http://dl-learner.org/benchmark/dataset/animals#croco01', 'http://dl-learner.org/benchmark/dataset/animals#dolphin01', 'http://dl-learner.org/benchmark/dataset/animals#trout01', 'http://dl-learner.org/benchmark/dataset/animals#bat01', 'http://dl-learner.org/benchmark/dataset/animals#eagle01', 'http://dl-learner.org/benchmark/dataset/animals#ostrich01', 'http://dl-learner.org/benchmark/dataset/animals#shark01', 'http://dl-learner.org/benchmark/dataset/animals#snake01')</text:p>
          </table:table-cell>
        </table:table-row>
        <table:table-row table:style-name="ro1">
          <table:table-cell office:value-type="string" calcext:value-type="string">
            <text:p>HasEggs and hasLegs and (habitat some Land) and (hasCovering some Scales)</text:p>
          </table:table-cell>
          <table:table-cell table:number-columns-repeated="2" office:value-type="string" calcext:value-type="string">
            <text:p>lizard01</text:p>
          </table:table-cell>
          <table:table-cell office:value-type="string" calcext:value-type="string">
            <text:p>[OWLNamedIndividual(IRI('http://dl-learner.org/benchmark/dataset/animals#','penguin01')), OWLNamedIndividual(IRI('http://dl-learner.org/benchmark/dataset/animals#','dragon01')), OWLNamedIndividual(IRI('http://dl-learner.org/benchmark/dataset/animals#','herring01')), OWLNamedIndividual(IRI('http://dl-learner.org/benchmark/dataset/animals#','turtle01')), OWLNamedIndividual(IRI('http://dl-learner.org/benchmark/dataset/animals#','dog01')), OWLNamedIndividual(IRI('http://dl-learner.org/benchmark/dataset/animals#','boy01')), OWLNamedIndividual(IRI('http://dl-learner.org/benchmark/dataset/animals#','trex01')), OWLNamedIndividual(IRI('http://dl-learner.org/benchmark/dataset/animals#','girl01')), OWLNamedIndividual(IRI('http://dl-learner.org/benchmark/dataset/animals#','eel01')), OWLNamedIndividual(IRI('http://dl-learner.org/benchmark/dataset/animals#','cat01')), OWLNamedIndividual(IRI('http://dl-learner.org/benchmark/dataset/animals#','platypus01')), OWLNamedIndividual(IRI('http://dl-learner.org/benchmark/dataset/animals#','croco01')), OWLNamedIndividual(IRI('http://dl-learner.org/benchmark/dataset/animals#','dolphin01')), OWLNamedIndividual(IRI('http://dl-learner.org/benchmark/dataset/animals#','trout01')), OWLNamedIndividual(IRI('http://dl-learner.org/benchmark/dataset/animals#','bat01')), OWLNamedIndividual(IRI('http://dl-learner.org/benchmark/dataset/animals#','eagle01')), OWLNamedIndividual(IRI('http://dl-learner.org/benchmark/dataset/animals#','ostrich01')), OWLNamedIndividual(IRI('http://dl-learner.org/benchmark/dataset/animals#','shark01')), OWLNamedIndividual(IRI('http://dl-learner.org/benchmark/dataset/animals#','snake01'))]</text:p>
          </table:table-cell>
          <table:table-cell office:value-type="string" calcext:value-type="string">
            <text:p>[{'candidate': frozenset({OWLClass(IRI('http://dl-learner.org/benchmark/dataset/animals#','hasLegs'))}), 'change_count': '1'}]</text:p>
          </table:table-cell>
          <table:table-cell office:value-type="string" calcext:value-type="string">
            <text:p>[{'candidate': frozenset({OWLObjectSomeValuesFrom(property=OWLObjectProperty(IRI('http://dl-learner.org/benchmark/dataset/animals#','hasCovering')),filler=OWLClass(IRI('http://dl-learner.org/benchmark/dataset/animals#','Scales')))}), 'change_count': '1'}]</text:p>
          </table:table-cell>
          <table:table-cell office:value-type="string" calcext:value-type="string">
            <text:p>{'Candidate0': {'candidate': frozenset({OWLClass(IRI('http://dl-learner.org/benchmark/dataset/animals#','HasEggs'))}), 'change_count': '1'}, 'Candidate1': {'candidate': frozenset({OWLClass(IRI('http://dl-learner.org/benchmark/dataset/animals#','hasLegs'))}), 'change_count': '1'}, 'Candidate2': {'candidate': frozenset({OWLObjectSomeValuesFrom(property=OWLObjectProperty(IRI('http://dl-learner.org/benchmark/dataset/animals#','habitat')),filler=OWLClass(IRI('http://dl-learner.org/benchmark/dataset/animals#','Land')))}), 'change_count': '1'}, 'Candidate3': {'candidate': frozenset({OWLObjectSomeValuesFrom(property=OWLObjectProperty(IRI('http://dl-learner.org/benchmark/dataset/animals#','hasCovering')),filler=OWLClass(IRI('http://dl-learner.org/benchmark/dataset/animals#','Scales')))}), 'change_count': '1'}}</text:p>
          </table:table-cell>
          <table:table-cell office:value-type="string" calcext:value-type="string">
            <text:p>{'0': {'concept': frozenset({OWLClass(IRI('http://dl-learner.org/benchmark/dataset/animals#','HasEggs'))}), 'lowest_distance': 1, 'all_comparisons': {OWLNamedIndividual(IRI('http://dl-learner.org/benchmark/dataset/animals#','penguin01')): 6, OWLNamedIndividual(IRI('http://dl-learner.org/benchmark/dataset/animals#','dragon01')): 3, OWLNamedIndividual(IRI('http://dl-learner.org/benchmark/dataset/animals#','herring01')): 4, OWLNamedIndividual(IRI('http://dl-learner.org/benchmark/dataset/animals#','turtle01')): 3, OWLNamedIndividual(IRI('http://dl-learner.org/benchmark/dataset/animals#','dog01')): 4, OWLNamedIndividual(IRI('http://dl-learner.org/benchmark/dataset/animals#','boy01')): 3, OWLNamedIndividual(IRI('http://dl-learner.org/benchmark/dataset/animals#','trex01')): 1, OWLNamedIndividual(IRI('http://dl-learner.org/benchmark/dataset/animals#','girl01')): 3, OWLNamedIndividual(IRI('http://dl-learner.org/benchmark/dataset/animals#','eel01')): 6, OWLNamedIndividual(IRI('http://dl-learner.org/benchmark/dataset/animals#','cat01')): 5, OWLNamedIndividual(IRI('http://dl-learner.org/benchmark/dataset/animals#','platypus01')): 7, OWLNamedIndividual(IRI('http://dl-learner.org/benchmark/dataset/animals#','croco01')): 2, OWLNamedIndividual(IRI('http://dl-learner.org/benchmark/dataset/animals#','dolphin01')): 6, OWLNamedIndividual(IRI('http://dl-learner.org/benchmark/dataset/animals#','trout01')): 5, OWLNamedIndividual(IRI('http://dl-learner.org/benchmark/dataset/animals#','bat01')): 7, OWLNamedIndividual(IRI('http://dl-learner.org/benchmark/dataset/animals#','eagle01')): 5, OWLNamedIndividual(IRI('http://dl-learner.org/benchmark/dataset/animals#','ostrich01')): 4, OWLNamedIndividual(IRI('http://dl-learner.org/benchmark/dataset/animals#','shark01')): 7, OWLNamedIndividual(IRI('http://dl-learner.org/benchmark/dataset/animals#','snake01')): 2}}, '1': {'concept': frozenset({OWLClass(IRI('http://dl-learner.org/benchmark/dataset/animals#','hasLegs'))}), 'lowest_distance': 0, 'all_comparisons': {OWLNamedIndividual(IRI('http://dl-learner.org/benchmark/dataset/animals#','penguin01')): 6, OWLNamedIndividual(IRI('http://dl-learner.org/benchmark/dataset/animals#','dragon01')): 3, OWLNamedIndividual(IRI('http://dl-learner.org/benchmark/dataset/animals#','herring01')): 4, OWLNamedIndividual(IRI('http://dl-learner.org/benchmark/dataset/animals#','turtle01')): 3, OWLNamedIndividual(IRI('http://dl-learner.org/benchmark/dataset/animals#','dog01')): 6, OWLNamedIndividual(IRI('http://dl-learner.org/benchmark/dataset/animals#','boy01')): 5, OWLNamedIndividual(IRI('http://dl-learner.org/benchmark/dataset/animals#','trex01')): 1, OWLNamedIndividual(IRI('http://dl-learner.org/benchmark/dataset/animals#','girl01')): 5, OWLNamedIndividual(IRI('http://dl-learner.org/benchmark/dataset/animals#','eel01')): 4, OWLNamedIndividual(IRI('http://dl-learner.org/benchmark/dataset/animals#','cat01')): 5, OWLNamedIndividual(IRI('http://dl-learner.org/benchmark/dataset/animals#','platypus01')): 7, OWLNamedIndividual(IRI('http://dl-learner.org/benchmark/dataset/animals#','croco01')): 2, OWLNamedIndividual(IRI('http://dl-learner.org/benchmark/dataset/animals#','dolphin01')): 6, OWLNamedIndividual(IRI('http://dl-learner.org/benchmark/dataset/animals#','trout01')): 3, OWLNamedIndividual(IRI('http://dl-learner.org/benchmark/dataset/animals#','bat01')): 9, OWLNamedIndividual(IRI('http://dl-learner.org/benchmark/dataset/animals#','eagle01')): 5, OWLNamedIndividual(IRI('http://dl-learner.org/benchmark/dataset/animals#','ostrich01')): 4, OWLNamedIndividual(IRI('http://dl-learner.org/benchmark/dataset/animals#','shark01')): 5, OWLNamedIndividual(IRI('http://dl-learner.org/benchmark/dataset/animals#','snake01')): 0}}, '2': {'concept': frozenset({OWLObjectSomeValuesFrom(property=OWLObjectProperty(IRI('http://dl-learner.org/benchmark/dataset/animals#','habitat')),filler=OWLClass(IRI('http://dl-learner.org/benchmark/dataset/animals#','Land')))}), 'lowest_distance': 1, 'all_comparisons': {OWLNamedIndividual(IRI('http://dl-learner.org/benchmark/dataset/animals#','penguin01')): 4, OWLNamedIndividual(IRI('http://dl-learner.org/benchmark/dataset/animals#','dragon01')): 3, OWLNamedIndividual(IRI('http://dl-learner.org/benchmark/dataset/animals#','herring01')): 2, OWLNamedIndividual(IRI('http://dl-learner.org/benchmark/dataset/animals#','turtle01')): 1, OWLNamedIndividual(IRI('http://dl-learner.org/benchmark/dataset/animals#','dog01')): 6, OWLNamedIndividual(IRI('http://dl-learner.org/benchmark/dataset/animals#','boy01')): 5, OWLNamedIndividual(IRI('http://dl-learner.org/benchmark/dataset/animals#','trex01')): 1, OWLNamedIndividual(IRI('http://dl-learner.org/benchmark/dataset/animals#','girl01')): 5, OWLNamedIndividual(IRI('http://dl-learner.org/benchmark/dataset/animals#','eel01')): 4, OWLNamedIndividual(IRI('http://dl-learner.org/benchmark/dataset/animals#','cat01')): 5, OWLNamedIndividual(IRI('http://dl-learner.org/benchmark/dataset/animals#','platypus01')): 5, OWLNamedIndividual(IRI('http://dl-learner.org/benchmark/dataset/animals#','croco01')): 2, OWLNamedIndividual(IRI('http://dl-learner.org/benchmark/dataset/animals#','dolphin01')): 6, OWLNamedIndividual(IRI('http://dl-learner.org/benchmark/dataset/animals#','trout01')): 3, OWLNamedIndividual(IRI('http://dl-learner.org/benchmark/dataset/animals#','bat01')): 7, OWLNamedIndividual(IRI('http://dl-learner.org/benchmark/dataset/animals#','eagle01')): 5, OWLNamedIndividual(IRI('http://dl-learner.org/benchmark/dataset/animals#','ostrich01')): 4, OWLNamedIndividual(IRI('http://dl-learner.org/benchmark/dataset/animals#','shark01')): 5, OWLNamedIndividual(IRI('http://dl-learner.org/benchmark/dataset/animals#','snake01')): 2}}, '3': {'concept': frozenset({OWLObjectSomeValuesFrom(property=OWLObjectProperty(IRI('http://dl-learner.org/benchmark/dataset/animals#','hasCovering')),filler=OWLClass(IRI('http://dl-learner.org/benchmark/dataset/animals#','Scales')))}), 'lowest_distance': 1, 'all_comparisons': {OWLNamedIndividual(IRI('http://dl-learner.org/benchmark/dataset/animals#','penguin01')): 4, OWLNamedIndividual(IRI('http://dl-learner.org/benchmark/dataset/animals#','dragon01')): 3, OWLNamedIndividual(IRI('http://dl-learner.org/benchmark/dataset/animals#','herring01')): 4, OWLNamedIndividual(IRI('http://dl-learner.org/benchmark/dataset/animals#','turtle01')): 3, OWLNamedIndividual(IRI('http://dl-learner.org/benchmark/dataset/animals#','dog01')): 4, OWLNamedIndividual(IRI('http://dl-learner.org/benchmark/dataset/animals#','boy01')): 3, OWLNamedIndividual(IRI('http://dl-learner.org/benchmark/dataset/animals#','trex01')): 1, OWLNamedIndividual(IRI('http://dl-learner.org/benchmark/dataset/animals#','girl01')): 3, OWLNamedIndividual(IRI('http://dl-learner.org/benchmark/dataset/animals#','eel01')): 4, OWLNamedIndividual(IRI('http://dl-learner.org/benchmark/dataset/animals#','cat01')): 5, OWLNamedIndividual(IRI('http://dl-learner.org/benchmark/dataset/animals#','platypus01')): 5, OWLNamedIndividual(IRI('http://dl-learner.org/benchmark/dataset/animals#','croco01')): 2, OWLNamedIndividual(IRI('http://dl-learner.org/benchmark/dataset/animals#','dolphin01')): 6, OWLNamedIndividual(IRI('http://dl-learner.org/benchmark/dataset/animals#','trout01')): 5, OWLNamedIndividual(IRI('http://dl-learner.org/benchmark/dataset/animals#','bat01')): 7, OWLNamedIndividual(IRI('http://dl-learner.org/benchmark/dataset/animals#','eagle01')): 3, OWLNamedIndividual(IRI('http://dl-learner.org/benchmark/dataset/animals#','ostrich01')): 2, OWLNamedIndividual(IRI('http://dl-learner.org/benchmark/dataset/animals#','shark01')): 5, OWLNamedIndividual(IRI('http://dl-learner.org/benchmark/dataset/animals#','snake01')): 2}}}</text:p>
          </table:table-cell>
          <table:table-cell office:value-type="string" calcext:value-type="string">
            <text:p>('http://dl-learner.org/benchmark/dataset/animals#lizard01',)</text:p>
          </table:table-cell>
          <table:table-cell office:value-type="string" calcext:value-type="string">
            <text:p>('http://dl-learner.org/benchmark/dataset/animals#penguin01', 'http://dl-learner.org/benchmark/dataset/animals#dragon01', 'http://dl-learner.org/benchmark/dataset/animals#herring01', 'http://dl-learner.org/benchmark/dataset/animals#turtle01', 'http://dl-learner.org/benchmark/dataset/animals#dog01', 'http://dl-learner.org/benchmark/dataset/animals#boy01', 'http://dl-learner.org/benchmark/dataset/animals#trex01', 'http://dl-learner.org/benchmark/dataset/animals#girl01', 'http://dl-learner.org/benchmark/dataset/animals#eel01', 'http://dl-learner.org/benchmark/dataset/animals#cat01', 'http://dl-learner.org/benchmark/dataset/animals#platypus01', 'http://dl-learner.org/benchmark/dataset/animals#croco01', 'http://dl-learner.org/benchmark/dataset/animals#dolphin01', 'http://dl-learner.org/benchmark/dataset/animals#trout01', 'http://dl-learner.org/benchmark/dataset/animals#bat01', 'http://dl-learner.org/benchmark/dataset/animals#eagle01', 'http://dl-learner.org/benchmark/dataset/animals#ostrich01', 'http://dl-learner.org/benchmark/dataset/animals#shark01', 'http://dl-learner.org/benchmark/dataset/animals#snake01')</text:p>
          </table:table-cell>
        </table:table-row>
        <table:table-row table:style-name="ro1">
          <table:table-cell office:value-type="string" calcext:value-type="string">
            <text:p>hasLegs and (residence some Thing)</text:p>
          </table:table-cell>
          <table:table-cell table:number-columns-repeated="2" office:value-type="string" calcext:value-type="string">
            <text:p>girl01</text:p>
          </table:table-cell>
          <table:table-cell office:value-type="string" calcext:value-type="string">
            <text:p>[OWLNamedIndividual(IRI('http://dl-learner.org/benchmark/dataset/animals#','penguin01')), OWLNamedIndividual(IRI('http://dl-learner.org/benchmark/dataset/animals#','dragon01')), OWLNamedIndividual(IRI('http://dl-learner.org/benchmark/dataset/animals#','herring01')), OWLNamedIndividual(IRI('http://dl-learner.org/benchmark/dataset/animals#','turtle01')), OWLNamedIndividual(IRI('http://dl-learner.org/benchmark/dataset/animals#','dog01')), OWLNamedIndividual(IRI('http://dl-learner.org/benchmark/dataset/animals#','boy01')), OWLNamedIndividual(IRI('http://dl-learner.org/benchmark/dataset/animals#','trex01')), OWLNamedIndividual(IRI('http://dl-learner.org/benchmark/dataset/animals#','lizard01')), OWLNamedIndividual(IRI('http://dl-learner.org/benchmark/dataset/animals#','eel01')), OWLNamedIndividual(IRI('http://dl-learner.org/benchmark/dataset/animals#','cat01')), OWLNamedIndividual(IRI('http://dl-learner.org/benchmark/dataset/animals#','platypus01')), OWLNamedIndividual(IRI('http://dl-learner.org/benchmark/dataset/animals#','croco01')), OWLNamedIndividual(IRI('http://dl-learner.org/benchmark/dataset/animals#','dolphin01')), OWLNamedIndividual(IRI('http://dl-learner.org/benchmark/dataset/animals#','trout01')), OWLNamedIndividual(IRI('http://dl-learner.org/benchmark/dataset/animals#','bat01')), OWLNamedIndividual(IRI('http://dl-learner.org/benchmark/dataset/animals#','eagle01')), OWLNamedIndividual(IRI('http://dl-learner.org/benchmark/dataset/animals#','ostrich01')), OWLNamedIndividual(IRI('http://dl-learner.org/benchmark/dataset/animals#','shark01')), OWLNamedIndividual(IRI('http://dl-learner.org/benchmark/dataset/animals#','snake01'))]</text:p>
          </table:table-cell>
          <table:table-cell table:number-columns-repeated="2" office:value-type="string" calcext:value-type="string">
            <text:p>[{'candidate': frozenset({OWLClass(IRI('http://dl-learner.org/benchmark/dataset/animals#','hasLegs'))}), 'change_count': '1'}]</text:p>
          </table:table-cell>
          <table:table-cell office:value-type="string" calcext:value-type="string">
            <text:p>{'Candidate0': {'candidate': frozenset({OWLClass(IRI('http://dl-learner.org/benchmark/dataset/animals#','hasLegs'))}), 'change_count': '1'}}</text:p>
          </table:table-cell>
          <table:table-cell office:value-type="string" calcext:value-type="string">
            <text:p>{'0': {'concept': frozenset({OWLClass(IRI('http://dl-learner.org/benchmark/dataset/animals#','hasLegs'))}), 'lowest_distance': 1, 'all_comparisons': {OWLNamedIndividual(IRI('http://dl-learner.org/benchmark/dataset/animals#','penguin01')): 8, OWLNamedIndividual(IRI('http://dl-learner.org/benchmark/dataset/animals#','dragon01')): 3, OWLNamedIndividual(IRI('http://dl-learner.org/benchmark/dataset/animals#','herring01')): 8, OWLNamedIndividual(IRI('http://dl-learner.org/benchmark/dataset/animals#','turtle01')): 7, OWLNamedIndividual(IRI('http://dl-learner.org/benchmark/dataset/animals#','dog01')): 6, OWLNamedIndividual(IRI('http://dl-learner.org/benchmark/dataset/animals#','boy01')): 1, OWLNamedIndividual(IRI('http://dl-learner.org/benchmark/dataset/animals#','trex01')): 5, OWLNamedIndividual(IRI('http://dl-learner.org/benchmark/dataset/animals#','lizard01')): 5, OWLNamedIndividual(IRI('http://dl-learner.org/benchmark/dataset/animals#','eel01')): 6, OWLNamedIndividual(IRI('http://dl-learner.org/benchmark/dataset/animals#','cat01')): 5, OWLNamedIndividual(IRI('http://dl-learner.org/benchmark/dataset/animals#','platypus01')): 9, OWLNamedIndividual(IRI('http://dl-learner.org/benchmark/dataset/animals#','croco01')): 6, OWLNamedIndividual(IRI('http://dl-learner.org/benchmark/dataset/animals#','dolphin01')): 6, OWLNamedIndividual(IRI('http://dl-learner.org/benchmark/dataset/animals#','trout01')): 7, OWLNamedIndividual(IRI('http://dl-learner.org/benchmark/dataset/animals#','bat01')): 9, OWLNamedIndividual(IRI('http://dl-learner.org/benchmark/dataset/animals#','eagle01')): 7, OWLNamedIndividual(IRI('http://dl-learner.org/benchmark/dataset/animals#','ostrich01')): 6, OWLNamedIndividual(IRI('http://dl-learner.org/benchmark/dataset/animals#','shark01')): 7, OWLNamedIndividual(IRI('http://dl-learner.org/benchmark/dataset/animals#','snake01')): 4}}}</text:p>
          </table:table-cell>
          <table:table-cell office:value-type="string" calcext:value-type="string">
            <text:p>('http://dl-learner.org/benchmark/dataset/animals#girl01',)</text:p>
          </table:table-cell>
          <table:table-cell office:value-type="string" calcext:value-type="string">
            <text:p>('http://dl-learner.org/benchmark/dataset/animals#penguin01', 'http://dl-learner.org/benchmark/dataset/animals#dragon01', 'http://dl-learner.org/benchmark/dataset/animals#herring01', 'http://dl-learner.org/benchmark/dataset/animals#turtle01', 'http://dl-learner.org/benchmark/dataset/animals#dog01', 'http://dl-learner.org/benchmark/dataset/animals#boy01', 'http://dl-learner.org/benchmark/dataset/animals#trex01', 'http://dl-learner.org/benchmark/dataset/animals#lizard01', 'http://dl-learner.org/benchmark/dataset/animals#eel01', 'http://dl-learner.org/benchmark/dataset/animals#cat01', 'http://dl-learner.org/benchmark/dataset/animals#platypus01', 'http://dl-learner.org/benchmark/dataset/animals#croco01', 'http://dl-learner.org/benchmark/dataset/animals#dolphin01', 'http://dl-learner.org/benchmark/dataset/animals#trout01', 'http://dl-learner.org/benchmark/dataset/animals#bat01', 'http://dl-learner.org/benchmark/dataset/animals#eagle01', 'http://dl-learner.org/benchmark/dataset/animals#ostrich01', 'http://dl-learner.org/benchmark/dataset/animals#shark01', 'http://dl-learner.org/benchmark/dataset/animals#snake01')</text:p>
          </table:table-cell>
        </table:table-row>
        <table:table-row table:style-name="ro1">
          <table:table-cell office:value-type="string" calcext:value-type="string">
            <text:p>HasGills and (habitat some Thing)</text:p>
          </table:table-cell>
          <table:table-cell table:number-columns-repeated="2" office:value-type="string" calcext:value-type="string">
            <text:p>eel01</text:p>
          </table:table-cell>
          <table:table-cell office:value-type="string" calcext:value-type="string">
            <text:p>[OWLNamedIndividual(IRI('http://dl-learner.org/benchmark/dataset/animals#','penguin01')), OWLNamedIndividual(IRI('http://dl-learner.org/benchmark/dataset/animals#','dragon01')), OWLNamedIndividual(IRI('http://dl-learner.org/benchmark/dataset/animals#','herring01')), OWLNamedIndividual(IRI('http://dl-learner.org/benchmark/dataset/animals#','turtle01')), OWLNamedIndividual(IRI('http://dl-learner.org/benchmark/dataset/animals#','dog01')), OWLNamedIndividual(IRI('http://dl-learner.org/benchmark/dataset/animals#','boy01')), OWLNamedIndividual(IRI('http://dl-learner.org/benchmark/dataset/animals#','trex01')), OWLNamedIndividual(IRI('http://dl-learner.org/benchmark/dataset/animals#','lizard01')), OWLNamedIndividual(IRI('http://dl-learner.org/benchmark/dataset/animals#','girl01')), OWLNamedIndividual(IRI('http://dl-learner.org/benchmark/dataset/animals#','cat01')), OWLNamedIndividual(IRI('http://dl-learner.org/benchmark/dataset/animals#','platypus01')), OWLNamedIndividual(IRI('http://dl-learner.org/benchmark/dataset/animals#','croco01')), OWLNamedIndividual(IRI('http://dl-learner.org/benchmark/dataset/animals#','dolphin01')), OWLNamedIndividual(IRI('http://dl-learner.org/benchmark/dataset/animals#','trout01')), OWLNamedIndividual(IRI('http://dl-learner.org/benchmark/dataset/animals#','bat01')), OWLNamedIndividual(IRI('http://dl-learner.org/benchmark/dataset/animals#','eagle01')), OWLNamedIndividual(IRI('http://dl-learner.org/benchmark/dataset/animals#','ostrich01')), OWLNamedIndividual(IRI('http://dl-learner.org/benchmark/dataset/animals#','shark01')), OWLNamedIndividual(IRI('http://dl-learner.org/benchmark/dataset/animals#','snake01'))]</text:p>
          </table:table-cell>
          <table:table-cell office:value-type="string" calcext:value-type="string">
            <text:p>[{'candidate': frozenset({OWLObjectSomeValuesFrom(property=OWLObjectProperty(IRI('http://dl-learner.org/benchmark/dataset/animals#','habitat')),filler=OWLClass(IRI('http://www.w3.org/2002/07/owl#','Thing')))}), 'change_count': '1'}, {'candidate': frozenset({OWLClass(IRI('http://dl-learner.org/benchmark/dataset/animals#','HasGills'))}), 'change_count': '1'}]</text:p>
          </table:table-cell>
          <table:table-cell office:value-type="string" calcext:value-type="string">
            <text:p>[{'candidate': frozenset({OWLClass(IRI('http://dl-learner.org/benchmark/dataset/animals#','HasGills'))}), 'change_count': '1'}]</text:p>
          </table:table-cell>
          <table:table-cell office:value-type="string" calcext:value-type="string">
            <text:p>{'Candidate0': {'candidate': frozenset({OWLObjectSomeValuesFrom(property=OWLObjectProperty(IRI('http://dl-learner.org/benchmark/dataset/animals#','habitat')),filler=OWLClass(IRI('http://www.w3.org/2002/07/owl#','Thing')))}), 'change_count': '1'}, 'Candidate1': {'candidate': frozenset({OWLClass(IRI('http://dl-learner.org/benchmark/dataset/animals#','HasGills'))}), 'change_count': '1'}}</text:p>
          </table:table-cell>
          <table:table-cell office:value-type="string" calcext:value-type="string">
            <text:p>{'0': {'concept': frozenset({OWLObjectSomeValuesFrom(property=OWLObjectProperty(IRI('http://dl-learner.org/benchmark/dataset/animals#','habitat')),filler=OWLClass(IRI('http://www.w3.org/2002/07/owl#','Thing')))}), 'lowest_distance': 2, 'all_comparisons': {OWLNamedIndividual(IRI('http://dl-learner.org/benchmark/dataset/animals#','penguin01')): 5, OWLNamedIndividual(IRI('http://dl-learner.org/benchmark/dataset/animals#','dragon01')): 2, OWLNamedIndividual(IRI('http://dl-learner.org/benchmark/dataset/animals#','herring01')): 3, OWLNamedIndividual(IRI('http://dl-learner.org/benchmark/dataset/animals#','turtle01')): 4, OWLNamedIndividual(IRI('http://dl-learner.org/benchmark/dataset/animals#','dog01')): 7, OWLNamedIndividual(IRI('http://dl-learner.org/benchmark/dataset/animals#','boy01')): 6, OWLNamedIndividual(IRI('http://dl-learner.org/benchmark/dataset/animals#','trex01')): 4, OWLNamedIndividual(IRI('http://dl-learner.org/benchmark/dataset/animals#','lizard01')): 4, OWLNamedIndividual(IRI('http://dl-learner.org/benchmark/dataset/animals#','girl01')): 6, OWLNamedIndividual(IRI('http://dl-learner.org/benchmark/dataset/animals#','cat01')): 4, OWLNamedIndividual(IRI('http://dl-learner.org/benchmark/dataset/animals#','platypus01')): 6, OWLNamedIndividual(IRI('http://dl-learner.org/benchmark/dataset/animals#','croco01')): 5, OWLNamedIndividual(IRI('http://dl-learner.org/benchmark/dataset/animals#','dolphin01')): 5, OWLNamedIndividual(IRI('http://dl-learner.org/benchmark/dataset/animals#','trout01')): 2, OWLNamedIndividual(IRI('http://dl-learner.org/benchmark/dataset/animals#','bat01')): 8, OWLNamedIndividual(IRI('http://dl-learner.org/benchmark/dataset/animals#','eagle01')): 6, OWLNamedIndividual(IRI('http://dl-learner.org/benchmark/dataset/animals#','ostrich01')): 5, OWLNamedIndividual(IRI('http://dl-learner.org/benchmark/dataset/animals#','shark01')): 2, OWLNamedIndividual(IRI('http://dl-learner.org/benchmark/dataset/animals#','snake01')): 3}}, '1': {'concept': frozenset({OWLClass(IRI('http://dl-learner.org/benchmark/dataset/animals#','HasGills'))}), 'lowest_distance': 2, 'all_comparisons': {OWLNamedIndividual(IRI('http://dl-learner.org/benchmark/dataset/animals#','penguin01')): 3, OWLNamedIndividual(IRI('http://dl-learner.org/benchmark/dataset/animals#','dragon01')): 2, OWLNamedIndividual(IRI('http://dl-learner.org/benchmark/dataset/animals#','herring01')): 3, OWLNamedIndividual(IRI('http://dl-learner.org/benchmark/dataset/animals#','turtle01')): 2, OWLNamedIndividual(IRI('http://dl-learner.org/benchmark/dataset/animals#','dog01')): 7, OWLNamedIndividual(IRI('http://dl-learner.org/benchmark/dataset/animals#','boy01')): 6, OWLNamedIndividual(IRI('http://dl-learner.org/benchmark/dataset/animals#','trex01')): 4, OWLNamedIndividual(IRI('http://dl-learner.org/benchmark/dataset/animals#','lizard01')): 4, OWLNamedIndividual(IRI('http://dl-learner.org/benchmark/dataset/animals#','girl01')): 6, OWLNamedIndividual(IRI('http://dl-learner.org/benchmark/dataset/animals#','cat01')): 4, OWLNamedIndividual(IRI('http://dl-learner.org/benchmark/dataset/animals#','platypus01')): 4, OWLNamedIndividual(IRI('http://dl-learner.org/benchmark/dataset/animals#','croco01')): 3, OWLNamedIndividual(IRI('http://dl-learner.org/benchmark/dataset/animals#','dolphin01')): 3, OWLNamedIndividual(IRI('http://dl-learner.org/benchmark/dataset/animals#','trout01')): 2, OWLNamedIndividual(IRI('http://dl-learner.org/benchmark/dataset/animals#','bat01')): 8, OWLNamedIndividual(IRI('http://dl-learner.org/benchmark/dataset/animals#','eagle01')): 6, OWLNamedIndividual(IRI('http://dl-learner.org/benchmark/dataset/animals#','ostrich01')): 5, OWLNamedIndividual(IRI('http://dl-learner.org/benchmark/dataset/animals#','shark01')): 2, OWLNamedIndividual(IRI('http://dl-learner.org/benchmark/dataset/animals#','snake01')): 3}}}</text:p>
          </table:table-cell>
          <table:table-cell office:value-type="string" calcext:value-type="string">
            <text:p>('http://dl-learner.org/benchmark/dataset/animals#eel01',)</text:p>
          </table:table-cell>
          <table:table-cell office:value-type="string" calcext:value-type="string">
            <text:p>('http://dl-learner.org/benchmark/dataset/animals#penguin01', 'http://dl-learner.org/benchmark/dataset/animals#dragon01', 'http://dl-learner.org/benchmark/dataset/animals#herring01', 'http://dl-learner.org/benchmark/dataset/animals#turtle01', 'http://dl-learner.org/benchmark/dataset/animals#dog01', 'http://dl-learner.org/benchmark/dataset/animals#boy01', 'http://dl-learner.org/benchmark/dataset/animals#trex01', 'http://dl-learner.org/benchmark/dataset/animals#lizard01', 'http://dl-learner.org/benchmark/dataset/animals#girl01', 'http://dl-learner.org/benchmark/dataset/animals#cat01', 'http://dl-learner.org/benchmark/dataset/animals#platypus01', 'http://dl-learner.org/benchmark/dataset/animals#croco01', 'http://dl-learner.org/benchmark/dataset/animals#dolphin01', 'http://dl-learner.org/benchmark/dataset/animals#trout01', 'http://dl-learner.org/benchmark/dataset/animals#bat01', 'http://dl-learner.org/benchmark/dataset/animals#eagle01', 'http://dl-learner.org/benchmark/dataset/animals#ostrich01', 'http://dl-learner.org/benchmark/dataset/animals#shark01', 'http://dl-learner.org/benchmark/dataset/animals#snake01')</text:p>
          </table:table-cell>
        </table:table-row>
        <table:table-row table:style-name="ro1">
          <table:table-cell office:value-type="string" calcext:value-type="string">
            <text:p>OWLClass(IRI('http://dl-learner.org/benchmark/dataset/animals#','HasMilk'))</text:p>
          </table:table-cell>
          <table:table-cell table:number-columns-repeated="2" office:value-type="string" calcext:value-type="string">
            <text:p>cat01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('http://dl-learner.org/benchmark/dataset/animals#cat01',)</text:p>
          </table:table-cell>
          <table:table-cell office:value-type="string" calcext:value-type="string">
            <text:p>('http://dl-learner.org/benchmark/dataset/animals#penguin01', 'http://dl-learner.org/benchmark/dataset/animals#dragon01', 'http://dl-learner.org/benchmark/dataset/animals#herring01', 'http://dl-learner.org/benchmark/dataset/animals#turtle01', 'http://dl-learner.org/benchmark/dataset/animals#dog01', 'http://dl-learner.org/benchmark/dataset/animals#boy01', 'http://dl-learner.org/benchmark/dataset/animals#trex01', 'http://dl-learner.org/benchmark/dataset/animals#lizard01', 'http://dl-learner.org/benchmark/dataset/animals#girl01', 'http://dl-learner.org/benchmark/dataset/animals#eel01', 'http://dl-learner.org/benchmark/dataset/animals#platypus01', 'http://dl-learner.org/benchmark/dataset/animals#croco01', 'http://dl-learner.org/benchmark/dataset/animals#dolphin01', 'http://dl-learner.org/benchmark/dataset/animals#trout01', 'http://dl-learner.org/benchmark/dataset/animals#bat01', 'http://dl-learner.org/benchmark/dataset/animals#eagle01', 'http://dl-learner.org/benchmark/dataset/animals#ostrich01', 'http://dl-learner.org/benchmark/dataset/animals#shark01', 'http://dl-learner.org/benchmark/dataset/animals#snake01')</text:p>
          </table:table-cell>
        </table:table-row>
        <table:table-row table:style-name="ro1">
          <table:table-cell office:value-type="string" calcext:value-type="string">
            <text:p>OWLClass(IRI('http://dl-learner.org/benchmark/dataset/animals#','hasMilk'))</text:p>
          </table:table-cell>
          <table:table-cell table:number-columns-repeated="2" office:value-type="string" calcext:value-type="string">
            <text:p>platypus01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('http://dl-learner.org/benchmark/dataset/animals#platypus01',)</text:p>
          </table:table-cell>
          <table:table-cell office:value-type="string" calcext:value-type="string">
            <text:p>('http://dl-learner.org/benchmark/dataset/animals#penguin01', 'http://dl-learner.org/benchmark/dataset/animals#dragon01', 'http://dl-learner.org/benchmark/dataset/animals#herring01', 'http://dl-learner.org/benchmark/dataset/animals#turtle01', 'http://dl-learner.org/benchmark/dataset/animals#dog01', 'http://dl-learner.org/benchmark/dataset/animals#boy01', 'http://dl-learner.org/benchmark/dataset/animals#trex01', 'http://dl-learner.org/benchmark/dataset/animals#lizard01', 'http://dl-learner.org/benchmark/dataset/animals#girl01', 'http://dl-learner.org/benchmark/dataset/animals#eel01', 'http://dl-learner.org/benchmark/dataset/animals#cat01', 'http://dl-learner.org/benchmark/dataset/animals#croco01', 'http://dl-learner.org/benchmark/dataset/animals#dolphin01', 'http://dl-learner.org/benchmark/dataset/animals#trout01', 'http://dl-learner.org/benchmark/dataset/animals#bat01', 'http://dl-learner.org/benchmark/dataset/animals#eagle01', 'http://dl-learner.org/benchmark/dataset/animals#ostrich01', 'http://dl-learner.org/benchmark/dataset/animals#shark01', 'http://dl-learner.org/benchmark/dataset/animals#snake01')</text:p>
          </table:table-cell>
        </table:table-row>
        <table:table-row table:style-name="ro1">
          <table:table-cell office:value-type="string" calcext:value-type="string">
            <text:p>HasEggs and hasLegs and (hasCovering some Scales)</text:p>
          </table:table-cell>
          <table:table-cell table:number-columns-repeated="2" office:value-type="string" calcext:value-type="string">
            <text:p>croco01</text:p>
          </table:table-cell>
          <table:table-cell office:value-type="string" calcext:value-type="string">
            <text:p>[OWLNamedIndividual(IRI('http://dl-learner.org/benchmark/dataset/animals#','penguin01')), OWLNamedIndividual(IRI('http://dl-learner.org/benchmark/dataset/animals#','dragon01')), OWLNamedIndividual(IRI('http://dl-learner.org/benchmark/dataset/animals#','herring01')), OWLNamedIndividual(IRI('http://dl-learner.org/benchmark/dataset/animals#','turtle01')), OWLNamedIndividual(IRI('http://dl-learner.org/benchmark/dataset/animals#','dog01')), OWLNamedIndividual(IRI('http://dl-learner.org/benchmark/dataset/animals#','boy01')), OWLNamedIndividual(IRI('http://dl-learner.org/benchmark/dataset/animals#','trex01')), OWLNamedIndividual(IRI('http://dl-learner.org/benchmark/dataset/animals#','lizard01')), OWLNamedIndividual(IRI('http://dl-learner.org/benchmark/dataset/animals#','girl01')), OWLNamedIndividual(IRI('http://dl-learner.org/benchmark/dataset/animals#','eel01')), OWLNamedIndividual(IRI('http://dl-learner.org/benchmark/dataset/animals#','cat01')), OWLNamedIndividual(IRI('http://dl-learner.org/benchmark/dataset/animals#','platypus01')), OWLNamedIndividual(IRI('http://dl-learner.org/benchmark/dataset/animals#','dolphin01')), OWLNamedIndividual(IRI('http://dl-learner.org/benchmark/dataset/animals#','trout01')), OWLNamedIndividual(IRI('http://dl-learner.org/benchmark/dataset/animals#','bat01')), OWLNamedIndividual(IRI('http://dl-learner.org/benchmark/dataset/animals#','eagle01')), OWLNamedIndividual(IRI('http://dl-learner.org/benchmark/dataset/animals#','ostrich01')), OWLNamedIndividual(IRI('http://dl-learner.org/benchmark/dataset/animals#','shark01')), OWLNamedIndividual(IRI('http://dl-learner.org/benchmark/dataset/animals#','snake01'))]</text:p>
          </table:table-cell>
          <table:table-cell office:value-type="string" calcext:value-type="string">
            <text:p>[{'candidate': frozenset({OWLClass(IRI('http://dl-learner.org/benchmark/dataset/animals#','hasLegs'))}), 'change_count': '1'}]</text:p>
          </table:table-cell>
          <table:table-cell office:value-type="string" calcext:value-type="string">
            <text:p>[{'candidate': frozenset({OWLObjectSomeValuesFrom(property=OWLObjectProperty(IRI('http://dl-learner.org/benchmark/dataset/animals#','hasCovering')),filler=OWLClass(IRI('http://dl-learner.org/benchmark/dataset/animals#','Scales')))}), 'change_count': '1'}]</text:p>
          </table:table-cell>
          <table:table-cell office:value-type="string" calcext:value-type="string">
            <text:p>{'Candidate0': {'candidate': frozenset({OWLClass(IRI('http://dl-learner.org/benchmark/dataset/animals#','HasEggs'))}), 'change_count': '1'}, 'Candidate1': {'candidate': frozenset({OWLClass(IRI('http://dl-learner.org/benchmark/dataset/animals#','hasLegs'))}), 'change_count': '1'}, 'Candidate2': {'candidate': frozenset({OWLObjectSomeValuesFrom(property=OWLObjectProperty(IRI('http://dl-learner.org/benchmark/dataset/animals#','hasCovering')),filler=OWLClass(IRI('http://dl-learner.org/benchmark/dataset/animals#','Scales')))}), 'change_count': '1'}}</text:p>
          </table:table-cell>
          <table:table-cell office:value-type="string" calcext:value-type="string">
            <text:p>{'0': {'concept': frozenset({OWLClass(IRI('http://dl-learner.org/benchmark/dataset/animals#','HasEggs'))}), 'lowest_distance': 2, 'all_comparisons': {OWLNamedIndividual(IRI('http://dl-learner.org/benchmark/dataset/animals#','penguin01')): 5, OWLNamedIndividual(IRI('http://dl-learner.org/benchmark/dataset/animals#','dragon01')): 4, OWLNamedIndividual(IRI('http://dl-learner.org/benchmark/dataset/animals#','herring01')): 3, OWLNamedIndividual(IRI('http://dl-learner.org/benchmark/dataset/animals#','turtle01')): 2, OWLNamedIndividual(IRI('http://dl-learner.org/benchmark/dataset/animals#','dog01')): 5, OWLNamedIndividual(IRI('http://dl-learner.org/benchmark/dataset/animals#','boy01')): 4, OWLNamedIndividual(IRI('http://dl-learner.org/benchmark/dataset/animals#','trex01')): 2, OWLNamedIndividual(IRI('http://dl-learner.org/benchmark/dataset/animals#','lizard01')): 2, OWLNamedIndividual(IRI('http://dl-learner.org/benchmark/dataset/animals#','girl01')): 4, OWLNamedIndividual(IRI('http://dl-learner.org/benchmark/dataset/animals#','eel01')): 5, OWLNamedIndividual(IRI('http://dl-learner.org/benchmark/dataset/animals#','cat01')): 6, OWLNamedIndividual(IRI('http://dl-learner.org/benchmark/dataset/animals#','platypus01')): 6, OWLNamedIndividual(IRI('http://dl-learner.org/benchmark/dataset/animals#','dolphin01')): 5, OWLNamedIndividual(IRI('http://dl-learner.org/benchmark/dataset/animals#','trout01')): 4, OWLNamedIndividual(IRI('http://dl-learner.org/benchmark/dataset/animals#','bat01')): 8, OWLNamedIndividual(IRI('http://dl-learner.org/benchmark/dataset/animals#','eagle01')): 6, OWLNamedIndividual(IRI('http://dl-learner.org/benchmark/dataset/animals#','ostrich01')): 5, OWLNamedIndividual(IRI('http://dl-learner.org/benchmark/dataset/animals#','shark01')): 6, OWLNamedIndividual(IRI('http://dl-learner.org/benchmark/dataset/animals#','snake01')): 3}}, '1': {'concept': frozenset({OWLClass(IRI('http://dl-learner.org/benchmark/dataset/animals#','hasLegs'))}), 'lowest_distance': 1, 'all_comparisons': {OWLNamedIndividual(IRI('http://dl-learner.org/benchmark/dataset/animals#','penguin01')): 5, OWLNamedIndividual(IRI('http://dl-learner.org/benchmark/dataset/animals#','dragon01')): 4, OWLNamedIndividual(IRI('http://dl-learner.org/benchmark/dataset/animals#','herring01')): 3, OWLNamedIndividual(IRI('http://dl-learner.org/benchmark/dataset/animals#','turtle01')): 2, OWLNamedIndividual(IRI('http://dl-learner.org/benchmark/dataset/animals#','dog01')): 7, OWLNamedIndividual(IRI('http://dl-learner.org/benchmark/dataset/animals#','boy01')): 6, OWLNamedIndividual(IRI('http://dl-learner.org/benchmark/dataset/animals#','trex01')): 2, OWLNamedIndividual(IRI('http://dl-learner.org/benchmark/dataset/animals#','lizard01')): 2, OWLNamedIndividual(IRI('http://dl-learner.org/benchmark/dataset/animals#','girl01')): 6, OWLNamedIndividual(IRI('http://dl-learner.org/benchmark/dataset/animals#','eel01')): 3, OWLNamedIndividual(IRI('http://dl-learner.org/benchmark/dataset/animals#','cat01')): 6, OWLNamedIndividual(IRI('http://dl-learner.org/benchmark/dataset/animals#','platypus01')): 6, OWLNamedIndividual(IRI('http://dl-learner.org/benchmark/dataset/animals#','dolphin01')): 5, OWLNamedIndividual(IRI('http://dl-learner.org/benchmark/dataset/animals#','trout01')): 2, OWLNamedIndividual(IRI('http://dl-learner.org/benchmark/dataset/animals#','bat01')): 10, OWLNamedIndividual(IRI('http://dl-learner.org/benchmark/dataset/animals#','eagle01')): 6, OWLNamedIndividual(IRI('http://dl-learner.org/benchmark/dataset/animals#','ostrich01')): 5, OWLNamedIndividual(IRI('http://dl-learner.org/benchmark/dataset/animals#','shark01')): 4, OWLNamedIndividual(IRI('http://dl-learner.org/benchmark/dataset/animals#','snake01')): 1}}, '2': {'concept': frozenset({OWLObjectSomeValuesFrom(property=OWLObjectProperty(IRI('http://dl-learner.org/benchmark/dataset/animals#','hasCovering')),filler=OWLClass(IRI('http://dl-learner.org/benchmark/dataset/animals#','Scales')))}), 'lowest_distance': 2, 'all_comparisons': {OWLNamedIndividual(IRI('http://dl-learner.org/benchmark/dataset/animals#','penguin01')): 3, OWLNamedIndividual(IRI('http://dl-learner.org/benchmark/dataset/animals#','dragon01')): 4, OWLNamedIndividual(IRI('http://dl-learner.org/benchmark/dataset/animals#','herring01')): 3, OWLNamedIndividual(IRI('http://dl-learner.org/benchmark/dataset/animals#','turtle01')): 2, OWLNamedIndividual(IRI('http://dl-learner.org/benchmark/dataset/animals#','dog01')): 5, OWLNamedIndividual(IRI('http://dl-learner.org/benchmark/dataset/animals#','boy01')): 4, OWLNamedIndividual(IRI('http://dl-learner.org/benchmark/dataset/animals#','trex01')): 2, OWLNamedIndividual(IRI('http://dl-learner.org/benchmark/dataset/animals#','lizard01')): 2, OWLNamedIndividual(IRI('http://dl-learner.org/benchmark/dataset/animals#','girl01')): 4, OWLNamedIndividual(IRI('http://dl-learner.org/benchmark/dataset/animals#','eel01')): 3, OWLNamedIndividual(IRI('http://dl-learner.org/benchmark/dataset/animals#','cat01')): 6, OWLNamedIndividual(IRI('http://dl-learner.org/benchmark/dataset/animals#','platypus01')): 4, OWLNamedIndividual(IRI('http://dl-learner.org/benchmark/dataset/animals#','dolphin01')): 5, OWLNamedIndividual(IRI('http://dl-learner.org/benchmark/dataset/animals#','trout01')): 4, OWLNamedIndividual(IRI('http://dl-learner.org/benchmark/dataset/animals#','bat01')): 8, OWLNamedIndividual(IRI('http://dl-learner.org/benchmark/dataset/animals#','eagle01')): 4, OWLNamedIndividual(IRI('http://dl-learner.org/benchmark/dataset/animals#','ostrich01')): 3, OWLNamedIndividual(IRI('http://dl-learner.org/benchmark/dataset/animals#','shark01')): 4, OWLNamedIndividual(IRI('http://dl-learner.org/benchmark/dataset/animals#','snake01')): 3}}}</text:p>
          </table:table-cell>
          <table:table-cell office:value-type="string" calcext:value-type="string">
            <text:p>('http://dl-learner.org/benchmark/dataset/animals#croco01',)</text:p>
          </table:table-cell>
          <table:table-cell office:value-type="string" calcext:value-type="string">
            <text:p>('http://dl-learner.org/benchmark/dataset/animals#penguin01', 'http://dl-learner.org/benchmark/dataset/animals#dragon01', 'http://dl-learner.org/benchmark/dataset/animals#herring01', 'http://dl-learner.org/benchmark/dataset/animals#turtle01', 'http://dl-learner.org/benchmark/dataset/animals#dog01', 'http://dl-learner.org/benchmark/dataset/animals#boy01', 'http://dl-learner.org/benchmark/dataset/animals#trex01', 'http://dl-learner.org/benchmark/dataset/animals#lizard01', 'http://dl-learner.org/benchmark/dataset/animals#girl01', 'http://dl-learner.org/benchmark/dataset/animals#eel01', 'http://dl-learner.org/benchmark/dataset/animals#cat01', 'http://dl-learner.org/benchmark/dataset/animals#platypus01', 'http://dl-learner.org/benchmark/dataset/animals#dolphin01', 'http://dl-learner.org/benchmark/dataset/animals#trout01', 'http://dl-learner.org/benchmark/dataset/animals#bat01', 'http://dl-learner.org/benchmark/dataset/animals#eagle01', 'http://dl-learner.org/benchmark/dataset/animals#ostrich01', 'http://dl-learner.org/benchmark/dataset/animals#shark01', 'http://dl-learner.org/benchmark/dataset/animals#snake01')</text:p>
          </table:table-cell>
        </table:table-row>
        <table:table-row table:style-name="ro1">
          <table:table-cell office:value-type="string" calcext:value-type="string">
            <text:p>HasMilk and (habitat some Water)</text:p>
          </table:table-cell>
          <table:table-cell table:number-columns-repeated="2" office:value-type="string" calcext:value-type="string">
            <text:p>dolphin01</text:p>
          </table:table-cell>
          <table:table-cell office:value-type="string" calcext:value-type="string">
            <text:p>[OWLNamedIndividual(IRI('http://dl-learner.org/benchmark/dataset/animals#','penguin01')), OWLNamedIndividual(IRI('http://dl-learner.org/benchmark/dataset/animals#','dragon01')), OWLNamedIndividual(IRI('http://dl-learner.org/benchmark/dataset/animals#','herring01')), OWLNamedIndividual(IRI('http://dl-learner.org/benchmark/dataset/animals#','turtle01')), OWLNamedIndividual(IRI('http://dl-learner.org/benchmark/dataset/animals#','dog01')), OWLNamedIndividual(IRI('http://dl-learner.org/benchmark/dataset/animals#','boy01')), OWLNamedIndividual(IRI('http://dl-learner.org/benchmark/dataset/animals#','trex01')), OWLNamedIndividual(IRI('http://dl-learner.org/benchmark/dataset/animals#','lizard01')), OWLNamedIndividual(IRI('http://dl-learner.org/benchmark/dataset/animals#','girl01')), OWLNamedIndividual(IRI('http://dl-learner.org/benchmark/dataset/animals#','eel01')), OWLNamedIndividual(IRI('http://dl-learner.org/benchmark/dataset/animals#','cat01')), OWLNamedIndividual(IRI('http://dl-learner.org/benchmark/dataset/animals#','platypus01')), OWLNamedIndividual(IRI('http://dl-learner.org/benchmark/dataset/animals#','croco01')), OWLNamedIndividual(IRI('http://dl-learner.org/benchmark/dataset/animals#','trout01')), OWLNamedIndividual(IRI('http://dl-learner.org/benchmark/dataset/animals#','bat01')), OWLNamedIndividual(IRI('http://dl-learner.org/benchmark/dataset/animals#','eagle01')), OWLNamedIndividual(IRI('http://dl-learner.org/benchmark/dataset/animals#','ostrich01')), OWLNamedIndividual(IRI('http://dl-learner.org/benchmark/dataset/animals#','shark01')), OWLNamedIndividual(IRI('http://dl-learner.org/benchmark/dataset/animals#','snake01'))]</text:p>
          </table:table-cell>
          <table:table-cell office:value-type="string" calcext:value-type="string">
            <text:p>[{'candidate': frozenset({OWLObjectSomeValuesFrom(property=OWLObjectProperty(IRI('http://dl-learner.org/benchmark/dataset/animals#','habitat')),filler=OWLClass(IRI('http://dl-learner.org/benchmark/dataset/animals#','Water')))}), 'change_count': '1'}]</text:p>
          </table:table-cell>
          <table:table-cell office:value-type="string" calcext:value-type="string">
            <text:p>[{'candidate': frozenset({OWLClass(IRI('http://dl-learner.org/benchmark/dataset/animals#','HasMilk'))}), 'change_count': '1'}]</text:p>
          </table:table-cell>
          <table:table-cell office:value-type="string" calcext:value-type="string">
            <text:p>{'Candidate0': {'candidate': frozenset({OWLClass(IRI('http://dl-learner.org/benchmark/dataset/animals#','HasMilk'))}), 'change_count': '1'}, 'Candidate1': {'candidate': frozenset({OWLObjectSomeValuesFrom(property=OWLObjectProperty(IRI('http://dl-learner.org/benchmark/dataset/animals#','habitat')),filler=OWLClass(IRI('http://dl-learner.org/benchmark/dataset/animals#','Water')))}), 'change_count': '1'}}</text:p>
          </table:table-cell>
          <table:table-cell office:value-type="string" calcext:value-type="string">
            <text:p>{'0': {'concept': frozenset({OWLClass(IRI('http://dl-learner.org/benchmark/dataset/animals#','HasMilk'))}), 'lowest_distance': 2, 'all_comparisons': {OWLNamedIndividual(IRI('http://dl-learner.org/benchmark/dataset/animals#','penguin01')): 3, OWLNamedIndividual(IRI('http://dl-learner.org/benchmark/dataset/animals#','dragon01')): 2, OWLNamedIndividual(IRI('http://dl-learner.org/benchmark/dataset/animals#','herring01')): 5, OWLNamedIndividual(IRI('http://dl-learner.org/benchmark/dataset/animals#','turtle01')): 4, OWLNamedIndividual(IRI('http://dl-learner.org/benchmark/dataset/animals#','dog01')): 5, OWLNamedIndividual(IRI('http://dl-learner.org/benchmark/dataset/animals#','boy01')): 6, OWLNamedIndividual(IRI('http://dl-learner.org/benchmark/dataset/animals#','trex01')): 6, OWLNamedIndividual(IRI('http://dl-learner.org/benchmark/dataset/animals#','lizard01')): 6, OWLNamedIndividual(IRI('http://dl-learner.org/benchmark/dataset/animals#','girl01')): 6, OWLNamedIndividual(IRI('http://dl-learner.org/benchmark/dataset/animals#','eel01')): 3, OWLNamedIndividual(IRI('http://dl-learner.org/benchmark/dataset/animals#','cat01')): 2, OWLNamedIndividual(IRI('http://dl-learner.org/benchmark/dataset/animals#','platypus01')): 4, OWLNamedIndividual(IRI('http://dl-learner.org/benchmark/dataset/animals#','croco01')): 5, OWLNamedIndividual(IRI('http://dl-learner.org/benchmark/dataset/animals#','trout01')): 4, OWLNamedIndividual(IRI('http://dl-learner.org/benchmark/dataset/animals#','bat01')): 6, OWLNamedIndividual(IRI('http://dl-learner.org/benchmark/dataset/animals#','eagle01')): 6, OWLNamedIndividual(IRI('http://dl-learner.org/benchmark/dataset/animals#','ostrich01')): 5, OWLNamedIndividual(IRI('http://dl-learner.org/benchmark/dataset/animals#','shark01')): 2, OWLNamedIndividual(IRI('http://dl-learner.org/benchmark/dataset/animals#','snake01')): 5}}, '1': {'concept': frozenset({OWLObjectSomeValuesFrom(property=OWLObjectProperty(IRI('http://dl-learner.org/benchmark/dataset/animals#','habitat')),filler=OWLClass(IRI('http://dl-learner.org/benchmark/dataset/animals#','Water')))}), 'lowest_distance': 0, 'all_comparisons': {OWLNamedIndividual(IRI('http://dl-learner.org/benchmark/dataset/animals#','penguin01')): 5, OWLNamedIndividual(IRI('http://dl-learner.org/benchmark/dataset/animals#','dragon01')): 2, OWLNamedIndividual(IRI('http://dl-learner.org/benchmark/dataset/animals#','herring01')): 7, OWLNamedIndividual(IRI('http://dl-learner.org/benchmark/dataset/animals#','turtle01')): 6, OWLNamedIndividual(IRI('http://dl-learner.org/benchmark/dataset/animals#','dog01')): 3, OWLNamedIndividual(IRI('http://dl-learner.org/benchmark/dataset/animals#','boy01')): 6, OWLNamedIndividual(IRI('http://dl-learner.org/benchmark/dataset/animals#','trex01')): 6, OWLNamedIndividual(IRI('http://dl-learner.org/benchmark/dataset/animals#','lizard01')): 6, OWLNamedIndividual(IRI('http://dl-learner.org/benchmark/dataset/animals#','girl01')): 6, OWLNamedIndividual(IRI('http://dl-learner.org/benchmark/dataset/animals#','eel01')): 5, OWLNamedIndividual(IRI('http://dl-learner.org/benchmark/dataset/animals#','cat01')): 0, OWLNamedIndividual(IRI('http://dl-learner.org/benchmark/dataset/animals#','platypus01')): 6, OWLNamedIndividual(IRI('http://dl-learner.org/benchmark/dataset/animals#','croco01')): 7, OWLNamedIndividual(IRI('http://dl-learner.org/benchmark/dataset/animals#','trout01')): 6, OWLNamedIndividual(IRI('http://dl-learner.org/benchmark/dataset/animals#','bat01')): 4, OWLNamedIndividual(IRI('http://dl-learner.org/benchmark/dataset/animals#','eagle01')): 6, OWLNamedIndividual(IRI('http://dl-learner.org/benchmark/dataset/animals#','ostrich01')): 5, OWLNamedIndividual(IRI('http://dl-learner.org/benchmark/dataset/animals#','shark01')): 4, OWLNamedIndividual(IRI('http://dl-learner.org/benchmark/dataset/animals#','snake01')): 5}}}</text:p>
          </table:table-cell>
          <table:table-cell office:value-type="string" calcext:value-type="string">
            <text:p>('http://dl-learner.org/benchmark/dataset/animals#dolphin01',)</text:p>
          </table:table-cell>
          <table:table-cell office:value-type="string" calcext:value-type="string">
            <text:p>('http://dl-learner.org/benchmark/dataset/animals#penguin01', 'http://dl-learner.org/benchmark/dataset/animals#dragon01', 'http://dl-learner.org/benchmark/dataset/animals#herring01', 'http://dl-learner.org/benchmark/dataset/animals#turtle01', 'http://dl-learner.org/benchmark/dataset/animals#dog01', 'http://dl-learner.org/benchmark/dataset/animals#boy01', 'http://dl-learner.org/benchmark/dataset/animals#trex01', 'http://dl-learner.org/benchmark/dataset/animals#lizard01', 'http://dl-learner.org/benchmark/dataset/animals#girl01', 'http://dl-learner.org/benchmark/dataset/animals#eel01', 'http://dl-learner.org/benchmark/dataset/animals#cat01', 'http://dl-learner.org/benchmark/dataset/animals#platypus01', 'http://dl-learner.org/benchmark/dataset/animals#croco01', 'http://dl-learner.org/benchmark/dataset/animals#trout01', 'http://dl-learner.org/benchmark/dataset/animals#bat01', 'http://dl-learner.org/benchmark/dataset/animals#eagle01', 'http://dl-learner.org/benchmark/dataset/animals#ostrich01', 'http://dl-learner.org/benchmark/dataset/animals#shark01', 'http://dl-learner.org/benchmark/dataset/animals#snake01')</text:p>
          </table:table-cell>
        </table:table-row>
        <table:table-row table:style-name="ro1">
          <table:table-cell office:value-type="string" calcext:value-type="string">
            <text:p>HasGills and (hasCovering some Thing)</text:p>
          </table:table-cell>
          <table:table-cell table:number-columns-repeated="2" office:value-type="string" calcext:value-type="string">
            <text:p>trout01</text:p>
          </table:table-cell>
          <table:table-cell office:value-type="string" calcext:value-type="string">
            <text:p>[OWLNamedIndividual(IRI('http://dl-learner.org/benchmark/dataset/animals#','penguin01')), OWLNamedIndividual(IRI('http://dl-learner.org/benchmark/dataset/animals#','dragon01')), OWLNamedIndividual(IRI('http://dl-learner.org/benchmark/dataset/animals#','herring01')), OWLNamedIndividual(IRI('http://dl-learner.org/benchmark/dataset/animals#','turtle01')), OWLNamedIndividual(IRI('http://dl-learner.org/benchmark/dataset/animals#','dog01')), OWLNamedIndividual(IRI('http://dl-learner.org/benchmark/dataset/animals#','boy01')), OWLNamedIndividual(IRI('http://dl-learner.org/benchmark/dataset/animals#','trex01')), OWLNamedIndividual(IRI('http://dl-learner.org/benchmark/dataset/animals#','lizard01')), OWLNamedIndividual(IRI('http://dl-learner.org/benchmark/dataset/animals#','girl01')), OWLNamedIndividual(IRI('http://dl-learner.org/benchmark/dataset/animals#','eel01')), OWLNamedIndividual(IRI('http://dl-learner.org/benchmark/dataset/animals#','cat01')), OWLNamedIndividual(IRI('http://dl-learner.org/benchmark/dataset/animals#','platypus01')), OWLNamedIndividual(IRI('http://dl-learner.org/benchmark/dataset/animals#','croco01')), OWLNamedIndividual(IRI('http://dl-learner.org/benchmark/dataset/animals#','dolphin01')), OWLNamedIndividual(IRI('http://dl-learner.org/benchmark/dataset/animals#','bat01')), OWLNamedIndividual(IRI('http://dl-learner.org/benchmark/dataset/animals#','eagle01')), OWLNamedIndividual(IRI('http://dl-learner.org/benchmark/dataset/animals#','ostrich01')), OWLNamedIndividual(IRI('http://dl-learner.org/benchmark/dataset/animals#','shark01')), OWLNamedIndividual(IRI('http://dl-learner.org/benchmark/dataset/animals#','snake01'))]</text:p>
          </table:table-cell>
          <table:table-cell office:value-type="string" calcext:value-type="string">
            <text:p>[{'candidate': frozenset({OWLObjectSomeValuesFrom(property=OWLObjectProperty(IRI('http://dl-learner.org/benchmark/dataset/animals#','hasCovering')),filler=OWLClass(IRI('http://www.w3.org/2002/07/owl#','Thing')))}), 'change_count': '1'}]</text:p>
          </table:table-cell>
          <table:table-cell office:value-type="string" calcext:value-type="string">
            <text:p>[{'candidate': frozenset({OWLClass(IRI('http://dl-learner.org/benchmark/dataset/animals#','HasGills'))}), 'change_count': '1'}]</text:p>
          </table:table-cell>
          <table:table-cell office:value-type="string" calcext:value-type="string">
            <text:p>{'Candidate0': {'candidate': frozenset({OWLObjectSomeValuesFrom(property=OWLObjectProperty(IRI('http://dl-learner.org/benchmark/dataset/animals#','hasCovering')),filler=OWLClass(IRI('http://www.w3.org/2002/07/owl#','Thing')))}), 'change_count': '1'}, 'Candidate1': {'candidate': frozenset({OWLClass(IRI('http://dl-learner.org/benchmark/dataset/animals#','HasGills'))}), 'change_count': '1'}}</text:p>
          </table:table-cell>
          <table:table-cell office:value-type="string" calcext:value-type="string">
            <text:p>{'0': {'concept': frozenset({OWLObjectSomeValuesFrom(property=OWLObjectProperty(IRI('http://dl-learner.org/benchmark/dataset/animals#','hasCovering')),filler=OWLClass(IRI('http://www.w3.org/2002/07/owl#','Thing')))}), 'lowest_distance': 0, 'all_comparisons': {OWLNamedIndividual(IRI('http://dl-learner.org/benchmark/dataset/animals#','penguin01')): 4, OWLNamedIndividual(IRI('http://dl-learner.org/benchmark/dataset/animals#','dragon01')): 3, OWLNamedIndividual(IRI('http://dl-learner.org/benchmark/dataset/animals#','herring01')): 2, OWLNamedIndividual(IRI('http://dl-learner.org/benchmark/dataset/animals#','turtle01')): 3, OWLNamedIndividual(IRI('http://dl-learner.org/benchmark/dataset/animals#','dog01')): 8, OWLNamedIndividual(IRI('http://dl-learner.org/benchmark/dataset/animals#','boy01')): 7, OWLNamedIndividual(IRI('http://dl-learner.org/benchmark/dataset/animals#','trex01')): 5, OWLNamedIndividual(IRI('http://dl-learner.org/benchmark/dataset/animals#','lizard01')): 5, OWLNamedIndividual(IRI('http://dl-learner.org/benchmark/dataset/animals#','girl01')): 7, OWLNamedIndividual(IRI('http://dl-learner.org/benchmark/dataset/animals#','eel01')): 0, OWLNamedIndividual(IRI('http://dl-learner.org/benchmark/dataset/animals#','cat01')): 5, OWLNamedIndividual(IRI('http://dl-learner.org/benchmark/dataset/animals#','platypus01')): 5, OWLNamedIndividual(IRI('http://dl-learner.org/benchmark/dataset/animals#','croco01')): 4, OWLNamedIndividual(IRI('http://dl-learner.org/benchmark/dataset/animals#','dolphin01')): 4, OWLNamedIndividual(IRI('http://dl-learner.org/benchmark/dataset/animals#','bat01')): 9, OWLNamedIndividual(IRI('http://dl-learner.org/benchmark/dataset/animals#','eagle01')): 7, OWLNamedIndividual(IRI('http://dl-learner.org/benchmark/dataset/animals#','ostrich01')): 6, OWLNamedIndividual(IRI('http://dl-learner.org/benchmark/dataset/animals#','shark01')): 1, OWLNamedIndividual(IRI('http://dl-learner.org/benchmark/dataset/animals#','snake01')): 4}}, '1': {'concept': frozenset({OWLClass(IRI('http://dl-learner.org/benchmark/dataset/animals#','HasGills'))}), 'lowest_distance': 1, 'all_comparisons': {OWLNamedIndividual(IRI('http://dl-learner.org/benchmark/dataset/animals#','penguin01')): 4, OWLNamedIndividual(IRI('http://dl-learner.org/benchmark/dataset/animals#','dragon01')): 3, OWLNamedIndividual(IRI('http://dl-learner.org/benchmark/dataset/animals#','herring01')): 2, OWLNamedIndividual(IRI('http://dl-learner.org/benchmark/dataset/animals#','turtle01')): 1, OWLNamedIndividual(IRI('http://dl-learner.org/benchmark/dataset/animals#','dog01')): 8, OWLNamedIndividual(IRI('http://dl-learner.org/benchmark/dataset/animals#','boy01')): 7, OWLNamedIndividual(IRI('http://dl-learner.org/benchmark/dataset/animals#','trex01')): 3, OWLNamedIndividual(IRI('http://dl-learner.org/benchmark/dataset/animals#','lizard01')): 3, OWLNamedIndividual(IRI('http://dl-learner.org/benchmark/dataset/animals#','girl01')): 7, OWLNamedIndividual(IRI('http://dl-learner.org/benchmark/dataset/animals#','eel01')): 2, OWLNamedIndividual(IRI('http://dl-learner.org/benchmark/dataset/animals#','cat01')): 5, OWLNamedIndividual(IRI('http://dl-learner.org/benchmark/dataset/animals#','platypus01')): 5, OWLNamedIndividual(IRI('http://dl-learner.org/benchmark/dataset/animals#','croco01')): 2, OWLNamedIndividual(IRI('http://dl-learner.org/benchmark/dataset/animals#','dolphin01')): 4, OWLNamedIndividual(IRI('http://dl-learner.org/benchmark/dataset/animals#','bat01')): 9, OWLNamedIndividual(IRI('http://dl-learner.org/benchmark/dataset/animals#','eagle01')): 7, OWLNamedIndividual(IRI('http://dl-learner.org/benchmark/dataset/animals#','ostrich01')): 6, OWLNamedIndividual(IRI('http://dl-learner.org/benchmark/dataset/animals#','shark01')): 3, OWLNamedIndividual(IRI('http://dl-learner.org/benchmark/dataset/animals#','snake01')): 2}}}</text:p>
          </table:table-cell>
          <table:table-cell office:value-type="string" calcext:value-type="string">
            <text:p>('http://dl-learner.org/benchmark/dataset/animals#trout01',)</text:p>
          </table:table-cell>
          <table:table-cell office:value-type="string" calcext:value-type="string">
            <text:p>('http://dl-learner.org/benchmark/dataset/animals#penguin01', 'http://dl-learner.org/benchmark/dataset/animals#dragon01', 'http://dl-learner.org/benchmark/dataset/animals#herring01', 'http://dl-learner.org/benchmark/dataset/animals#turtle01', 'http://dl-learner.org/benchmark/dataset/animals#dog01', 'http://dl-learner.org/benchmark/dataset/animals#boy01', 'http://dl-learner.org/benchmark/dataset/animals#trex01', 'http://dl-learner.org/benchmark/dataset/animals#lizard01', 'http://dl-learner.org/benchmark/dataset/animals#girl01', 'http://dl-learner.org/benchmark/dataset/animals#eel01', 'http://dl-learner.org/benchmark/dataset/animals#cat01', 'http://dl-learner.org/benchmark/dataset/animals#platypus01', 'http://dl-learner.org/benchmark/dataset/animals#croco01', 'http://dl-learner.org/benchmark/dataset/animals#dolphin01', 'http://dl-learner.org/benchmark/dataset/animals#bat01', 'http://dl-learner.org/benchmark/dataset/animals#eagle01', 'http://dl-learner.org/benchmark/dataset/animals#ostrich01', 'http://dl-learner.org/benchmark/dataset/animals#shark01', 'http://dl-learner.org/benchmark/dataset/animals#snake01')</text:p>
          </table:table-cell>
        </table:table-row>
        <table:table-row table:style-name="ro1">
          <table:table-cell office:value-type="string" calcext:value-type="string">
            <text:p>HasMilk and hasLegs and (habitat some Air) and (hasCovering some Thing)</text:p>
          </table:table-cell>
          <table:table-cell table:number-columns-repeated="2" office:value-type="string" calcext:value-type="string">
            <text:p>bat01</text:p>
          </table:table-cell>
          <table:table-cell office:value-type="string" calcext:value-type="string">
            <text:p>[OWLNamedIndividual(IRI('http://dl-learner.org/benchmark/dataset/animals#','penguin01')), OWLNamedIndividual(IRI('http://dl-learner.org/benchmark/dataset/animals#','dragon01')), OWLNamedIndividual(IRI('http://dl-learner.org/benchmark/dataset/animals#','herring01')), OWLNamedIndividual(IRI('http://dl-learner.org/benchmark/dataset/animals#','turtle01')), OWLNamedIndividual(IRI('http://dl-learner.org/benchmark/dataset/animals#','dog01')), OWLNamedIndividual(IRI('http://dl-learner.org/benchmark/dataset/animals#','boy01')), OWLNamedIndividual(IRI('http://dl-learner.org/benchmark/dataset/animals#','trex01')), OWLNamedIndividual(IRI('http://dl-learner.org/benchmark/dataset/animals#','lizard01')), OWLNamedIndividual(IRI('http://dl-learner.org/benchmark/dataset/animals#','girl01')), OWLNamedIndividual(IRI('http://dl-learner.org/benchmark/dataset/animals#','eel01')), OWLNamedIndividual(IRI('http://dl-learner.org/benchmark/dataset/animals#','cat01')), OWLNamedIndividual(IRI('http://dl-learner.org/benchmark/dataset/animals#','platypus01')), OWLNamedIndividual(IRI('http://dl-learner.org/benchmark/dataset/animals#','croco01')), OWLNamedIndividual(IRI('http://dl-learner.org/benchmark/dataset/animals#','dolphin01')), OWLNamedIndividual(IRI('http://dl-learner.org/benchmark/dataset/animals#','trout01')), OWLNamedIndividual(IRI('http://dl-learner.org/benchmark/dataset/animals#','eagle01')), OWLNamedIndividual(IRI('http://dl-learner.org/benchmark/dataset/animals#','ostrich01')), OWLNamedIndividual(IRI('http://dl-learner.org/benchmark/dataset/animals#','shark01')), OWLNamedIndividual(IRI('http://dl-learner.org/benchmark/dataset/animals#','snake01'))]</text:p>
          </table:table-cell>
          <table:table-cell table:number-columns-repeated="2" office:value-type="string" calcext:value-type="string">
            <text:p>[{'candidate': frozenset({OWLObjectSomeValuesFrom(property=OWLObjectProperty(IRI('http://dl-learner.org/benchmark/dataset/animals#','habitat')),filler=OWLClass(IRI('http://dl-learner.org/benchmark/dataset/animals#','Air')))}), 'change_count': '1'}]</text:p>
          </table:table-cell>
          <table:table-cell office:value-type="string" calcext:value-type="string">
            <text:p>{'Candidate0': {'candidate': frozenset({OWLClass(IRI('http://dl-learner.org/benchmark/dataset/animals#','HasMilk'))}), 'change_count': '1'}, 'Candidate1': {'candidate': frozenset({OWLClass(IRI('http://dl-learner.org/benchmark/dataset/animals#','hasLegs'))}), 'change_count': '1'}, 'Candidate2': {'candidate': frozenset({OWLObjectSomeValuesFrom(property=OWLObjectProperty(IRI('http://dl-learner.org/benchmark/dataset/animals#','habitat')),filler=OWLClass(IRI('http://dl-learner.org/benchmark/dataset/animals#','Air')))}), 'change_count': '1'}, 'Candidate3': {'candidate': frozenset({OWLObjectSomeValuesFrom(property=OWLObjectProperty(IRI('http://dl-learner.org/benchmark/dataset/animals#','hasCovering')),filler=OWLClass(IRI('http://www.w3.org/2002/07/owl#','Thing')))}), 'change_count': '1'}}</text:p>
          </table:table-cell>
          <table:table-cell office:value-type="string" calcext:value-type="string">
            <text:p>{'0': {'concept': frozenset({OWLClass(IRI('http://dl-learner.org/benchmark/dataset/animals#','HasMilk'))}), 'lowest_distance': 4, 'all_comparisons': {OWLNamedIndividual(IRI('http://dl-learner.org/benchmark/dataset/animals#','penguin01')): 6, OWLNamedIndividual(IRI('http://dl-learner.org/benchmark/dataset/animals#','dragon01')): 5, OWLNamedIndividual(IRI('http://dl-learner.org/benchmark/dataset/animals#','herring01')): 8, OWLNamedIndividual(IRI('http://dl-learner.org/benchmark/dataset/animals#','turtle01')): 7, OWLNamedIndividual(IRI('http://dl-learner.org/benchmark/dataset/animals#','dog01')): 4, OWLNamedIndividual(IRI('http://dl-learner.org/benchmark/dataset/animals#','boy01')): 7, OWLNamedIndividual(IRI('http://dl-learner.org/benchmark/dataset/animals#','trex01')): 7, OWLNamedIndividual(IRI('http://dl-learner.org/benchmark/dataset/animals#','lizard01')): 7, OWLNamedIndividual(IRI('http://dl-learner.org/benchmark/dataset/animals#','girl01')): 7, OWLNamedIndividual(IRI('http://dl-learner.org/benchmark/dataset/animals#','eel01')): 8, OWLNamedIndividual(IRI('http://dl-learner.org/benchmark/dataset/animals#','cat01')): 5, OWLNamedIndividual(IRI('http://dl-learner.org/benchmark/dataset/animals#','platypus01')): 5, OWLNamedIndividual(IRI('http://dl-learner.org/benchmark/dataset/animals#','croco01')): 8, OWLNamedIndividual(IRI('http://dl-learner.org/benchmark/dataset/animals#','dolphin01')): 6, OWLNamedIndividual(IRI('http://dl-learner.org/benchmark/dataset/animals#','trout01')): 9, OWLNamedIndividual(IRI('http://dl-learner.org/benchmark/dataset/animals#','eagle01')): 5, OWLNamedIndividual(IRI('http://dl-learner.org/benchmark/dataset/animals#','ostrich01')): 6, OWLNamedIndividual(IRI('http://dl-learner.org/benchmark/dataset/animals#','shark01')): 7, OWLNamedIndividual(IRI('http://dl-learner.org/benchmark/dataset/animals#','snake01')): 8}}, '1': {'concept': frozenset({OWLClass(IRI('http://dl-learner.org/benchmark/dataset/animals#','hasLegs'))}), 'lowest_distance': 3, 'all_comparisons': {OWLNamedIndividual(IRI('http://dl-learner.org/benchmark/dataset/animals#','penguin01')): 8, OWLNamedIndividual(IRI('http://dl-learner.org/benchmark/dataset/animals#','dragon01')): 5, OWLNamedIndividual(IRI('http://dl-learner.org/benchmark/dataset/animals#','herring01')): 10, OWLNamedIndividual(IRI('http://dl-learner.org/benchmark/dataset/animals#','turtle01')): 9, OWLNamedIndividual(IRI('http://dl-learner.org/benchmark/dataset/animals#','dog01')): 4, OWLNamedIndividual(IRI('http://dl-learner.org/benchmark/dataset/animals#','boy01')): 9, OWLNamedIndividual(IRI('http://dl-learner.org/benchmark/dataset/animals#','trex01')): 9, OWLNamedIndividual(IRI('http://dl-learner.org/benchmark/dataset/animals#','lizard01')): 9, OWLNamedIndividual(IRI('http://dl-learner.org/benchmark/dataset/animals#','girl01')): 9, OWLNamedIndividual(IRI('http://dl-learner.org/benchmark/dataset/animals#','eel01')): 8, OWLNamedIndividual(IRI('http://dl-learner.org/benchmark/dataset/animals#','cat01')): 3, OWLNamedIndividual(IRI('http://dl-learner.org/benchmark/dataset/animals#','platypus01')): 7, OWLNamedIndividual(IRI('http://dl-learner.org/benchmark/dataset/animals#','croco01')): 10, OWLNamedIndividual(IRI('http://dl-learner.org/benchmark/dataset/animals#','dolphin01')): 4, OWLNamedIndividual(IRI('http://dl-learner.org/benchmark/dataset/animals#','trout01')): 9, OWLNamedIndividual(IRI('http://dl-learner.org/benchmark/dataset/animals#','eagle01')): 7, OWLNamedIndividual(IRI('http://dl-learner.org/benchmark/dataset/animals#','ostrich01')): 8, OWLNamedIndividual(IRI('http://dl-learner.org/benchmark/dataset/animals#','shark01')): 7, OWLNamedIndividual(IRI('http://dl-learner.org/benchmark/dataset/animals#','snake01')): 8}}, '2': {'concept': frozenset({OWLObjectSomeValuesFrom(property=OWLObjectProperty(IRI('http://dl-learner.org/benchmark/dataset/animals#','habitat')),filler=OWLClass(IRI('http://dl-learner.org/benchmark/dataset/animals#','Air')))}), 'lowest_distance': 2, 'all_comparisons': {OWLNamedIndividual(IRI('http://dl-learner.org/benchmark/dataset/animals#','penguin01')): 6, OWLNamedIndividual(IRI('http://dl-learner.org/benchmark/dataset/animals#','dragon01')): 5, OWLNamedIndividual(IRI('http://dl-learner.org/benchmark/dataset/animals#','herring01')): 8, OWLNamedIndividual(IRI('http://dl-learner.org/benchmark/dataset/animals#','turtle01')): 7, OWLNamedIndividual(IRI('http://dl-learner.org/benchmark/dataset/animals#','dog01')): 2, OWLNamedIndividual(IRI('http://dl-learner.org/benchmark/dataset/animals#','boy01')): 7, OWLNamedIndividual(IRI('http://dl-learner.org/benchmark/dataset/animals#','trex01')): 7, OWLNamedIndividual(IRI('http://dl-learner.org/benchmark/dataset/animals#','lizard01')): 7, OWLNamedIndividual(IRI('http://dl-learner.org/benchmark/dataset/animals#','girl01')): 7, OWLNamedIndividual(IRI('http://dl-learner.org/benchmark/dataset/animals#','eel01')): 8, OWLNamedIndividual(IRI('http://dl-learner.org/benchmark/dataset/animals#','cat01')): 3, OWLNamedIndividual(IRI('http://dl-learner.org/benchmark/dataset/animals#','platypus01')): 5, OWLNamedIndividual(IRI('http://dl-learner.org/benchmark/dataset/animals#','croco01')): 8, OWLNamedIndividual(IRI('http://dl-learner.org/benchmark/dataset/animals#','dolphin01')): 4, OWLNamedIndividual(IRI('http://dl-learner.org/benchmark/dataset/animals#','trout01')): 9, OWLNamedIndividual(IRI('http://dl-learner.org/benchmark/dataset/animals#','eagle01')): 7, OWLNamedIndividual(IRI('http://dl-learner.org/benchmark/dataset/animals#','ostrich01')): 6, OWLNamedIndividual(IRI('http://dl-learner.org/benchmark/dataset/animals#','shark01')): 7, OWLNamedIndividual(IRI('http://dl-learner.org/benchmark/dataset/animals#','snake01')): 8}}, '3': {'concept': frozenset({OWLObjectSomeValuesFrom(property=OWLObjectProperty(IRI('http://dl-learner.org/benchmark/dataset/animals#','hasCovering')),filler=OWLClass(IRI('http://www.w3.org/2002/07/owl#','Thing')))}), 'lowest_distance': 3, 'all_comparisons': {OWLNamedIndividual(IRI('http://dl-learner.org/benchmark/dataset/animals#','penguin01')): 6, OWLNamedIndividual(IRI('http://dl-learner.org/benchmark/dataset/animals#','dragon01')): 5, OWLNamedIndividual(IRI('http://dl-learner.org/benchmark/dataset/animals#','herring01')): 8, OWLNamedIndividual(IRI('http://dl-learner.org/benchmark/dataset/animals#','turtle01')): 7, OWLNamedIndividual(IRI('http://dl-learner.org/benchmark/dataset/animals#','dog01')): 4, OWLNamedIndividual(IRI('http://dl-learner.org/benchmark/dataset/animals#','boy01')): 7, OWLNamedIndividual(IRI('http://dl-learner.org/benchmark/dataset/animals#','trex01')): 7, OWLNamedIndividual(IRI('http://dl-learner.org/benchmark/dataset/animals#','lizard01')): 7, OWLNamedIndividual(IRI('http://dl-learner.org/benchmark/dataset/animals#','girl01')): 7, OWLNamedIndividual(IRI('http://dl-learner.org/benchmark/dataset/animals#','eel01')): 8, OWLNamedIndividual(IRI('http://dl-learner.org/benchmark/dataset/animals#','cat01')): 3, OWLNamedIndividual(IRI('http://dl-learner.org/benchmark/dataset/animals#','platypus01')): 7, OWLNamedIndividual(IRI('http://dl-learner.org/benchmark/dataset/animals#','croco01')): 8, OWLNamedIndividual(IRI('http://dl-learner.org/benchmark/dataset/animals#','dolphin01')): 4, OWLNamedIndividual(IRI('http://dl-learner.org/benchmark/dataset/animals#','trout01')): 9, OWLNamedIndividual(IRI('http://dl-learner.org/benchmark/dataset/animals#','eagle01')): 5, OWLNamedIndividual(IRI('http://dl-learner.org/benchmark/dataset/animals#','ostrich01')): 6, OWLNamedIndividual(IRI('http://dl-learner.org/benchmark/dataset/animals#','shark01')): 7, OWLNamedIndividual(IRI('http://dl-learner.org/benchmark/dataset/animals#','snake01')): 8}}}</text:p>
          </table:table-cell>
          <table:table-cell office:value-type="string" calcext:value-type="string">
            <text:p>('http://dl-learner.org/benchmark/dataset/animals#bat01',)</text:p>
          </table:table-cell>
          <table:table-cell office:value-type="string" calcext:value-type="string">
            <text:p>('http://dl-learner.org/benchmark/dataset/animals#penguin01', 'http://dl-learner.org/benchmark/dataset/animals#dragon01', 'http://dl-learner.org/benchmark/dataset/animals#herring01', 'http://dl-learner.org/benchmark/dataset/animals#turtle01', 'http://dl-learner.org/benchmark/dataset/animals#dog01', 'http://dl-learner.org/benchmark/dataset/animals#boy01', 'http://dl-learner.org/benchmark/dataset/animals#trex01', 'http://dl-learner.org/benchmark/dataset/animals#lizard01', 'http://dl-learner.org/benchmark/dataset/animals#girl01', 'http://dl-learner.org/benchmark/dataset/animals#eel01', 'http://dl-learner.org/benchmark/dataset/animals#cat01', 'http://dl-learner.org/benchmark/dataset/animals#platypus01', 'http://dl-learner.org/benchmark/dataset/animals#croco01', 'http://dl-learner.org/benchmark/dataset/animals#dolphin01', 'http://dl-learner.org/benchmark/dataset/animals#trout01', 'http://dl-learner.org/benchmark/dataset/animals#eagle01', 'http://dl-learner.org/benchmark/dataset/animals#ostrich01', 'http://dl-learner.org/benchmark/dataset/animals#shark01', 'http://dl-learner.org/benchmark/dataset/animals#snake01')</text:p>
          </table:table-cell>
        </table:table-row>
        <table:table-row table:style-name="ro1">
          <table:table-cell office:value-type="string" calcext:value-type="string">
            <text:p>HasEggs and Homeothermic and hasLegs and (habitat some Air) and (hasCovering some Feathers)</text:p>
          </table:table-cell>
          <table:table-cell table:number-columns-repeated="2" office:value-type="string" calcext:value-type="string">
            <text:p>eagle01</text:p>
          </table:table-cell>
          <table:table-cell office:value-type="string" calcext:value-type="string">
            <text:p>[OWLNamedIndividual(IRI('http://dl-learner.org/benchmark/dataset/animals#','penguin01')), OWLNamedIndividual(IRI('http://dl-learner.org/benchmark/dataset/animals#','dragon01')), OWLNamedIndividual(IRI('http://dl-learner.org/benchmark/dataset/animals#','herring01')), OWLNamedIndividual(IRI('http://dl-learner.org/benchmark/dataset/animals#','turtle01')), OWLNamedIndividual(IRI('http://dl-learner.org/benchmark/dataset/animals#','dog01')), OWLNamedIndividual(IRI('http://dl-learner.org/benchmark/dataset/animals#','boy01')), OWLNamedIndividual(IRI('http://dl-learner.org/benchmark/dataset/animals#','trex01')), OWLNamedIndividual(IRI('http://dl-learner.org/benchmark/dataset/animals#','lizard01')), OWLNamedIndividual(IRI('http://dl-learner.org/benchmark/dataset/animals#','girl01')), OWLNamedIndividual(IRI('http://dl-learner.org/benchmark/dataset/animals#','eel01')), OWLNamedIndividual(IRI('http://dl-learner.org/benchmark/dataset/animals#','cat01')), OWLNamedIndividual(IRI('http://dl-learner.org/benchmark/dataset/animals#','platypus01')), OWLNamedIndividual(IRI('http://dl-learner.org/benchmark/dataset/animals#','croco01')), OWLNamedIndividual(IRI('http://dl-learner.org/benchmark/dataset/animals#','dolphin01')), OWLNamedIndividual(IRI('http://dl-learner.org/benchmark/dataset/animals#','trout01')), OWLNamedIndividual(IRI('http://dl-learner.org/benchmark/dataset/animals#','bat01')), OWLNamedIndividual(IRI('http://dl-learner.org/benchmark/dataset/animals#','ostrich01')), OWLNamedIndividual(IRI('http://dl-learner.org/benchmark/dataset/animals#','shark01')), OWLNamedIndividual(IRI('http://dl-learner.org/benchmark/dataset/animals#','snake01'))]</text:p>
          </table:table-cell>
          <table:table-cell table:number-columns-repeated="2" office:value-type="string" calcext:value-type="string">
            <text:p>[{'candidate': frozenset({OWLObjectSomeValuesFrom(property=OWLObjectProperty(IRI('http://dl-learner.org/benchmark/dataset/animals#','habitat')),filler=OWLClass(IRI('http://dl-learner.org/benchmark/dataset/animals#','Air')))}), 'change_count': '1'}]</text:p>
          </table:table-cell>
          <table:table-cell office:value-type="string" calcext:value-type="string">
            <text:p>{'Candidate0': {'candidate': frozenset({OWLClass(IRI('http://dl-learner.org/benchmark/dataset/animals#','hasLegs'))}), 'change_count': '1'}, 'Candidate1': {'candidate': frozenset({OWLClass(IRI('http://dl-learner.org/benchmark/dataset/animals#','HasEggs'))}), 'change_count': '1'}, 'Candidate2': {'candidate': frozenset({OWLClass(IRI('http://dl-learner.org/benchmark/dataset/animals#','Homeothermic'))}), 'change_count': '1'}, 'Candidate3': {'candidate': frozenset({OWLObjectSomeValuesFrom(property=OWLObjectProperty(IRI('http://dl-learner.org/benchmark/dataset/animals#','hasCovering')),filler=OWLClass(IRI('http://dl-learner.org/benchmark/dataset/animals#','Feathers')))}), 'change_count': '1'}, 'Candidate4': {'candidate': frozenset({OWLObjectSomeValuesFrom(property=OWLObjectProperty(IRI('http://dl-learner.org/benchmark/dataset/animals#','habitat')),filler=OWLClass(IRI('http://dl-learner.org/benchmark/dataset/animals#','Air')))}), 'change_count': '1'}}</text:p>
          </table:table-cell>
          <table:table-cell office:value-type="string" calcext:value-type="string">
            <text:p>{'0': {'concept': frozenset({OWLClass(IRI('http://dl-learner.org/benchmark/dataset/animals#','hasLegs'))}), 'lowest_distance': 2, 'all_comparisons': {OWLNamedIndividual(IRI('http://dl-learner.org/benchmark/dataset/animals#','penguin01')): 4, OWLNamedIndividual(IRI('http://dl-learner.org/benchmark/dataset/animals#','dragon01')): 5, OWLNamedIndividual(IRI('http://dl-learner.org/benchmark/dataset/animals#','herring01')): 8, OWLNamedIndividual(IRI('http://dl-learner.org/benchmark/dataset/animals#','turtle01')): 7, OWLNamedIndividual(IRI('http://dl-learner.org/benchmark/dataset/animals#','dog01')): 6, OWLNamedIndividual(IRI('http://dl-learner.org/benchmark/dataset/animals#','boy01')): 7, OWLNamedIndividual(IRI('http://dl-learner.org/benchmark/dataset/animals#','trex01')): 5, OWLNamedIndividual(IRI('http://dl-learner.org/benchmark/dataset/animals#','lizard01')): 5, OWLNamedIndividual(IRI('http://dl-learner.org/benchmark/dataset/animals#','girl01')): 7, OWLNamedIndividual(IRI('http://dl-learner.org/benchmark/dataset/animals#','eel01')): 6, OWLNamedIndividual(IRI('http://dl-learner.org/benchmark/dataset/animals#','cat01')): 5, OWLNamedIndividual(IRI('http://dl-learner.org/benchmark/dataset/animals#','platypus01')): 7, OWLNamedIndividual(IRI('http://dl-learner.org/benchmark/dataset/animals#','croco01')): 6, OWLNamedIndividual(IRI('http://dl-learner.org/benchmark/dataset/animals#','dolphin01')): 6, OWLNamedIndividual(IRI('http://dl-learner.org/benchmark/dataset/animals#','trout01')): 7, OWLNamedIndividual(IRI('http://dl-learner.org/benchmark/dataset/animals#','bat01')): 7, OWLNamedIndividual(IRI('http://dl-learner.org/benchmark/dataset/animals#','ostrich01')): 2, OWLNamedIndividual(IRI('http://dl-learner.org/benchmark/dataset/animals#','shark01')): 5, OWLNamedIndividual(IRI('http://dl-learner.org/benchmark/dataset/animals#','snake01')): 4}}, '1': {'concept': frozenset({OWLClass(IRI('http://dl-learner.org/benchmark/dataset/animals#','HasEggs'))}), 'lowest_distance': 2, 'all_comparisons': {OWLNamedIndividual(IRI('http://dl-learner.org/benchmark/dataset/animals#','penguin01')): 4, OWLNamedIndividual(IRI('http://dl-learner.org/benchmark/dataset/animals#','dragon01')): 5, OWLNamedIndividual(IRI('http://dl-learner.org/benchmark/dataset/animals#','herring01')): 8, OWLNamedIndividual(IRI('http://dl-learner.org/benchmark/dataset/animals#','turtle01')): 7, OWLNamedIndividual(IRI('http://dl-learner.org/benchmark/dataset/animals#','dog01')): 4, OWLNamedIndividual(IRI('http://dl-learner.org/benchmark/dataset/animals#','boy01')): 5, OWLNamedIndividual(IRI('http://dl-learner.org/benchmark/dataset/animals#','trex01')): 5, OWLNamedIndividual(IRI('http://dl-learner.org/benchmark/dataset/animals#','lizard01')): 5, OWLNamedIndividual(IRI('http://dl-learner.org/benchmark/dataset/animals#','girl01')): 5, OWLNamedIndividual(IRI('http://dl-learner.org/benchmark/dataset/animals#','eel01')): 8, OWLNamedIndividual(IRI('http://dl-learner.org/benchmark/dataset/animals#','cat01')): 5, OWLNamedIndividual(IRI('http://dl-learner.org/benchmark/dataset/animals#','platypus01')): 7, OWLNamedIndividual(IRI('http://dl-learner.org/benchmark/dataset/animals#','croco01')): 6, OWLNamedIndividual(IRI('http://dl-learner.org/benchmark/dataset/animals#','dolphin01')): 6, OWLNamedIndividual(IRI('http://dl-learner.org/benchmark/dataset/animals#','trout01')): 9, OWLNamedIndividual(IRI('http://dl-learner.org/benchmark/dataset/animals#','bat01')): 5, OWLNamedIndividual(IRI('http://dl-learner.org/benchmark/dataset/animals#','ostrich01')): 2, OWLNamedIndividual(IRI('http://dl-learner.org/benchmark/dataset/animals#','shark01')): 7, OWLNamedIndividual(IRI('http://dl-learner.org/benchmark/dataset/animals#','snake01')): 6}}, '2': {'concept': frozenset({OWLClass(IRI('http://dl-learner.org/benchmark/dataset/animals#','Homeothermic'))}), 'lowest_distance': 2, 'all_comparisons': {OWLNamedIndividual(IRI('http://dl-learner.org/benchmark/dataset/animals#','penguin01')): 4, OWLNamedIndividual(IRI('http://dl-learner.org/benchmark/dataset/animals#','dragon01')): 5, OWLNamedIndividual(IRI('http://dl-learner.org/benchmark/dataset/animals#','herring01')): 6, OWLNamedIndividual(IRI('http://dl-learner.org/benchmark/dataset/animals#','turtle01')): 5, OWLNamedIndividual(IRI('http://dl-learner.org/benchmark/dataset/animals#','dog01')): 6, OWLNamedIndividual(IRI('http://dl-learner.org/benchmark/dataset/animals#','boy01')): 5, OWLNamedIndividual(IRI('http://dl-learner.org/benchmark/dataset/animals#','trex01')): 3, OWLNamedIndividual(IRI('http://dl-learner.org/benchmark/dataset/animals#','lizard01')): 3, OWLNamedIndividual(IRI('http://dl-learner.org/benchmark/dataset/animals#','girl01')): 5, OWLNamedIndividual(IRI('http://dl-learner.org/benchmark/dataset/animals#','eel01')): 6, OWLNamedIndividual(IRI('http://dl-learner.org/benchmark/dataset/animals#','cat01')): 7, OWLNamedIndividual(IRI('http://dl-learner.org/benchmark/dataset/animals#','platypus01')): 7, OWLNamedIndividual(IRI('http://dl-learner.org/benchmark/dataset/animals#','croco01')): 4, OWLNamedIndividual(IRI('http://dl-learner.org/benchmark/dataset/animals#','dolphin01')): 8, OWLNamedIndividual(IRI('http://dl-learner.org/benchmark/dataset/animals#','trout01')): 7, OWLNamedIndividual(IRI('http://dl-learner.org/benchmark/dataset/animals#','bat01')): 7, OWLNamedIndividual(IRI('http://dl-learner.org/benchmark/dataset/animals#','ostrich01')): 2, OWLNamedIndividual(IRI('http://dl-learner.org/benchmark/dataset/animals#','shark01')): 7, OWLNamedIndividual(IRI('http://dl-learner.org/benchmark/dataset/animals#','snake01')): 4}}, '3': {'concept': frozenset({OWLObjectSomeValuesFrom(property=OWLObjectProperty(IRI('http://dl-learner.org/benchmark/dataset/animals#','hasCovering')),filler=OWLClass(IRI('http://dl-learner.org/benchmark/dataset/animals#','Feathers')))}), 'lowest_distance': 2, 'all_comparisons': {OWLNamedIndividual(IRI('http://dl-learner.org/benchmark/dataset/animals#','penguin01')): 4, OWLNamedIndividual(IRI('http://dl-learner.org/benchmark/dataset/animals#','dragon01')): 5, OWLNamedIndividual(IRI('http://dl-learner.org/benchmark/dataset/animals#','herring01')): 6, OWLNamedIndividual(IRI('http://dl-learner.org/benchmark/dataset/animals#','turtle01')): 5, OWLNamedIndividual(IRI('http://dl-learner.org/benchmark/dataset/animals#','dog01')): 4, OWLNamedIndividual(IRI('http://dl-learner.org/benchmark/dataset/animals#','boy01')): 5, OWLNamedIndividual(IRI('http://dl-learner.org/benchmark/dataset/animals#','trex01')): 3, OWLNamedIndividual(IRI('http://dl-learner.org/benchmark/dataset/animals#','lizard01')): 3, OWLNamedIndividual(IRI('http://dl-learner.org/benchmark/dataset/animals#','girl01')): 5, OWLNamedIndividual(IRI('http://dl-learner.org/benchmark/dataset/animals#','eel01')): 6, OWLNamedIndividual(IRI('http://dl-learner.org/benchmark/dataset/animals#','cat01')): 5, OWLNamedIndividual(IRI('http://dl-learner.org/benchmark/dataset/animals#','platypus01')): 5, OWLNamedIndividual(IRI('http://dl-learner.org/benchmark/dataset/animals#','croco01')): 4, OWLNamedIndividual(IRI('http://dl-learner.org/benchmark/dataset/animals#','dolphin01')): 6, OWLNamedIndividual(IRI('http://dl-learner.org/benchmark/dataset/animals#','trout01')): 7, OWLNamedIndividual(IRI('http://dl-learner.org/benchmark/dataset/animals#','bat01')): 5, OWLNamedIndividual(IRI('http://dl-learner.org/benchmark/dataset/animals#','ostrich01')): 2, OWLNamedIndividual(IRI('http://dl-learner.org/benchmark/dataset/animals#','shark01')): 5, OWLNamedIndividual(IRI('http://dl-learner.org/benchmark/dataset/animals#','snake01')): 4}}, '4': {'concept': frozenset({OWLObjectSomeValuesFrom(property=OWLObjectProperty(IRI('http://dl-learner.org/benchmark/dataset/animals#','habitat')),filler=OWLClass(IRI('http://dl-learner.org/benchmark/dataset/animals#','Air')))}), 'lowest_distance': 0, 'all_comparisons': {OWLNamedIndividual(IRI('http://dl-learner.org/benchmark/dataset/animals#','penguin01')): 2, OWLNamedIndividual(IRI('http://dl-learner.org/benchmark/dataset/animals#','dragon01')): 5, OWLNamedIndividual(IRI('http://dl-learner.org/benchmark/dataset/animals#','herring01')): 6, OWLNamedIndividual(IRI('http://dl-learner.org/benchmark/dataset/animals#','turtle01')): 5, OWLNamedIndividual(IRI('http://dl-learner.org/benchmark/dataset/animals#','dog01')): 4, OWLNamedIndividual(IRI('http://dl-learner.org/benchmark/dataset/animals#','boy01')): 5, OWLNamedIndividual(IRI('http://dl-learner.org/benchmark/dataset/animals#','trex01')): 3, OWLNamedIndividual(IRI('http://dl-learner.org/benchmark/dataset/animals#','lizard01')): 3, OWLNamedIndividual(IRI('http://dl-learner.org/benchmark/dataset/animals#','girl01')): 5, OWLNamedIndividual(IRI('http://dl-learner.org/benchmark/dataset/animals#','eel01')): 6, OWLNamedIndividual(IRI('http://dl-learner.org/benchmark/dataset/animals#','cat01')): 5, OWLNamedIndividual(IRI('http://dl-learner.org/benchmark/dataset/animals#','platypus01')): 5, OWLNamedIndividual(IRI('http://dl-learner.org/benchmark/dataset/animals#','croco01')): 4, OWLNamedIndividual(IRI('http://dl-learner.org/benchmark/dataset/animals#','dolphin01')): 6, OWLNamedIndividual(IRI('http://dl-learner.org/benchmark/dataset/animals#','trout01')): 7, OWLNamedIndividual(IRI('http://dl-learner.org/benchmark/dataset/animals#','bat01')): 7, OWLNamedIndividual(IRI('http://dl-learner.org/benchmark/dataset/animals#','ostrich01')): 0, OWLNamedIndividual(IRI('http://dl-learner.org/benchmark/dataset/animals#','shark01')): 5, OWLNamedIndividual(IRI('http://dl-learner.org/benchmark/dataset/animals#','snake01')): 4}}}</text:p>
          </table:table-cell>
          <table:table-cell office:value-type="string" calcext:value-type="string">
            <text:p>('http://dl-learner.org/benchmark/dataset/animals#eagle01',)</text:p>
          </table:table-cell>
          <table:table-cell office:value-type="string" calcext:value-type="string">
            <text:p>('http://dl-learner.org/benchmark/dataset/animals#penguin01', 'http://dl-learner.org/benchmark/dataset/animals#dragon01', 'http://dl-learner.org/benchmark/dataset/animals#herring01', 'http://dl-learner.org/benchmark/dataset/animals#turtle01', 'http://dl-learner.org/benchmark/dataset/animals#dog01', 'http://dl-learner.org/benchmark/dataset/animals#boy01', 'http://dl-learner.org/benchmark/dataset/animals#trex01', 'http://dl-learner.org/benchmark/dataset/animals#lizard01', 'http://dl-learner.org/benchmark/dataset/animals#girl01', 'http://dl-learner.org/benchmark/dataset/animals#eel01', 'http://dl-learner.org/benchmark/dataset/animals#cat01', 'http://dl-learner.org/benchmark/dataset/animals#platypus01', 'http://dl-learner.org/benchmark/dataset/animals#croco01', 'http://dl-learner.org/benchmark/dataset/animals#dolphin01', 'http://dl-learner.org/benchmark/dataset/animals#trout01', 'http://dl-learner.org/benchmark/dataset/animals#bat01', 'http://dl-learner.org/benchmark/dataset/animals#ostrich01', 'http://dl-learner.org/benchmark/dataset/animals#shark01', 'http://dl-learner.org/benchmark/dataset/animals#snake01')</text:p>
          </table:table-cell>
        </table:table-row>
        <table:table-row table:style-name="ro1">
          <table:table-cell office:value-type="string" calcext:value-type="string">
            <text:p>HasEggs and Homeothermic and hasLegs and (habitat some Land) and (hasCovering some Feathers)</text:p>
          </table:table-cell>
          <table:table-cell table:number-columns-repeated="2" office:value-type="string" calcext:value-type="string">
            <text:p>ostrich01</text:p>
          </table:table-cell>
          <table:table-cell office:value-type="string" calcext:value-type="string">
            <text:p>[OWLNamedIndividual(IRI('http://dl-learner.org/benchmark/dataset/animals#','penguin01')), OWLNamedIndividual(IRI('http://dl-learner.org/benchmark/dataset/animals#','dragon01')), OWLNamedIndividual(IRI('http://dl-learner.org/benchmark/dataset/animals#','herring01')), OWLNamedIndividual(IRI('http://dl-learner.org/benchmark/dataset/animals#','turtle01')), OWLNamedIndividual(IRI('http://dl-learner.org/benchmark/dataset/animals#','dog01')), OWLNamedIndividual(IRI('http://dl-learner.org/benchmark/dataset/animals#','boy01')), OWLNamedIndividual(IRI('http://dl-learner.org/benchmark/dataset/animals#','trex01')), OWLNamedIndividual(IRI('http://dl-learner.org/benchmark/dataset/animals#','lizard01')), OWLNamedIndividual(IRI('http://dl-learner.org/benchmark/dataset/animals#','girl01')), OWLNamedIndividual(IRI('http://dl-learner.org/benchmark/dataset/animals#','eel01')), OWLNamedIndividual(IRI('http://dl-learner.org/benchmark/dataset/animals#','cat01')), OWLNamedIndividual(IRI('http://dl-learner.org/benchmark/dataset/animals#','platypus01')), OWLNamedIndividual(IRI('http://dl-learner.org/benchmark/dataset/animals#','croco01')), OWLNamedIndividual(IRI('http://dl-learner.org/benchmark/dataset/animals#','dolphin01')), OWLNamedIndividual(IRI('http://dl-learner.org/benchmark/dataset/animals#','trout01')), OWLNamedIndividual(IRI('http://dl-learner.org/benchmark/dataset/animals#','bat01')), OWLNamedIndividual(IRI('http://dl-learner.org/benchmark/dataset/animals#','eagle01')), OWLNamedIndividual(IRI('http://dl-learner.org/benchmark/dataset/animals#','shark01')), OWLNamedIndividual(IRI('http://dl-learner.org/benchmark/dataset/animals#','snake01'))]</text:p>
          </table:table-cell>
          <table:table-cell office:value-type="string" calcext:value-type="string">
            <text:p>[{'candidate': frozenset({OWLObjectSomeValuesFrom(property=OWLObjectProperty(IRI('http://dl-learner.org/benchmark/dataset/animals#','habitat')),filler=OWLClass(IRI('http://dl-learner.org/benchmark/dataset/animals#','Land')))}), 'change_count': '1'}]</text:p>
          </table:table-cell>
          <table:table-cell office:value-type="string" calcext:value-type="string">
            <text:p>[{'candidate': frozenset({OWLObjectSomeValuesFrom(property=OWLObjectProperty(IRI('http://dl-learner.org/benchmark/dataset/animals#','hasCovering')),filler=OWLClass(IRI('http://dl-learner.org/benchmark/dataset/animals#','Feathers')))}), 'change_count': '1'}]</text:p>
          </table:table-cell>
          <table:table-cell office:value-type="string" calcext:value-type="string">
            <text:p>{'Candidate0': {'candidate': frozenset({OWLClass(IRI('http://dl-learner.org/benchmark/dataset/animals#','hasLegs'))}), 'change_count': '1'}, 'Candidate1': {'candidate': frozenset({OWLObjectSomeValuesFrom(property=OWLObjectProperty(IRI('http://dl-learner.org/benchmark/dataset/animals#','habitat')),filler=OWLClass(IRI('http://dl-learner.org/benchmark/dataset/animals#','Land')))}), 'change_count': '1'}, 'Candidate2': {'candidate': frozenset({OWLClass(IRI('http://dl-learner.org/benchmark/dataset/animals#','HasEggs'))}), 'change_count': '1'}, 'Candidate3': {'candidate': frozenset({OWLClass(IRI('http://dl-learner.org/benchmark/dataset/animals#','Homeothermic'))}), 'change_count': '1'}, 'Candidate4': {'candidate': frozenset({OWLObjectSomeValuesFrom(property=OWLObjectProperty(IRI('http://dl-learner.org/benchmark/dataset/animals#','hasCovering')),filler=OWLClass(IRI('http://dl-learner.org/benchmark/dataset/animals#','Feathers')))}), 'change_count': '1'}}</text:p>
          </table:table-cell>
          <table:table-cell office:value-type="string" calcext:value-type="string">
            <text:p>{'0': {'concept': frozenset({OWLClass(IRI('http://dl-learner.org/benchmark/dataset/animals#','hasLegs'))}), 'lowest_distance': 2, 'all_comparisons': {OWLNamedIndividual(IRI('http://dl-learner.org/benchmark/dataset/animals#','penguin01')): 3, OWLNamedIndividual(IRI('http://dl-learner.org/benchmark/dataset/animals#','dragon01')): 4, OWLNamedIndividual(IRI('http://dl-learner.org/benchmark/dataset/animals#','herring01')): 7, OWLNamedIndividual(IRI('http://dl-learner.org/benchmark/dataset/animals#','turtle01')): 6, OWLNamedIndividual(IRI('http://dl-learner.org/benchmark/dataset/animals#','dog01')): 5, OWLNamedIndividual(IRI('http://dl-learner.org/benchmark/dataset/animals#','boy01')): 6, OWLNamedIndividual(IRI('http://dl-learner.org/benchmark/dataset/animals#','trex01')): 4, OWLNamedIndividual(IRI('http://dl-learner.org/benchmark/dataset/animals#','lizard01')): 4, OWLNamedIndividual(IRI('http://dl-learner.org/benchmark/dataset/animals#','girl01')): 6, OWLNamedIndividual(IRI('http://dl-learner.org/benchmark/dataset/animals#','eel01')): 5, OWLNamedIndividual(IRI('http://dl-learner.org/benchmark/dataset/animals#','cat01')): 4, OWLNamedIndividual(IRI('http://dl-learner.org/benchmark/dataset/animals#','platypus01')): 6, OWLNamedIndividual(IRI('http://dl-learner.org/benchmark/dataset/animals#','croco01')): 5, OWLNamedIndividual(IRI('http://dl-learner.org/benchmark/dataset/animals#','dolphin01')): 5, OWLNamedIndividual(IRI('http://dl-learner.org/benchmark/dataset/animals#','trout01')): 6, OWLNamedIndividual(IRI('http://dl-learner.org/benchmark/dataset/animals#','bat01')): 8, OWLNamedIndividual(IRI('http://dl-learner.org/benchmark/dataset/animals#','eagle01')): 2, OWLNamedIndividual(IRI('http://dl-learner.org/benchmark/dataset/animals#','shark01')): 4, OWLNamedIndividual(IRI('http://dl-learner.org/benchmark/dataset/animals#','snake01')): 3}}, '1': {'concept': frozenset({OWLObjectSomeValuesFrom(property=OWLObjectProperty(IRI('http://dl-learner.org/benchmark/dataset/animals#','habitat')),filler=OWLClass(IRI('http://dl-learner.org/benchmark/dataset/animals#','Land')))}), 'lowest_distance': 1, 'all_comparisons': {OWLNamedIndividual(IRI('http://dl-learner.org/benchmark/dataset/animals#','penguin01')): 1, OWLNamedIndividual(IRI('http://dl-learner.org/benchmark/dataset/animals#','dragon01')): 4, OWLNamedIndividual(IRI('http://dl-learner.org/benchmark/dataset/animals#','herring01')): 5, OWLNamedIndividual(IRI('http://dl-learner.org/benchmark/dataset/animals#','turtle01')): 4, OWLNamedIndividual(IRI('http://dl-learner.org/benchmark/dataset/animals#','dog01')): 5, OWLNamedIndividual(IRI('http://dl-learner.org/benchmark/dataset/animals#','boy01')): 6, OWLNamedIndividual(IRI('http://dl-learner.org/benchmark/dataset/animals#','trex01')): 4, OWLNamedIndividual(IRI('http://dl-learner.org/benchmark/dataset/animals#','lizard01')): 4, OWLNamedIndividual(IRI('http://dl-learner.org/benchmark/dataset/animals#','girl01')): 6, OWLNamedIndividual(IRI('http://dl-learner.org/benchmark/dataset/animals#','eel01')): 5, OWLNamedIndividual(IRI('http://dl-learner.org/benchmark/dataset/animals#','cat01')): 4, OWLNamedIndividual(IRI('http://dl-learner.org/benchmark/dataset/animals#','platypus01')): 4, OWLNamedIndividual(IRI('http://dl-learner.org/benchmark/dataset/animals#','croco01')): 5, OWLNamedIndividual(IRI('http://dl-learner.org/benchmark/dataset/animals#','dolphin01')): 5, OWLNamedIndividual(IRI('http://dl-learner.org/benchmark/dataset/animals#','trout01')): 6, OWLNamedIndividual(IRI('http://dl-learner.org/benchmark/dataset/animals#','bat01')): 6, OWLNamedIndividual(IRI('http://dl-learner.org/benchmark/dataset/animals#','eagle01')): 2, OWLNamedIndividual(IRI('http://dl-learner.org/benchmark/dataset/animals#','shark01')): 4, OWLNamedIndividual(IRI('http://dl-learner.org/benchmark/dataset/animals#','snake01')): 5}}, '2': {'concept': frozenset({OWLClass(IRI('http://dl-learner.org/benchmark/dataset/animals#','HasEggs'))}), 'lowest_distance': 2, 'all_comparisons': {OWLNamedIndividual(IRI('http://dl-learner.org/benchmark/dataset/animals#','penguin01')): 3, OWLNamedIndividual(IRI('http://dl-learner.org/benchmark/dataset/animals#','dragon01')): 4, OWLNamedIndividual(IRI('http://dl-learner.org/benchmark/dataset/animals#','herring01')): 7, OWLNamedIndividual(IRI('http://dl-learner.org/benchmark/dataset/animals#','turtle01')): 6, OWLNamedIndividual(IRI('http://dl-learner.org/benchmark/dataset/animals#','dog01')): 3, OWLNamedIndividual(IRI('http://dl-learner.org/benchmark/dataset/animals#','boy01')): 4, OWLNamedIndividual(IRI('http://dl-learner.org/benchmark/dataset/animals#','trex01')): 4, OWLNamedIndividual(IRI('http://dl-learner.org/benchmark/dataset/animals#','lizard01')): 4, OWLNamedIndividual(IRI('http://dl-learner.org/benchmark/dataset/animals#','girl01')): 4, OWLNamedIndividual(IRI('http://dl-learner.org/benchmark/dataset/animals#','eel01')): 7, OWLNamedIndividual(IRI('http://dl-learner.org/benchmark/dataset/animals#','cat01')): 4, OWLNamedIndividual(IRI('http://dl-learner.org/benchmark/dataset/animals#','platypus01')): 6, OWLNamedIndividual(IRI('http://dl-learner.org/benchmark/dataset/animals#','croco01')): 5, OWLNamedIndividual(IRI('http://dl-learner.org/benchmark/dataset/animals#','dolphin01')): 5, OWLNamedIndividual(IRI('http://dl-learner.org/benchmark/dataset/animals#','trout01')): 8, OWLNamedIndividual(IRI('http://dl-learner.org/benchmark/dataset/animals#','bat01')): 6, OWLNamedIndividual(IRI('http://dl-learner.org/benchmark/dataset/animals#','eagle01')): 2, OWLNamedIndividual(IRI('http://dl-learner.org/benchmark/dataset/animals#','shark01')): 6, OWLNamedIndividual(IRI('http://dl-learner.org/benchmark/dataset/animals#','snake01')): 5}}, '3': {'concept': frozenset({OWLClass(IRI('http://dl-learner.org/benchmark/dataset/animals#','Homeothermic'))}), 'lowest_distance': 2, 'all_comparisons': {OWLNamedIndividual(IRI('http://dl-learner.org/benchmark/dataset/animals#','penguin01')): 3, OWLNamedIndividual(IRI('http://dl-learner.org/benchmark/dataset/animals#','dragon01')): 4, OWLNamedIndividual(IRI('http://dl-learner.org/benchmark/dataset/animals#','herring01')): 5, OWLNamedIndividual(IRI('http://dl-learner.org/benchmark/dataset/animals#','turtle01')): 4, OWLNamedIndividual(IRI('http://dl-learner.org/benchmark/dataset/animals#','dog01')): 5, OWLNamedIndividual(IRI('http://dl-learner.org/benchmark/dataset/animals#','boy01')): 4, OWLNamedIndividual(IRI('http://dl-learner.org/benchmark/dataset/animals#','trex01')): 2, OWLNamedIndividual(IRI('http://dl-learner.org/benchmark/dataset/animals#','lizard01')): 2, OWLNamedIndividual(IRI('http://dl-learner.org/benchmark/dataset/animals#','girl01')): 4, OWLNamedIndividual(IRI('http://dl-learner.org/benchmark/dataset/animals#','eel01')): 5, OWLNamedIndividual(IRI('http://dl-learner.org/benchmark/dataset/animals#','cat01')): 6, OWLNamedIndividual(IRI('http://dl-learner.org/benchmark/dataset/animals#','platypus01')): 6, OWLNamedIndividual(IRI('http://dl-learner.org/benchmark/dataset/animals#','croco01')): 3, OWLNamedIndividual(IRI('http://dl-learner.org/benchmark/dataset/animals#','dolphin01')): 7, OWLNamedIndividual(IRI('http://dl-learner.org/benchmark/dataset/animals#','trout01')): 6, OWLNamedIndividual(IRI('http://dl-learner.org/benchmark/dataset/animals#','bat01')): 8, OWLNamedIndividual(IRI('http://dl-learner.org/benchmark/dataset/animals#','eagle01')): 2, OWLNamedIndividual(IRI('http://dl-learner.org/benchmark/dataset/animals#','shark01')): 6, OWLNamedIndividual(IRI('http://dl-learner.org/benchmark/dataset/animals#','snake01')): 3}}, '4': {'concept': frozenset({OWLObjectSomeValuesFrom(property=OWLObjectProperty(IRI('http://dl-learner.org/benchmark/dataset/animals#','hasCovering')),filler=OWLClass(IRI('http://dl-learner.org/benchmark/dataset/animals#','Feathers')))}), 'lowest_distance': 2, 'all_comparisons': {OWLNamedIndividual(IRI('http://dl-learner.org/benchmark/dataset/animals#','penguin01')): 3, OWLNamedIndividual(IRI('http://dl-learner.org/benchmark/dataset/animals#','dragon01')): 4, OWLNamedIndividual(IRI('http://dl-learner.org/benchmark/dataset/animals#','herring01')): 5, OWLNamedIndividual(IRI('http://dl-learner.org/benchmark/dataset/animals#','turtle01')): 4, OWLNamedIndividual(IRI('http://dl-learner.org/benchmark/dataset/animals#','dog01')): 3, OWLNamedIndividual(IRI('http://dl-learner.org/benchmark/dataset/animals#','boy01')): 4, OWLNamedIndividual(IRI('http://dl-learner.org/benchmark/dataset/animals#','trex01')): 2, OWLNamedIndividual(IRI('http://dl-learner.org/benchmark/dataset/animals#','lizard01')): 2, OWLNamedIndividual(IRI('http://dl-learner.org/benchmark/dataset/animals#','girl01')): 4, OWLNamedIndividual(IRI('http://dl-learner.org/benchmark/dataset/animals#','eel01')): 5, OWLNamedIndividual(IRI('http://dl-learner.org/benchmark/dataset/animals#','cat01')): 4, OWLNamedIndividual(IRI('http://dl-learner.org/benchmark/dataset/animals#','platypus01')): 4, OWLNamedIndividual(IRI('http://dl-learner.org/benchmark/dataset/animals#','croco01')): 3, OWLNamedIndividual(IRI('http://dl-learner.org/benchmark/dataset/animals#','dolphin01')): 5, OWLNamedIndividual(IRI('http://dl-learner.org/benchmark/dataset/animals#','trout01')): 6, OWLNamedIndividual(IRI('http://dl-learner.org/benchmark/dataset/animals#','bat01')): 6, OWLNamedIndividual(IRI('http://dl-learner.org/benchmark/dataset/animals#','eagle01')): 2, OWLNamedIndividual(IRI('http://dl-learner.org/benchmark/dataset/animals#','shark01')): 4, OWLNamedIndividual(IRI('http://dl-learner.org/benchmark/dataset/animals#','snake01')): 3}}}</text:p>
          </table:table-cell>
          <table:table-cell office:value-type="string" calcext:value-type="string">
            <text:p>('http://dl-learner.org/benchmark/dataset/animals#ostrich01',)</text:p>
          </table:table-cell>
          <table:table-cell office:value-type="string" calcext:value-type="string">
            <text:p>('http://dl-learner.org/benchmark/dataset/animals#penguin01', 'http://dl-learner.org/benchmark/dataset/animals#dragon01', 'http://dl-learner.org/benchmark/dataset/animals#herring01', 'http://dl-learner.org/benchmark/dataset/animals#turtle01', 'http://dl-learner.org/benchmark/dataset/animals#dog01', 'http://dl-learner.org/benchmark/dataset/animals#boy01', 'http://dl-learner.org/benchmark/dataset/animals#trex01', 'http://dl-learner.org/benchmark/dataset/animals#lizard01', 'http://dl-learner.org/benchmark/dataset/animals#girl01', 'http://dl-learner.org/benchmark/dataset/animals#eel01', 'http://dl-learner.org/benchmark/dataset/animals#cat01', 'http://dl-learner.org/benchmark/dataset/animals#platypus01', 'http://dl-learner.org/benchmark/dataset/animals#croco01', 'http://dl-learner.org/benchmark/dataset/animals#dolphin01', 'http://dl-learner.org/benchmark/dataset/animals#trout01', 'http://dl-learner.org/benchmark/dataset/animals#bat01', 'http://dl-learner.org/benchmark/dataset/animals#eagle01', 'http://dl-learner.org/benchmark/dataset/animals#shark01', 'http://dl-learner.org/benchmark/dataset/animals#snake01')</text:p>
          </table:table-cell>
        </table:table-row>
        <table:table-row table:style-name="ro1">
          <table:table-cell office:value-type="string" calcext:value-type="string">
            <text:p>HasGills and Homeothermic and (habitat some Thing)</text:p>
          </table:table-cell>
          <table:table-cell table:number-columns-repeated="2" office:value-type="string" calcext:value-type="string">
            <text:p>shark01</text:p>
          </table:table-cell>
          <table:table-cell office:value-type="string" calcext:value-type="string">
            <text:p>[OWLNamedIndividual(IRI('http://dl-learner.org/benchmark/dataset/animals#','penguin01')), OWLNamedIndividual(IRI('http://dl-learner.org/benchmark/dataset/animals#','dragon01')), OWLNamedIndividual(IRI('http://dl-learner.org/benchmark/dataset/animals#','herring01')), OWLNamedIndividual(IRI('http://dl-learner.org/benchmark/dataset/animals#','turtle01')), OWLNamedIndividual(IRI('http://dl-learner.org/benchmark/dataset/animals#','dog01')), OWLNamedIndividual(IRI('http://dl-learner.org/benchmark/dataset/animals#','boy01')), OWLNamedIndividual(IRI('http://dl-learner.org/benchmark/dataset/animals#','trex01')), OWLNamedIndividual(IRI('http://dl-learner.org/benchmark/dataset/animals#','lizard01')), OWLNamedIndividual(IRI('http://dl-learner.org/benchmark/dataset/animals#','girl01')), OWLNamedIndividual(IRI('http://dl-learner.org/benchmark/dataset/animals#','eel01')), OWLNamedIndividual(IRI('http://dl-learner.org/benchmark/dataset/animals#','cat01')), OWLNamedIndividual(IRI('http://dl-learner.org/benchmark/dataset/animals#','platypus01')), OWLNamedIndividual(IRI('http://dl-learner.org/benchmark/dataset/animals#','croco01')), OWLNamedIndividual(IRI('http://dl-learner.org/benchmark/dataset/animals#','dolphin01')), OWLNamedIndividual(IRI('http://dl-learner.org/benchmark/dataset/animals#','trout01')), OWLNamedIndividual(IRI('http://dl-learner.org/benchmark/dataset/animals#','bat01')), OWLNamedIndividual(IRI('http://dl-learner.org/benchmark/dataset/animals#','eagle01')), OWLNamedIndividual(IRI('http://dl-learner.org/benchmark/dataset/animals#','ostrich01')), OWLNamedIndividual(IRI('http://dl-learner.org/benchmark/dataset/animals#','snake01'))]</text:p>
          </table:table-cell>
          <table:table-cell office:value-type="string" calcext:value-type="string">
            <text:p>[{'candidate': frozenset({OWLClass(IRI('http://dl-learner.org/benchmark/dataset/animals#','Homeothermic'))}), 'change_count': '1'}]</text:p>
          </table:table-cell>
          <table:table-cell office:value-type="string" calcext:value-type="string">
            <text:p>[{'candidate': frozenset({OWLClass(IRI('http://dl-learner.org/benchmark/dataset/animals#','HasGills'))}), 'change_count': '1'}]</text:p>
          </table:table-cell>
          <table:table-cell office:value-type="string" calcext:value-type="string">
            <text:p>{'Candidate0': {'candidate': frozenset({OWLObjectSomeValuesFrom(property=OWLObjectProperty(IRI('http://dl-learner.org/benchmark/dataset/animals#','habitat')),filler=OWLClass(IRI('http://www.w3.org/2002/07/owl#','Thing')))}), 'change_count': '1'}, 'Candidate1': {'candidate': frozenset({OWLClass(IRI('http://dl-learner.org/benchmark/dataset/animals#','Homeothermic'))}), 'change_count': '1'}, 'Candidate2': {'candidate': frozenset({OWLClass(IRI('http://dl-learner.org/benchmark/dataset/animals#','HasGills'))}), 'change_count': '1'}}</text:p>
          </table:table-cell>
          <table:table-cell office:value-type="string" calcext:value-type="string">
            <text:p>{'0': {'concept': frozenset({OWLObjectSomeValuesFrom(property=OWLObjectProperty(IRI('http://dl-learner.org/benchmark/dataset/animals#','habitat')),filler=OWLClass(IRI('http://www.w3.org/2002/07/owl#','Thing')))}), 'lowest_distance': 2, 'all_comparisons': {OWLNamedIndividual(IRI('http://dl-learner.org/benchmark/dataset/animals#','penguin01')): 4, OWLNamedIndividual(IRI('http://dl-learner.org/benchmark/dataset/animals#','dragon01')): 3, OWLNamedIndividual(IRI('http://dl-learner.org/benchmark/dataset/animals#','herring01')): 4, OWLNamedIndividual(IRI('http://dl-learner.org/benchmark/dataset/animals#','turtle01')): 5, OWLNamedIndividual(IRI('http://dl-learner.org/benchmark/dataset/animals#','dog01')): 6, OWLNamedIndividual(IRI('http://dl-learner.org/benchmark/dataset/animals#','boy01')): 7, OWLNamedIndividual(IRI('http://dl-learner.org/benchmark/dataset/animals#','trex01')): 5, OWLNamedIndividual(IRI('http://dl-learner.org/benchmark/dataset/animals#','lizard01')): 5, OWLNamedIndividual(IRI('http://dl-learner.org/benchmark/dataset/animals#','girl01')): 7, OWLNamedIndividual(IRI('http://dl-learner.org/benchmark/dataset/animals#','eel01')): 2, OWLNamedIndividual(IRI('http://dl-learner.org/benchmark/dataset/animals#','cat01')): 3, OWLNamedIndividual(IRI('http://dl-learner.org/benchmark/dataset/animals#','platypus01')): 5, OWLNamedIndividual(IRI('http://dl-learner.org/benchmark/dataset/animals#','croco01')): 6, OWLNamedIndividual(IRI('http://dl-learner.org/benchmark/dataset/animals#','dolphin01')): 4, OWLNamedIndividual(IRI('http://dl-learner.org/benchmark/dataset/animals#','trout01')): 3, OWLNamedIndividual(IRI('http://dl-learner.org/benchmark/dataset/animals#','bat01')): 7, OWLNamedIndividual(IRI('http://dl-learner.org/benchmark/dataset/animals#','eagle01')): 5, OWLNamedIndividual(IRI('http://dl-learner.org/benchmark/dataset/animals#','ostrich01')): 4, OWLNamedIndividual(IRI('http://dl-learner.org/benchmark/dataset/animals#','snake01')): 4}}, '1': {'concept': frozenset({OWLClass(IRI('http://dl-learner.org/benchmark/dataset/animals#','Homeothermic'))}), 'lowest_distance': 0, 'all_comparisons': {OWLNamedIndividual(IRI('http://dl-learner.org/benchmark/dataset/animals#','penguin01')): 4, OWLNamedIndividual(IRI('http://dl-learner.org/benchmark/dataset/animals#','dragon01')): 3, OWLNamedIndividual(IRI('http://dl-learner.org/benchmark/dataset/animals#','herring01')): 2, OWLNamedIndividual(IRI('http://dl-learner.org/benchmark/dataset/animals#','turtle01')): 3, OWLNamedIndividual(IRI('http://dl-learner.org/benchmark/dataset/animals#','dog01')): 8, OWLNamedIndividual(IRI('http://dl-learner.org/benchmark/dataset/animals#','boy01')): 7, OWLNamedIndividual(IRI('http://dl-learner.org/benchmark/dataset/animals#','trex01')): 5, OWLNamedIndividual(IRI('http://dl-learner.org/benchmark/dataset/animals#','lizard01')): 5, OWLNamedIndividual(IRI('http://dl-learner.org/benchmark/dataset/animals#','girl01')): 7, OWLNamedIndividual(IRI('http://dl-learner.org/benchmark/dataset/animals#','eel01')): 0, OWLNamedIndividual(IRI('http://dl-learner.org/benchmark/dataset/animals#','cat01')): 5, OWLNamedIndividual(IRI('http://dl-learner.org/benchmark/dataset/animals#','platypus01')): 5, OWLNamedIndividual(IRI('http://dl-learner.org/benchmark/dataset/animals#','croco01')): 4, OWLNamedIndividual(IRI('http://dl-learner.org/benchmark/dataset/animals#','dolphin01')): 4, OWLNamedIndividual(IRI('http://dl-learner.org/benchmark/dataset/animals#','trout01')): 1, OWLNamedIndividual(IRI('http://dl-learner.org/benchmark/dataset/animals#','bat01')): 9, OWLNamedIndividual(IRI('http://dl-learner.org/benchmark/dataset/animals#','eagle01')): 7, OWLNamedIndividual(IRI('http://dl-learner.org/benchmark/dataset/animals#','ostrich01')): 6, OWLNamedIndividual(IRI('http://dl-learner.org/benchmark/dataset/animals#','snake01')): 4}}, '2': {'concept': frozenset({OWLClass(IRI('http://dl-learner.org/benchmark/dataset/animals#','HasGills'))}), 'lowest_distance': 2, 'all_comparisons': {OWLNamedIndividual(IRI('http://dl-learner.org/benchmark/dataset/animals#','penguin01')): 2, OWLNamedIndividual(IRI('http://dl-learner.org/benchmark/dataset/animals#','dragon01')): 3, OWLNamedIndividual(IRI('http://dl-learner.org/benchmark/dataset/animals#','herring01')): 4, OWLNamedIndividual(IRI('http://dl-learner.org/benchmark/dataset/animals#','turtle01')): 3, OWLNamedIndividual(IRI('http://dl-learner.org/benchmark/dataset/animals#','dog01')): 6, OWLNamedIndividual(IRI('http://dl-learner.org/benchmark/dataset/animals#','boy01')): 7, OWLNamedIndividual(IRI('http://dl-learner.org/benchmark/dataset/animals#','trex01')): 5, OWLNamedIndividual(IRI('http://dl-learner.org/benchmark/dataset/animals#','lizard01')): 5, OWLNamedIndividual(IRI('http://dl-learner.org/benchmark/dataset/animals#','girl01')): 7, OWLNamedIndividual(IRI('http://dl-learner.org/benchmark/dataset/animals#','eel01')): 2, OWLNamedIndividual(IRI('http://dl-learner.org/benchmark/dataset/animals#','cat01')): 3, OWLNamedIndividual(IRI('http://dl-learner.org/benchmark/dataset/animals#','platypus01')): 3, OWLNamedIndividual(IRI('http://dl-learner.org/benchmark/dataset/animals#','croco01')): 4, OWLNamedIndividual(IRI('http://dl-learner.org/benchmark/dataset/animals#','dolphin01')): 2, OWLNamedIndividual(IRI('http://dl-learner.org/benchmark/dataset/animals#','trout01')): 3, OWLNamedIndividual(IRI('http://dl-learner.org/benchmark/dataset/animals#','bat01')): 7, OWLNamedIndividual(IRI('http://dl-learner.org/benchmark/dataset/animals#','eagle01')): 5, OWLNamedIndividual(IRI('http://dl-learner.org/benchmark/dataset/animals#','ostrich01')): 4, OWLNamedIndividual(IRI('http://dl-learner.org/benchmark/dataset/animals#','snake01')): 4}}}</text:p>
          </table:table-cell>
          <table:table-cell office:value-type="string" calcext:value-type="string">
            <text:p>('http://dl-learner.org/benchmark/dataset/animals#shark01',)</text:p>
          </table:table-cell>
          <table:table-cell office:value-type="string" calcext:value-type="string">
            <text:p>('http://dl-learner.org/benchmark/dataset/animals#penguin01', 'http://dl-learner.org/benchmark/dataset/animals#dragon01', 'http://dl-learner.org/benchmark/dataset/animals#herring01', 'http://dl-learner.org/benchmark/dataset/animals#turtle01', 'http://dl-learner.org/benchmark/dataset/animals#dog01', 'http://dl-learner.org/benchmark/dataset/animals#boy01', 'http://dl-learner.org/benchmark/dataset/animals#trex01', 'http://dl-learner.org/benchmark/dataset/animals#lizard01', 'http://dl-learner.org/benchmark/dataset/animals#girl01', 'http://dl-learner.org/benchmark/dataset/animals#eel01', 'http://dl-learner.org/benchmark/dataset/animals#cat01', 'http://dl-learner.org/benchmark/dataset/animals#platypus01', 'http://dl-learner.org/benchmark/dataset/animals#croco01', 'http://dl-learner.org/benchmark/dataset/animals#dolphin01', 'http://dl-learner.org/benchmark/dataset/animals#trout01', 'http://dl-learner.org/benchmark/dataset/animals#bat01', 'http://dl-learner.org/benchmark/dataset/animals#eagle01', 'http://dl-learner.org/benchmark/dataset/animals#ostrich01', 'http://dl-learner.org/benchmark/dataset/animals#snake01')</text:p>
          </table:table-cell>
        </table:table-row>
        <table:table-row table:style-name="ro1">
          <table:table-cell office:value-type="string" calcext:value-type="string">
            <text:p>HasEggs and (habitat some Land)and (hasCovering some Scales)</text:p>
          </table:table-cell>
          <table:table-cell table:number-columns-repeated="2" office:value-type="string" calcext:value-type="string">
            <text:p>snake01</text:p>
          </table:table-cell>
          <table:table-cell office:value-type="string" calcext:value-type="string">
            <text:p>[OWLNamedIndividual(IRI('http://dl-learner.org/benchmark/dataset/animals#','penguin01')), OWLNamedIndividual(IRI('http://dl-learner.org/benchmark/dataset/animals#','dragon01')), OWLNamedIndividual(IRI('http://dl-learner.org/benchmark/dataset/animals#','herring01')), OWLNamedIndividual(IRI('http://dl-learner.org/benchmark/dataset/animals#','turtle01')), OWLNamedIndividual(IRI('http://dl-learner.org/benchmark/dataset/animals#','dog01')), OWLNamedIndividual(IRI('http://dl-learner.org/benchmark/dataset/animals#','boy01')), OWLNamedIndividual(IRI('http://dl-learner.org/benchmark/dataset/animals#','trex01')), OWLNamedIndividual(IRI('http://dl-learner.org/benchmark/dataset/animals#','lizard01')), OWLNamedIndividual(IRI('http://dl-learner.org/benchmark/dataset/animals#','girl01')), OWLNamedIndividual(IRI('http://dl-learner.org/benchmark/dataset/animals#','eel01')), OWLNamedIndividual(IRI('http://dl-learner.org/benchmark/dataset/animals#','cat01')), OWLNamedIndividual(IRI('http://dl-learner.org/benchmark/dataset/animals#','platypus01')), OWLNamedIndividual(IRI('http://dl-learner.org/benchmark/dataset/animals#','croco01')), OWLNamedIndividual(IRI('http://dl-learner.org/benchmark/dataset/animals#','dolphin01')), OWLNamedIndividual(IRI('http://dl-learner.org/benchmark/dataset/animals#','trout01')), OWLNamedIndividual(IRI('http://dl-learner.org/benchmark/dataset/animals#','bat01')), OWLNamedIndividual(IRI('http://dl-learner.org/benchmark/dataset/animals#','eagle01')), OWLNamedIndividual(IRI('http://dl-learner.org/benchmark/dataset/animals#','ostrich01')), OWLNamedIndividual(IRI('http://dl-learner.org/benchmark/dataset/animals#','shark01'))]</text:p>
          </table:table-cell>
          <table:table-cell office:value-type="string" calcext:value-type="string">
            <text:p>[{'candidate': frozenset({OWLClass(IRI('http://dl-learner.org/benchmark/dataset/animals#','HasEggs'))}), 'change_count': '1'}, {'candidate': frozenset({OWLObjectSomeValuesFrom(property=OWLObjectProperty(IRI('http://dl-learner.org/benchmark/dataset/animals#','habitat')),filler=OWLClass(IRI('http://dl-learner.org/benchmark/dataset/animals#','Land')))}), 'change_count': '1'}, {'candidate': frozenset({OWLObjectSomeValuesFrom(property=OWLObjectProperty(IRI('http://dl-learner.org/benchmark/dataset/animals#','hasCovering')),filler=OWLClass(IRI('http://dl-learner.org/benchmark/dataset/animals#','Scales')))}), 'change_count': '1'}]</text:p>
          </table:table-cell>
          <table:table-cell office:value-type="string" calcext:value-type="string">
            <text:p>[{'candidate': frozenset({OWLObjectSomeValuesFrom(property=OWLObjectProperty(IRI('http://dl-learner.org/benchmark/dataset/animals#','hasCovering')),filler=OWLClass(IRI('http://dl-learner.org/benchmark/dataset/animals#','Scales')))}), 'change_count': '1'}]</text:p>
          </table:table-cell>
          <table:table-cell office:value-type="string" calcext:value-type="string">
            <text:p>{'Candidate0': {'candidate': frozenset({OWLClass(IRI('http://dl-learner.org/benchmark/dataset/animals#','HasEggs'))}), 'change_count': '1'}, 'Candidate1': {'candidate': frozenset({OWLObjectSomeValuesFrom(property=OWLObjectProperty(IRI('http://dl-learner.org/benchmark/dataset/animals#','habitat')),filler=OWLClass(IRI('http://dl-learner.org/benchmark/dataset/animals#','Land')))}), 'change_count': '1'}, 'Candidate2': {'candidate': frozenset({OWLObjectSomeValuesFrom(property=OWLObjectProperty(IRI('http://dl-learner.org/benchmark/dataset/animals#','hasCovering')),filler=OWLClass(IRI('http://dl-learner.org/benchmark/dataset/animals#','Scales')))}), 'change_count': '1'}}</text:p>
          </table:table-cell>
          <table:table-cell office:value-type="string" calcext:value-type="string">
            <text:p>{'0': {'concept': frozenset({OWLClass(IRI('http://dl-learner.org/benchmark/dataset/animals#','HasEggs'))}), 'lowest_distance': 2, 'all_comparisons': {OWLNamedIndividual(IRI('http://dl-learner.org/benchmark/dataset/animals#','penguin01')): 7, OWLNamedIndividual(IRI('http://dl-learner.org/benchmark/dataset/animals#','dragon01')): 2, OWLNamedIndividual(IRI('http://dl-learner.org/benchmark/dataset/animals#','herring01')): 5, OWLNamedIndividual(IRI('http://dl-learner.org/benchmark/dataset/animals#','turtle01')): 4, OWLNamedIndividual(IRI('http://dl-learner.org/benchmark/dataset/animals#','dog01')): 5, OWLNamedIndividual(IRI('http://dl-learner.org/benchmark/dataset/animals#','boy01')): 4, OWLNamedIndividual(IRI('http://dl-learner.org/benchmark/dataset/animals#','trex01')): 2, OWLNamedIndividual(IRI('http://dl-learner.org/benchmark/dataset/animals#','lizard01')): 2, OWLNamedIndividual(IRI('http://dl-learner.org/benchmark/dataset/animals#','girl01')): 4, OWLNamedIndividual(IRI('http://dl-learner.org/benchmark/dataset/animals#','eel01')): 5, OWLNamedIndividual(IRI('http://dl-learner.org/benchmark/dataset/animals#','cat01')): 4, OWLNamedIndividual(IRI('http://dl-learner.org/benchmark/dataset/animals#','platypus01')): 8, OWLNamedIndividual(IRI('http://dl-learner.org/benchmark/dataset/animals#','croco01')): 3, OWLNamedIndividual(IRI('http://dl-learner.org/benchmark/dataset/animals#','dolphin01')): 5, OWLNamedIndividual(IRI('http://dl-learner.org/benchmark/dataset/animals#','trout01')): 4, OWLNamedIndividual(IRI('http://dl-learner.org/benchmark/dataset/animals#','bat01')): 8, OWLNamedIndividual(IRI('http://dl-learner.org/benchmark/dataset/animals#','eagle01')): 6, OWLNamedIndividual(IRI('http://dl-learner.org/benchmark/dataset/animals#','ostrich01')): 5, OWLNamedIndividual(IRI('http://dl-learner.org/benchmark/dataset/animals#','shark01')): 6}}, '1': {'concept': frozenset({OWLObjectSomeValuesFrom(property=OWLObjectProperty(IRI('http://dl-learner.org/benchmark/dataset/animals#','habitat')),filler=OWLClass(IRI('http://dl-learner.org/benchmark/dataset/animals#','Land')))}), 'lowest_distance': 2, 'all_comparisons': {OWLNamedIndividual(IRI('http://dl-learner.org/benchmark/dataset/animals#','penguin01')): 5, OWLNamedIndividual(IRI('http://dl-learner.org/benchmark/dataset/animals#','dragon01')): 2, OWLNamedIndividual(IRI('http://dl-learner.org/benchmark/dataset/animals#','herring01')): 3, OWLNamedIndividual(IRI('http://dl-learner.org/benchmark/dataset/animals#','turtle01')): 2, OWLNamedIndividual(IRI('http://dl-learner.org/benchmark/dataset/animals#','dog01')): 7, OWLNamedIndividual(IRI('http://dl-learner.org/benchmark/dataset/animals#','boy01')): 6, OWLNamedIndividual(IRI('http://dl-learner.org/benchmark/dataset/animals#','trex01')): 2, OWLNamedIndividual(IRI('http://dl-learner.org/benchmark/dataset/animals#','lizard01')): 2, OWLNamedIndividual(IRI('http://dl-learner.org/benchmark/dataset/animals#','girl01')): 6, OWLNamedIndividual(IRI('http://dl-learner.org/benchmark/dataset/animals#','eel01')): 3, OWLNamedIndividual(IRI('http://dl-learner.org/benchmark/dataset/animals#','cat01')): 4, OWLNamedIndividual(IRI('http://dl-learner.org/benchmark/dataset/animals#','platypus01')): 6, OWLNamedIndividual(IRI('http://dl-learner.org/benchmark/dataset/animals#','croco01')): 3, OWLNamedIndividual(IRI('http://dl-learner.org/benchmark/dataset/animals#','dolphin01')): 5, OWLNamedIndividual(IRI('http://dl-learner.org/benchmark/dataset/animals#','trout01')): 2, OWLNamedIndividual(IRI('http://dl-learner.org/benchmark/dataset/animals#','bat01')): 8, OWLNamedIndividual(IRI('http://dl-learner.org/benchmark/dataset/animals#','eagle01')): 6, OWLNamedIndividual(IRI('http://dl-learner.org/benchmark/dataset/animals#','ostrich01')): 5, OWLNamedIndividual(IRI('http://dl-learner.org/benchmark/dataset/animals#','shark01')): 4}}, '2': {'concept': frozenset({OWLObjectSomeValuesFrom(property=OWLObjectProperty(IRI('http://dl-learner.org/benchmark/dataset/animals#','hasCovering')),filler=OWLClass(IRI('http://dl-learner.org/benchmark/dataset/animals#','Scales')))}), 'lowest_distance': 2, 'all_comparisons': {OWLNamedIndividual(IRI('http://dl-learner.org/benchmark/dataset/animals#','penguin01')): 5, OWLNamedIndividual(IRI('http://dl-learner.org/benchmark/dataset/animals#','dragon01')): 2, OWLNamedIndividual(IRI('http://dl-learner.org/benchmark/dataset/animals#','herring01')): 5, OWLNamedIndividual(IRI('http://dl-learner.org/benchmark/dataset/animals#','turtle01')): 4, OWLNamedIndividual(IRI('http://dl-learner.org/benchmark/dataset/animals#','dog01')): 5, OWLNamedIndividual(IRI('http://dl-learner.org/benchmark/dataset/animals#','boy01')): 4, OWLNamedIndividual(IRI('http://dl-learner.org/benchmark/dataset/animals#','trex01')): 2, OWLNamedIndividual(IRI('http://dl-learner.org/benchmark/dataset/animals#','lizard01')): 2, OWLNamedIndividual(IRI('http://dl-learner.org/benchmark/dataset/animals#','girl01')): 4, OWLNamedIndividual(IRI('http://dl-learner.org/benchmark/dataset/animals#','eel01')): 3, OWLNamedIndividual(IRI('http://dl-learner.org/benchmark/dataset/animals#','cat01')): 4, OWLNamedIndividual(IRI('http://dl-learner.org/benchmark/dataset/animals#','platypus01')): 6, OWLNamedIndividual(IRI('http://dl-learner.org/benchmark/dataset/animals#','croco01')): 3, OWLNamedIndividual(IRI('http://dl-learner.org/benchmark/dataset/animals#','dolphin01')): 5, OWLNamedIndividual(IRI('http://dl-learner.org/benchmark/dataset/animals#','trout01')): 4, OWLNamedIndividual(IRI('http://dl-learner.org/benchmark/dataset/animals#','bat01')): 8, OWLNamedIndividual(IRI('http://dl-learner.org/benchmark/dataset/animals#','eagle01')): 4, OWLNamedIndividual(IRI('http://dl-learner.org/benchmark/dataset/animals#','ostrich01')): 3, OWLNamedIndividual(IRI('http://dl-learner.org/benchmark/dataset/animals#','shark01')): 4}}}</text:p>
          </table:table-cell>
          <table:table-cell office:value-type="string" calcext:value-type="string">
            <text:p>('http://dl-learner.org/benchmark/dataset/animals#snake01',)</text:p>
          </table:table-cell>
          <table:table-cell office:value-type="string" calcext:value-type="string">
            <text:p>('http://dl-learner.org/benchmark/dataset/animals#penguin01', 'http://dl-learner.org/benchmark/dataset/animals#dragon01', 'http://dl-learner.org/benchmark/dataset/animals#herring01', 'http://dl-learner.org/benchmark/dataset/animals#turtle01', 'http://dl-learner.org/benchmark/dataset/animals#dog01', 'http://dl-learner.org/benchmark/dataset/animals#boy01', 'http://dl-learner.org/benchmark/dataset/animals#trex01', 'http://dl-learner.org/benchmark/dataset/animals#lizard01', 'http://dl-learner.org/benchmark/dataset/animals#girl01', 'http://dl-learner.org/benchmark/dataset/animals#eel01', 'http://dl-learner.org/benchmark/dataset/animals#cat01', 'http://dl-learner.org/benchmark/dataset/animals#platypus01', 'http://dl-learner.org/benchmark/dataset/animals#croco01', 'http://dl-learner.org/benchmark/dataset/animals#dolphin01', 'http://dl-learner.org/benchmark/dataset/animals#trout01', 'http://dl-learner.org/benchmark/dataset/animals#bat01', 'http://dl-learner.org/benchmark/dataset/animals#eagle01', 'http://dl-learner.org/benchmark/dataset/animals#ostrich01', 'http://dl-learner.org/benchmark/dataset/animals#shark01'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2T19:30:45.234982531</dc:date>
    <meta:editing-duration>PT1H54M32S</meta:editing-duration>
    <meta:editing-cycles>1</meta:editing-cycles>
    <meta:document-statistic meta:table-count="1" meta:cell-count="210" meta:object-count="0"/>
    <meta:generator>LibreOffice/7.3.7.2$Linux_X86_64 LibreOffice_project/30$Build-2</meta:generator>
  </office:meta>
</office:document-meta>
</file>